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ewsGotT" svg:font-family="NewsGotT"/>
    <style:font-face style:name="Arial1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6.6cm"/>
    </style:style>
    <style:style style:name="co9" style:family="table-column">
      <style:table-column-properties fo:break-before="auto" style:column-width="6.512cm"/>
    </style:style>
    <style:style style:name="co10" style:family="table-column">
      <style:table-column-properties fo:break-before="auto" style:column-width="1.628cm"/>
    </style:style>
    <style:style style:name="co11" style:family="table-column">
      <style:table-column-properties fo:break-before="auto" style:column-width="1.362cm"/>
    </style:style>
    <style:style style:name="co12" style:family="table-column">
      <style:table-column-properties fo:break-before="auto" style:column-width="1.432cm"/>
    </style:style>
    <style:style style:name="co13" style:family="table-column">
      <style:table-column-properties fo:break-before="auto" style:column-width="1.8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.076cm"/>
    </style:style>
    <style:style style:name="co16" style:family="table-column">
      <style:table-column-properties fo:break-before="auto" style:column-width="3.263cm"/>
    </style:style>
    <style:style style:name="co17" style:family="table-column">
      <style:table-column-properties fo:break-before="auto" style:column-width="3.129cm"/>
    </style:style>
    <style:style style:name="co18" style:family="table-column">
      <style:table-column-properties fo:break-before="auto" style:column-width="0.963cm"/>
    </style:style>
    <style:style style:name="co19" style:family="table-column">
      <style:table-column-properties fo:break-before="auto" style:column-width="6.228cm"/>
    </style:style>
    <style:style style:name="co20" style:family="table-column">
      <style:table-column-properties fo:break-before="auto" style:column-width="10.102cm"/>
    </style:style>
    <style:style style:name="co21" style:family="table-column">
      <style:table-column-properties fo:break-before="auto" style:column-width="11.257cm"/>
    </style:style>
    <style:style style:name="co22" style:family="table-column">
      <style:table-column-properties fo:break-before="auto" style:column-width="8.772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.579cm" fo:break-before="auto" style:use-optimal-row-height="true"/>
    </style:style>
    <style:style style:name="ro3" style:family="table-row">
      <style:table-row-properties style:row-height="0.923cm" fo:break-before="auto" style:use-optimal-row-height="true"/>
    </style:style>
    <style:style style:name="ro4" style:family="table-row">
      <style:table-row-properties style:row-height="0.34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0.494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058cm" fo:break-before="auto" style:use-optimal-row-height="false"/>
    </style:style>
    <style:style style:name="ro10" style:family="table-row">
      <style:table-row-properties style:row-height="0.854cm" fo:break-before="auto" style:use-optimal-row-height="fals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683cm" fo:break-before="auto" style:use-optimal-row-height="false"/>
    </style:style>
    <style:style style:name="ro13" style:family="table-row">
      <style:table-row-properties style:row-height="0.718cm" fo:break-before="auto" style:use-optimal-row-height="false"/>
    </style:style>
    <style:style style:name="ro14" style:family="table-row">
      <style:table-row-properties style:row-height="1.552cm" fo:break-before="auto" style:use-optimal-row-height="true"/>
    </style:style>
    <style:style style:name="ro15" style:family="table-row">
      <style:table-row-properties style:row-height="0.614cm" fo:break-before="auto" style:use-optimal-row-height="false"/>
    </style:style>
    <style:style style:name="ro16" style:family="table-row">
      <style:table-row-properties style:row-height="0.512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743cm" fo:break-before="auto" style:use-optimal-row-height="true"/>
    </style:style>
    <style:style style:name="ro19" style:family="table-row">
      <style:table-row-properties style:row-height="3.053cm" fo:break-before="auto" style:use-optimal-row-height="true"/>
    </style:style>
    <style:style style:name="ro20" style:family="table-row">
      <style:table-row-properties style:row-height="1.025cm" fo:break-before="auto" style:use-optimal-row-height="true"/>
    </style:style>
    <style:style style:name="ro21" style:family="table-row">
      <style:table-row-properties style:row-height="0.887cm" fo:break-before="auto" style:use-optimal-row-height="false"/>
    </style:style>
    <style:style style:name="ro22" style:family="table-row">
      <style:table-row-properties style:row-height="2.053cm" fo:break-before="auto" style:use-optimal-row-height="tru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485cm" fo:break-before="auto" style:use-optimal-row-height="false"/>
    </style:style>
    <style:style style:name="ro25" style:family="table-row">
      <style:table-row-properties style:row-height="0.649cm" fo:break-before="auto" style:use-optimal-row-height="false"/>
    </style:style>
    <style:style style:name="ro26" style:family="table-row">
      <style:table-row-properties style:row-height="1.229cm" fo:break-before="auto" style:use-optimal-row-height="false"/>
    </style:style>
    <style:style style:name="ro27" style:family="table-row">
      <style:table-row-properties style:row-height="1.094cm" fo:break-before="auto" style:use-optimal-row-height="false"/>
    </style:style>
    <style:style style:name="ro28" style:family="table-row">
      <style:table-row-properties style:row-height="1.162cm" fo:break-before="auto" style:use-optimal-row-height="false"/>
    </style:style>
    <style:style style:name="ro29" style:family="table-row">
      <style:table-row-properties style:row-height="0.58cm" fo:break-before="auto" style:use-optimal-row-height="false"/>
    </style:style>
    <style:style style:name="ro30" style:family="table-row">
      <style:table-row-properties style:row-height="0.751cm" fo:break-before="auto" style:use-optimal-row-height="false"/>
    </style:style>
    <style:style style:name="ro31" style:family="table-row">
      <style:table-row-properties style:row-height="0.991cm" fo:break-before="auto" style:use-optimal-row-height="false"/>
    </style:style>
    <style:style style:name="ro32" style:family="table-row">
      <style:table-row-properties style:row-height="1.332cm" fo:break-before="auto" style:use-optimal-row-height="true"/>
    </style:style>
    <style:style style:name="ro33" style:family="table-row">
      <style:table-row-properties style:row-height="1.473cm" fo:break-before="auto" style:use-optimal-row-height="true"/>
    </style:style>
    <style:style style:name="ro34" style:family="table-row">
      <style:table-row-properties style:row-height="0.473cm" fo:break-before="auto" style:use-optimal-row-height="true"/>
    </style:style>
    <style:style style:name="ro35" style:family="table-row">
      <style:table-row-properties style:row-height="0.526cm" fo:break-before="auto" style:use-optimal-row-height="true"/>
    </style:style>
    <style:style style:name="ro36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Calibri"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vertical-align="middle"/>
      <style:text-properties fo:font-size="10.5pt" style:font-size-asian="10.5pt" style:font-size-complex="10.5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55e00" style:font-name="Calibri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deb3d" style:font-name="Calibri" fo:font-size="10.5pt" style:font-size-asian="10.5pt" style:font-size-complex="10.5pt"/>
    </style:style>
    <style:style style:name="ce2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dc2300" style:font-name="Calibri" fo:font-size="10.5pt" style:font-size-asian="10.5pt" style:font-size-complex="10.5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Calibri" fo:font-size="10.5pt" style:font-size-asian="10.5pt" style:font-size-complex="10.5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cc66" style:font-name="Calibri" fo:font-size="10.5pt" style:font-size-asian="10.5pt" style:font-size-complex="10.5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39" style:family="table-cell" style:parent-style-name="Default">
      <style:table-cell-properties fo:background-color="#999999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40" style:family="table-cell" style:parent-style-name="Default">
      <style:table-cell-properties fo:background-color="#ff0000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41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42" style:family="table-cell" style:parent-style-name="Default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43" style:family="table-cell" style:parent-style-name="Default">
      <style:table-cell-properties fo:background-color="#999999" fo:wrap-option="wrap" style:vertical-align="middle"/>
      <style:text-properties style:font-name="Calibri" fo:font-size="10.5pt" style:font-size-asian="10.5pt" style:font-size-complex="10.5pt"/>
    </style:style>
    <style:style style:name="ce44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>
      <style:table-cell-properties fo:background-color="#ff0000" fo:wrap-option="wrap" style:vertical-align="middle"/>
      <style:text-properties style:font-name="Calibri" fo:font-size="10.5pt" style:font-size-asian="10.5pt" style:font-size-complex="10.5pt"/>
    </style:style>
    <style:style style:name="ce46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transparent" fo:wrap-option="wrap" style:vertical-align="middle"/>
      <style:text-properties style:font-name="Calibri" fo:font-size="10.5pt" style:font-size-asian="10.5pt" style:font-size-complex="10.5pt"/>
    </style:style>
    <style:style style:name="ce48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999999"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52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53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NewsGotT1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54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b515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" fo:font-size="10.5pt" style:font-name-asian="Microsoft YaHei" style:font-size-asian="10.5pt" style:font-name-complex="Arial1" style:font-size-complex="10.5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63" style:family="table-cell" style:parent-style-name="Default">
      <style:table-cell-properties fo:background-color="#ffd320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NewsGotT1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6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 style:vertical-align="middle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68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sGotT" style:font-size-asian="10.5pt" style:language-asian="en" style:country-asian="US" style:font-style-asian="normal" style:font-weight-asian="normal" style:font-name-complex="NewsGotT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Excel_20_Built-in_20_Normal">
      <style:table-cell-properties fo:wrap-option="wrap" style:vertical-align="middle"/>
      <style:text-properties style:font-name="Calibri" fo:font-size="10.5pt" style:font-size-asian="10.5pt" style:font-size-complex="10.5pt"/>
    </style:style>
    <style:style style:name="ce76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0000"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 style:vertical-align="middle"/>
      <style:text-properties style:font-name="Calibri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80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language-asian="es" style:country-asian="ES" style:font-name-complex="Arial1" style:font-size-complex="10.5pt" style:language-complex="ar" style:country-complex="SA"/>
    </style:style>
    <style:style style:name="ce81" style:family="table-cell" style:parent-style-name="Default">
      <style:table-cell-properties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 style:vertical-align="middle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8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wrap-option="wrap" style:vertical-align="middle"/>
      <style:text-properties style:font-name="Calibri" fo:font-size="10.5pt" style:font-name-asian="Microsoft YaHei" style:font-size-asian="10.5pt" style:font-name-complex="Arial1" style:font-size-complex="10.5pt"/>
    </style:style>
    <style:style style:name="ce88" style:family="table-cell" style:parent-style-name="Default">
      <style:table-cell-properties style:vertical-align="middle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89" style:family="table-cell" style:parent-style-name="Default">
      <style:table-cell-properties fo:wrap-option="wrap" style:vertical-align="middle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90" style:family="table-cell" style:parent-style-name="Default">
      <style:table-cell-properties fo:wrap-option="wrap" style:vertical-align="middle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NewsGotT1" style:font-size-complex="10.5pt" style:language-complex="en" style:country-complex="US"/>
    </style:style>
    <style:style style:name="ce91" style:family="table-cell" style:parent-style-name="Default">
      <style:table-cell-properties style:glyph-orientation-vertical="0" fo:border-bottom="0.035cm solid #000000" fo:background-color="#94bd5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92" style:family="table-cell" style:parent-style-name="Default">
      <style:table-cell-properties style:glyph-orientation-vertical="0" fo:background-color="#94bd5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93" style:family="table-cell" style:parent-style-name="Default">
      <style:table-cell-properties style:glyph-orientation-vertical="0" fo:border-bottom="0.002cm solid #000000" fo:background-color="#94bd5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94" style:family="table-cell" style:parent-style-name="Default">
      <style:table-cell-properties fo:background-color="#94bd5e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5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6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7" style:family="table-cell" style:parent-style-name="Default">
      <style:table-cell-properties fo:background-color="#94bd5e" fo:wrap-option="wrap" style:vertical-align="middle"/>
      <style:text-properties style:font-name="Calibri" fo:font-size="10.5pt" style:font-size-asian="10.5pt" style:font-size-complex="10.5pt"/>
    </style:style>
    <style:style style:name="ce98" style:family="table-cell" style:parent-style-name="Default">
      <style:table-cell-properties fo:background-color="#94bd5e" style:vertical-align="middle"/>
    </style:style>
    <style:style style:name="ce99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00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01" style:family="table-cell" style:parent-style-name="Default">
      <style:table-cell-properties style:glyph-orientation-vertical="0" fo:border-bottom="0.002cm solid #000000" fo:background-color="#ffff99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02" style:family="table-cell" style:parent-style-name="Default">
      <style:table-cell-properties fo:background-color="#ffff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3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4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5" style:family="table-cell" style:parent-style-name="Default">
      <style:table-cell-properties fo:background-color="#ffff99" fo:wrap-option="wrap" style:vertical-align="middle"/>
      <style:text-properties style:font-name="Calibri" fo:font-size="10.5pt" style:font-size-asian="10.5pt" style:font-size-complex="10.5pt"/>
    </style:style>
    <style:style style:name="ce106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0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08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" fo:font-size="10.5pt" style:font-size-asian="10.5pt" style:font-size-complex="10.5pt"/>
    </style:style>
    <style:style style:name="ce109" style:family="table-cell" style:parent-style-name="Default">
      <style:table-cell-properties fo:background-color="#ffcc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0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1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2" style:family="table-cell" style:parent-style-name="Default">
      <style:table-cell-properties fo:background-color="#ffcc99" fo:wrap-option="wrap" style:vertical-align="middle"/>
      <style:text-properties style:font-name="Calibri" fo:font-size="10.5pt" style:font-size-asian="10.5pt" style:font-size-complex="10.5pt"/>
    </style:style>
    <style:style style:name="ce113" style:family="table-cell" style:parent-style-name="Default">
      <style:table-cell-properties style:glyph-orientation-vertical="0" fo:border-bottom="0.035cm solid #000000" fo:background-color="#9966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14" style:family="table-cell" style:parent-style-name="Default">
      <style:table-cell-properties style:glyph-orientation-vertical="0" fo:background-color="#9966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15" style:family="table-cell" style:parent-style-name="Default">
      <style:table-cell-properties style:glyph-orientation-vertical="0" fo:border-bottom="0.002cm solid #000000" fo:background-color="#9966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16" style:family="table-cell" style:parent-style-name="Default">
      <style:table-cell-properties fo:background-color="#9966cc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7" style:family="table-cell" style:parent-style-name="Default">
      <style:table-cell-properties fo:background-color="#999999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8" style:family="table-cell" style:parent-style-name="Default">
      <style:table-cell-properties fo:background-color="#ff0000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9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26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7" style:family="table-cell" style:parent-style-name="Normal_20_2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1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" style:font-size-asian="10.5pt" style:language-asian="es" style:country-asian="ES" style:font-name-complex="Arial" style:font-size-complex="10.5pt" style:language-complex="ar" style:country-complex="SA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1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en" style:country-asian="US" style:font-style-asian="normal" style:font-weight-asian="normal" style:font-name-complex="Tahoma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Microsoft YaHei" style:font-size-asian="10.5pt" style:language-asian="es" style:country-asian="ES" style:font-name-complex="Mangal" style:font-size-complex="10.5pt" style:language-complex="ar" style:country-complex="SA"/>
    </style:style>
    <style:style style:name="ce146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" fo:font-size="10.5pt" style:font-size-asian="10.5pt" style:font-size-complex="10.5pt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Microsoft YaHei" style:font-size-asian="10.5pt" style:language-asian="hi" style:country-asian="IN" style:font-name-complex="Arial1" style:font-size-complex="10.5pt"/>
    </style:style>
    <style:style style:name="ce149" style:family="table-cell" style:parent-style-name="Default" style:data-style-name="N70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50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52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5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55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5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libri" fo:font-size="10.5pt" style:font-size-asian="10.5pt" style:font-size-complex="10.5pt"/>
    </style:style>
    <style:style style:name="ce158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Excel_20_Built-in_20_Normal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1" style:family="table-cell" style:parent-style-name="Excel_20_Built-in_20_Normal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font-name="Calibri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64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0.5pt" style:font-name-asian="Microsoft YaHei" style:font-size-asian="10.5pt" style:language-asian="hi" style:country-asian="IN" style:font-name-complex="Arial1" style:font-size-complex="10.5pt"/>
    </style:style>
    <style:style style:name="ce16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71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fo:font-size="10.5pt" style:font-name-asian="Microsoft YaHei" style:font-size-asian="10.5pt" style:font-name-complex="Arial1" style:font-size-complex="10.5pt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" style:font-name-asian="Microsoft YaHei" style:font-name-complex="Arial1"/>
    </style:style>
    <style:style style:name="ce179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18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Calibri" fo:font-size="10.5pt" style:font-name-asian="Microsoft YaHei" style:font-size-asian="10.5pt" style:font-name-complex="Arial1" style:font-size-complex="10.5pt"/>
    </style:style>
    <style:style style:name="ce18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style:font-size-asian="11pt" style:font-size-complex="11pt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Calibri1" style:font-name-asian="Calibri1" style:language-asian="en" style:country-asian="US" style:font-name-complex="Times New Roman" style:font-size-complex="6.25pt" style:language-complex="ar" style:country-complex="SA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1pt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89" style:family="table-cell" style:parent-style-name="Default">
      <style:table-cell-properties fo:wrap-option="wrap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2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" fo:font-size="10.5pt" fo:language="zxx" fo:country="none" fo:font-style="normal" fo:text-shadow="none" style:text-underline-style="none" fo:font-weight="normal" style:font-name-asian="DejaVu LGC Sans" style:font-size-asian="10.5pt" style:language-asian="zxx" style:country-asian="none" style:font-style-asian="normal" style:font-weight-asian="normal" style:font-name-complex="DejaVu LGC Sans" style:font-size-complex="10.5pt" style:language-complex="zxx" style:country-complex="none" style:font-style-complex="normal" style:font-weight-complex="normal"/>
    </style:style>
    <style:style style:name="ce193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1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97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19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0.5pt" fo:language="en" fo:country="GB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202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style:vertical-align="middle"/>
      <style:text-properties style:text-outline="false" style:text-line-through-style="non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.5pt" fo:language="es" fo:country="ES" style:text-underline-style="solid" style:text-underline-width="auto" style:text-underline-color="font-color" style:font-size-asian="10.5pt" style:language-asian="es" style:country-asian="ES" style:font-name-complex="Times New Roman" style:font-size-complex="10.5pt" style:language-complex="ar" style:country-complex="SA"/>
    </style:style>
    <style:style style:name="ce205" style:family="table-cell" style:parent-style-name="Default">
      <style:table-cell-properties style:vertical-align="middle"/>
      <style:text-properties style:use-window-font-color="true" style:font-name="Calibri1" fo:language="zxx" fo:country="none" style:font-name-asian="Calibri1" style:language-asian="en" style:country-asian="US" style:font-name-complex="Times New Roman" style:font-size-complex="6.25pt" style:language-complex="ar" style:country-complex="SA"/>
    </style:style>
    <style:style style:name="ce2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font-name="Calibri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1pt" fo:language="zxx" fo:country="none" style:font-name-asian="Calibri1" style:font-size-asian="11pt" style:language-asian="en" style:country-asian="US" style:font-name-complex="Times New Roman" style:font-size-complex="6.25pt" style:language-complex="ar" style:country-complex="SA"/>
    </style:style>
    <style:style style:name="ce20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1pt" style:font-name-asian="Microsoft YaHei" style:font-size-asian="11pt" style:font-name-complex="Arial1" style:font-size-complex="11pt"/>
    </style:style>
    <style:style style:name="ce209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13" style:family="table-cell" style:parent-style-name="Default">
      <style:table-cell-properties fo:wrap-option="wrap" style:vertical-align="middle"/>
      <style:text-properties style:use-window-font-color="true" style:font-name="Calibri" fo:font-size="10.5pt" fo:language="zxx" fo:country="none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14" style:family="table-cell" style:parent-style-name="Default">
      <style:table-cell-properties fo:wrap-option="wrap" style:vertical-align="middle"/>
      <style:text-properties fo:color="#000000" style:font-name="Calibri" fo:font-size="10.5pt" style:font-size-asian="10.5pt" style:font-size-complex="10.5pt"/>
    </style:style>
    <style:style style:name="ce215" style:family="table-cell" style:parent-style-name="Default">
      <style:table-cell-properties fo:background-color="#ff0000" fo:wrap-option="wrap" style:vertical-align="middle"/>
      <style:text-properties fo:color="#000000" style:font-name="Calibri" fo:font-size="10.5pt" style:font-size-asian="10.5pt" style:font-size-complex="10.5pt"/>
    </style:style>
    <style:style style:name="ce216" style:family="table-cell" style:parent-style-name="Default">
      <style:table-cell-properties fo:background-color="#666600" fo:wrap-option="wrap" style:vertical-align="middle"/>
      <style:text-properties fo:color="#ffffff" style:font-name="Calibri" fo:font-size="10.5pt" style:font-size-asian="10.5pt" style:font-size-complex="10.5pt"/>
    </style:style>
    <style:style style:name="ce217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3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0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name-asian="Microsoft YaHei"/>
    </style:style>
    <style:style style:name="T3" style:family="text">
      <style:text-properties style:font-size-asian="12pt" style:font-size-complex="6.8000001907348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6.8000001907348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Verdana" fo:font-size="10pt" fo:language="zxx" fo:country="none" fo:font-style="normal" fo:font-weight="normal" style:language-asian="zxx" style:country-asian="none" style:font-size-complex="5.69999980926514pt"/>
    </style:style>
    <style:style style:name="T8" style:family="text">
      <style:text-properties fo:font-size="10.5pt" style:font-name-asian="Arial Unicode MS" style:font-size-asian="10.5pt" style:language-asian="zxx" style:country-asian="none" style:font-size-complex="10.5pt" style:language-complex="zxx" style:country-complex="none"/>
    </style:style>
    <style:style style:name="T9" style:family="text">
      <style:text-properties style:font-size-asian="11pt" style:font-size-complex="11pt"/>
    </style:style>
    <style:style style:name="T10" style:family="text">
      <style:text-properties fo:language="zxx" fo:country="none" style:font-name-asian="Arial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size-asian="10.5pt" style:font-size-complex="10.5pt"/>
    </style:style>
    <style:style style:name="T12" style:family="text">
      <style:text-properties style:text-outline="false" style:text-line-through-style="none" fo:language="zxx" fo:country="none" fo:font-style="normal" fo:text-shadow="none" style:text-underline-style="none" style:text-underline-mode="continuous" style:text-overline-mode="continuous" style:text-line-through-mode="continuous" style:font-name-asian="DejaVu LGC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color="#0000ff" style:font-name="Calibri" fo:font-size="10.5pt" style:text-underline-style="solid" style:text-underline-width="auto" style:text-underline-color="font-color" style:font-name-asian="Calibri" style:font-size-asian="10.5pt" style:font-size-complex="10.5pt"/>
    </style:style>
    <style:style style:name="T14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fo:font-size="10.5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-asian="Microsoft YaHei" style:font-size-asian="11pt" style:font-size-complex="11pt"/>
    </style:style>
    <style:style style:name="T18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alibri" fo:font-size="11pt" fo:language="zxx" fo:country="none" style:font-name-asian="Calibri" style:font-size-asian="11pt" style:language-asian="zxx" style:country-asian="none" style:font-size-complex="6.30000019073486pt" style:language-complex="zxx" style:country-complex="none"/>
    </style:style>
    <style:style style:name="T20" style:family="text">
      <style:text-properties style:font-name-asian="Microsoft YaHei"/>
    </style:style>
    <style:style style:name="T21" style:family="text">
      <style:text-properties fo:language="zxx" fo:country="none" style:font-size-asian="11pt" style:language-asian="zxx" style:country-asian="none" style:font-size-complex="11pt" style:language-complex="zxx" style:country-complex="none"/>
    </style:style>
    <style:style style:name="T22" style:family="text">
      <style:text-properties fo:language="zxx" fo:country="none" style:font-size-asian="10pt" style:language-asian="zxx" style:country-asian="none" style:font-size-complex="5.69999980926514pt" style:language-complex="zxx" style:country-complex="none"/>
    </style:style>
    <style:style style:name="T23" style:family="text">
      <style:text-properties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4" style:family="text">
      <style:text-properties fo:font-size="10pt" fo:language="zxx" fo:country="none" style:font-size-asian="10pt" style:language-asian="zxx" style:country-asian="none" style:font-size-complex="5.69999980926514pt" style:language-complex="zxx" style:country-complex="none"/>
    </style:style>
    <style:style style:name="T25" style:family="text">
      <style:text-properties fo:font-size="12pt" fo:language="zxx" fo:country="none" style:font-size-asian="10pt" style:language-asian="zxx" style:country-asian="none" style:font-size-complex="5.69999980926514pt" style:language-complex="zxx" style:country-complex="none"/>
    </style:style>
    <style:style style:name="T26" style:family="text">
      <style:text-properties fo:color="#355e00"/>
    </style:style>
    <style:style style:name="T27" style:family="text">
      <style:text-properties fo:font-size="12pt"/>
    </style:style>
  </office:automatic-styles>
  <office:body>
    <office:spreadsheet>
      <table:content-validations>
        <table:content-validation table:name="val1" table:condition="of:cell-content-is-in-list(&quot;Si&quot;;&quot;No&quot;;&quot;&quot;)" table:allow-empty-cell="true" table:display-list="unsorted" table:base-cell-address="'COMPLETAR - Nueva Lista'.B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2" table:condition="of:cell-content-is-in-list(&quot;A y B&quot;;&quot;C&quot;;&quot;D1&quot;;&quot;D2&quot;)" table:allow-empty-cell="true" table:display-list="unsorted" table:base-cell-address="'COMPLETAR - Nueva Lista'.D4"/>
        <table:content-validation table:name="val3" table:condition="of:cell-content-is-in-list(&quot;X&quot;;&quot;0&quot;)" table:allow-empty-cell="true" table:display-list="unsorted" table:base-cell-address="'COMPLETAR - Nueva Lista'.G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4" table:condition="of:cell-content-is-in-list(&quot;X&quot;;&quot;0&quot;;&quot;&quot;)" table:allow-empty-cell="true" table:display-list="unsorted" table:base-cell-address="'COMPLETAR - Nueva Lista'.H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5" table:condition="of:cell-content-is-in-list(&quot;X&quot;;&quot;0&quot;;&quot;&quot;)" table:allow-empty-cell="true" table:display-list="unsorted" table:base-cell-address="'COMPLETAR - Nueva Lista'.I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6" table:condition="of:cell-content-is-in-list(&quot;Si&quot;;&quot;Si - No registrado&quot;;&quot;No&quot;)" table:allow-empty-cell="true" table:display-list="unsorted" table:base-cell-address="'COMPLETAR - Nueva Lista'.N200"/>
      </table:content-validations>
      <table:table table:name="COMPLETAR - Nueva Lista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visibility="collapse" table:default-cell-style-name="Default"/>
        <table:table-column table:style-name="co5" table:number-columns-repeated="1003" table:default-cell-style-name="Default"/>
        <table:table-row table:style-name="ro1">
          <table:table-cell table:style-name="ce1" office:value-type="string">
            <text:p>ID Siebel</text:p>
          </table:table-cell>
          <table:table-cell table:style-name="ce17" office:value-type="string">
            <text:p>ID NAOS</text:p>
          </table:table-cell>
          <table:table-cell table:style-name="ce17" office:value-type="string">
            <text:p>Conformidad</text:p>
          </table:table-cell>
          <table:table-cell table:style-name="ce17" office:value-type="string">
            <text:p>Grupo</text:p>
          </table:table-cell>
          <table:table-cell table:style-name="ce17" office:value-type="string">
            <text:p>Acrónimo Organismo</text:p>
          </table:table-cell>
          <table:table-cell table:style-name="ce17" office:value-type="string">
            <text:p>Descripción Organismo</text:p>
          </table:table-cell>
          <table:table-cell table:style-name="ce17" office:value-type="string">
            <text:p>Rama LDAP en NAOS</text:p>
          </table:table-cell>
          <table:table-cell table:style-name="ce17" office:value-type="string">
            <text:p>Nombre y Apellidos</text:p>
          </table:table-cell>
          <table:table-cell table:style-name="ce17" office:value-type="string">
            <text:p>Cargo</text:p>
          </table:table-cell>
          <table:table-cell table:style-name="ce91" office:value-type="string">
            <text:p>ROLES</text:p>
          </table:table-cell>
          <table:table-cell table:style-name="ce99"/>
          <table:table-cell table:style-name="ce106" table:number-columns-repeated="3"/>
          <table:table-cell table:style-name="ce113"/>
          <table:table-cell table:style-name="ce17" office:value-type="string">
            <text:p>Tel. Fijo</text:p>
          </table:table-cell>
          <table:table-cell table:style-name="ce17" office:value-type="string">
            <text:p>Tel Móvil</text:p>
          </table:table-cell>
          <table:table-cell table:style-name="ce17"/>
          <table:table-cell table:style-name="ce168" office:value-type="string">
            <text:p>Uid corporativo</text:p>
          </table:table-cell>
          <table:table-cell table:style-name="ce168" office:value-type="string">
            <text:p>E-mail</text:p>
          </table:table-cell>
          <table:table-cell table:style-name="ce210" office:value-type="string">
            <text:p>Observaciones</text:p>
          </table:table-cell>
          <table:table-cell table:style-name="ce42" table:number-columns-repeated="1003"/>
        </table:table-row>
        <table:table-row table:style-name="ro1">
          <table:table-cell table:style-name="ce2"/>
          <table:table-cell table:style-name="ce18" table:number-columns-repeated="8"/>
          <table:table-cell table:style-name="ce92" office:value-type="string">
            <text:p>Representante</text:p>
          </table:table-cell>
          <table:table-cell table:style-name="ce100" office:value-type="string">
            <text:p>Dinamizador</text:p>
          </table:table-cell>
          <table:table-cell table:style-name="ce107" office:value-type="string" table:number-columns-spanned="3" table:number-rows-spanned="1">
            <text:p>Técnico</text:p>
          </table:table-cell>
          <table:covered-table-cell table:style-name="ce107"/>
          <table:covered-table-cell table:style-name="ce107"/>
          <table:table-cell table:style-name="ce114" office:value-type="string">
            <text:p>Acc. MOS</text:p>
          </table:table-cell>
          <table:table-cell table:style-name="ce18" table:number-columns-repeated="3"/>
          <table:table-cell table:style-name="ce169" table:number-columns-repeated="2"/>
          <table:table-cell table:style-name="ce211"/>
          <table:table-cell table:style-name="ce42" table:number-columns-repeated="1003"/>
        </table:table-row>
        <table:table-row table:style-name="ro2">
          <table:table-cell table:style-name="ce3"/>
          <table:table-cell table:style-name="ce19" table:number-columns-repeated="8"/>
          <table:table-cell table:style-name="ce93"/>
          <table:table-cell table:style-name="ce101"/>
          <table:table-cell table:style-name="ce108" office:value-type="string">
            <text:p>BBDD (DBA)</text:p>
          </table:table-cell>
          <table:table-cell table:style-name="ce108" office:value-type="string">
            <text:p>Sv. Aplicaciones</text:p>
            <text:p>(Adm. Sistemas)</text:p>
          </table:table-cell>
          <table:table-cell table:style-name="ce108" office:value-type="string">
            <text:p>Otros</text:p>
          </table:table-cell>
          <table:table-cell table:style-name="ce115"/>
          <table:table-cell table:style-name="ce19" table:number-columns-repeated="2"/>
          <table:table-cell table:style-name="ce19" office:value-type="string">
            <text:p>RP</text:p>
          </table:table-cell>
          <table:table-cell table:style-name="ce170" table:number-columns-repeated="2"/>
          <table:table-cell table:style-name="ce212"/>
          <table:table-cell table:style-name="ce42" table:number-columns-repeated="1003"/>
        </table:table-row>
        <table:table-row table:style-name="ro1">
          <table:table-cell table:style-name="ce4" office:value-type="string" table:number-columns-spanned="5" table:number-rows-spanned="1">
            <text:p>Organismos grupos A y B – Consejerías y SAE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54"/>
          <table:table-cell table:style-name="ce4" table:number-columns-repeated="9"/>
          <table:table-cell table:style-name="ce54" table:number-columns-repeated="2"/>
          <table:table-cell table:style-name="ce4" table:number-columns-repeated="3"/>
          <table:table-cell table:style-name="ce216" table:number-columns-repeated="1003"/>
        </table:table-row>
        <table:table-row table:style-name="ro1">
          <table:table-cell table:style-name="ce5" office:value-type="string">
            <text:p>1-4711768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42" office:value-type="string">
            <text:p>María de la Peña Mate Aranda</text:p>
          </table:table-cell>
          <table:table-cell table:style-name="ce42" office:value-type="string">
            <text:p>Jefa del Servicio de Informática de la Secretaría General Técn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20" office:value-type="float" office:value="763997">
            <text:p>763997</text:p>
          </table:table-cell>
          <table:table-cell table:style-name="ce20"/>
          <table:table-cell table:style-name="ce16" office:value-type="string">
            <text:p>mariap.mate</text:p>
          </table:table-cell>
          <table:table-cell table:style-name="ce5" office:value-type="string">
            <text:p><text:a xlink:href="mailto:mariap.mate@juntadeandalucia.es">mariap.mate@juntadeandalucia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11794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Ángel Casaseca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120" office:value-type="float" office:value="742494">
            <text:p>742494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angel.casaseca</text:p>
          </table:table-cell>
          <table:table-cell table:style-name="ce186" office:value-type="string">
            <text:p><text:a xlink:href="mailto:angel.casaseca@juntadeandalucia.es">angel.casaseca@juntadeandalucia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917924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José María Peche Carracedo 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7"/>
          <table:table-cell table:style-name="ce120" office:value-type="float" office:value="677904235">
            <text:p>677904235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josem.peche.ext</text:p>
          </table:table-cell>
          <table:table-cell table:style-name="ce186" office:value-type="string">
            <text:p><text:span text:style-name="T4"><text:a xlink:href="mailto:josem.peche.ext@juntadeandalucia.es">josem.peche.ext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917924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Jesús Calderón Galán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7"/>
          <table:table-cell table:style-name="ce120" office:value-type="float" office:value="670949598">
            <text:p>670949598</text:p>
          </table:table-cell>
          <table:table-cell table:style-name="ce120"/>
          <table:table-cell table:style-name="ce16" office:value-type="string">
            <text:p>manuelj.calderon.ext</text:p>
          </table:table-cell>
          <table:table-cell table:style-name="ce186" office:value-type="string">
            <text:p><text:span text:style-name="T4"><text:a xlink:href="mailto:manuelj.calderon.ext@juntadeandalucia.es">manuelj.calderon.ext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917924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Antonio Godoy Rodríguez</text:p>
          </table:table-cell>
          <table:table-cell table:style-name="ce66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677904234">
            <text:p>677904234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antoniom.godoy.ext</text:p>
          </table:table-cell>
          <table:table-cell table:style-name="ce186" office:value-type="string">
            <text:p><text:span text:style-name="T4"><text:a xlink:href="mailto:antoniom.godoy.ext@juntadeandalucia.es">antoniom.godoy.ext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917924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66" office:value-type="string">
            <text:p>David Sánchez de Alcázar Cruz</text:p>
          </table:table-cell>
          <table:table-cell table:style-name="ce66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670949798">
            <text:p>670949798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david.sanchez.alcazarcruz.ext</text:p>
          </table:table-cell>
          <table:table-cell table:style-name="ce186" office:value-type="string">
            <text:p><text:span text:style-name="T4"><text:a xlink:href="mailto:david.sanchez.alcazarcruz.ext@juntadeandalucia.es">david.sanchez.alcazarcruz.ext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70764448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25" office:value-type="string">
            <text:p>Raúl Casado Piqueras </text:p>
          </table:table-cell>
          <table:table-cell table:style-name="ce42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7"/>
          <table:table-cell table:style-name="ce120" office:value-type="float" office:value="677904237">
            <text:p>677904237</text:p>
          </table:table-cell>
          <table:table-cell table:style-name="ce150" office:value-type="string">
            <text:p>X</text:p>
          </table:table-cell>
          <table:table-cell table:style-name="ce16" office:value-type="string">
            <text:p>raul.casado.ext</text:p>
          </table:table-cell>
          <table:table-cell table:style-name="ce186" office:value-type="string">
            <text:p><text:a xlink:href="mailto:raul.casado.ext@juntadeandalucia.es">raul.casado.ext@juntadeandalucia.es</text:a> 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73127791</text:p>
          </table:table-cell>
          <table:table-cell table:style-name="ce21" office:value-type="float" office:value="90447">
            <text:p>90447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LRI</text:p>
          </table:table-cell>
          <table:table-cell table:style-name="ce48" office:value-type="string">
            <text:p>Consejería de Administración Local y Relaciones Institucionales</text:p>
          </table:table-cell>
          <table:table-cell table:style-name="ce55"/>
          <table:table-cell table:style-name="ce42" office:value-type="string">
            <text:p>Manuel Galán Moreno</text:p>
          </table:table-cell>
          <table:table-cell table:style-name="ce42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0"/>
          <table:table-cell table:style-name="ce120" office:value-type="string">
            <text:p>677904246/734246</text:p>
          </table:table-cell>
          <table:table-cell table:style-name="ce120"/>
          <table:table-cell table:style-name="ce16" office:value-type="string">
            <text:p>manuel.galan.moreno.ext</text:p>
          </table:table-cell>
          <table:table-cell table:style-name="ce5" office:value-type="string">
            <text:p><text:a xlink:href="mailto:manuel.galan.moreno.ext@juntadeandalucia.es">manuel.galan.moreno.ext@juntadeandalucia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4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 table:number-columns-repeated="1004"/>
        </table:table-row>
        <table:table-row table:style-name="ro3">
          <table:table-cell table:style-name="ce7"/>
          <table:table-cell table:style-name="ce20" office:value-type="float" office:value="200207">
            <text:p>200207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Juan Luis Ceada</text:p>
          </table:table-cell>
          <table:table-cell table:style-name="ce42" office:value-type="string">
            <text:p>Jefe de Servicio de Informática <text:s/>(Secretaría General Técnica)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122" office:value-type="string">
            <text:p><text:span text:style-name="T8">955032496/</text:span></text:p>
            <text:p><text:span text:style-name="T8">332496</text:span></text:p>
          </table:table-cell>
          <table:table-cell table:style-name="ce125" office:value-type="string">
            <text:p>670945876/ 745876</text:p>
          </table:table-cell>
          <table:table-cell table:style-name="ce151" office:value-type="string">
            <text:p>X</text:p>
          </table:table-cell>
          <table:table-cell table:style-name="ce16" office:value-type="string">
            <text:p>juanl.ceada</text:p>
          </table:table-cell>
          <table:table-cell table:style-name="ce7" office:value-type="string">
            <text:p><text:a xlink:href="mailto:juanl.ceada@juntadeandalucia.es">juanl.ceada@juntadeandalucia.es</text:a></text:p>
          </table:table-cell>
          <table:table-cell table:style-name="ce7"/>
          <table:table-cell table:style-name="ce42" table:number-columns-repeated="1003"/>
        </table:table-row>
        <table:table-row table:style-name="ro1">
          <table:table-cell table:style-name="ce5" office:value-type="string">
            <text:p>1-4711639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Carmen Garrido Granado</text:p>
          </table:table-cell>
          <table:table-cell table:style-name="ce42" office:value-type="string">
            <text:p>Responsable Área de Sistemas y Comunicaciones Del Servicio de Informátic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34" office:value-type="string">
            <text:p>332190/</text:p>
            <text:p>955024963</text:p>
          </table:table-cell>
          <table:table-cell table:style-name="ce34" office:value-type="float" office:value="768532">
            <text:p>768532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mariac.garrido.granado</text:p>
          </table:table-cell>
          <table:table-cell table:style-name="ce14" office:value-type="string">
            <text:p><text:a xlink:href="mailto:mariac.garrido.granado@juntadeandalucia.es">mariac.garrido.granado@juntadeandalucia.es</text:a></text:p>
          </table:table-cell>
          <table:table-cell table:style-name="ce42" office:value-type="string">
            <text:p>PS PROACTIVA,RESUELTA.PENDIENTE CONFORMIDAD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Sergio Díaz Rui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3" office:value-type="float" office:value="955032498">
            <text:p>955032498</text:p>
          </table:table-cell>
          <table:table-cell table:style-name="ce123" office:value-type="float" office:value="697950999">
            <text:p>697950999</text:p>
          </table:table-cell>
          <table:table-cell table:style-name="ce123"/>
          <table:table-cell table:style-name="ce16" office:value-type="string">
            <text:p>sergio.diaz</text:p>
          </table:table-cell>
          <table:table-cell table:style-name="ce187" office:value-type="string">
            <text:p><text:a xlink:href="mailto:sergio.diaz@juntadeandalucia.es">sergio.diaz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Rosario Núñez Pérez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198">
            <text:p>955032198</text:p>
          </table:table-cell>
          <table:table-cell table:style-name="ce34"/>
          <table:table-cell table:style-name="ce34" office:value-type="string">
            <text:p>X</text:p>
          </table:table-cell>
          <table:table-cell table:style-name="ce16" office:value-type="string">
            <office:annotation draw:style-name="gr1" draw:text-style-name="P1" svg:width="10.496cm" svg:height="2.936cm" svg:x="39.049cm" svg:y="12.161cm" draw:caption-point-x="-0.61cm" draw:caption-point-y="7.906cm">
              <dc:date>2014-10-22T00:00:00</dc:date>
              <text:p text:style-name="P1"><text:span text:style-name="T1">Utiliza el ext (para NAOS y MOS) porque está en la rama CAPDER, que es el organismo para el que trabaja. </text:span></text:p>
              <text:p text:style-name="P1"><text:span text:style-name="T1"/></text:p>
              <text:p text:style-name="P1"><text:span text:style-name="T1">El usuario mariac.nunez.perez está en AGAPA, que es el organismo al que pertenece</text:span></text:p>
            </office:annotation>
            <text:p>rosario.nunez.ext</text:p>
          </table:table-cell>
          <table:table-cell table:style-name="ce14" office:value-type="string">
            <text:p><text:a xlink:href="mailto:mariar.nunez.perez@juntadeandalucia.es">mariar.nunez.perez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Antonio Moreno Vicente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3" office:value-type="float" office:value="955032689">
            <text:p>955032689</text:p>
          </table:table-cell>
          <table:table-cell table:style-name="ce123" office:value-type="string">
            <text:p> </text:p>
          </table:table-cell>
          <table:table-cell table:style-name="ce123" office:value-type="string">
            <text:p>X</text:p>
          </table:table-cell>
          <table:table-cell table:style-name="ce16" office:value-type="string">
            <text:p>antonio.moreno.v.ext</text:p>
          </table:table-cell>
          <table:table-cell table:style-name="ce187" office:value-type="string">
            <text:p><text:a xlink:href="mailto:antonio.moreno@sopragroup.com">antonio.moreno@sopragroup.com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Lourdes Pérez Gómez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548">
            <text:p>955032548</text:p>
          </table:table-cell>
          <table:table-cell table:style-name="ce140"/>
          <table:table-cell table:style-name="ce34" office:value-type="string">
            <text:p>X</text:p>
          </table:table-cell>
          <table:table-cell table:style-name="ce16" office:value-type="string">
            <text:p>lourdes.perez.ext</text:p>
          </table:table-cell>
          <table:table-cell table:style-name="ce14" office:value-type="string">
            <text:p><text:a xlink:href="mailto:lourdes.perez.ext@juntadeandalucia.es">lourdes.perez.ext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Agustín Mula González</text:p>
          </table:table-cell>
          <table:table-cell table:style-name="ce42" office:value-type="string">
            <text:p>Coordinación Soporte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3" office:value-type="float" office:value="955032691">
            <text:p>955032691</text:p>
          </table:table-cell>
          <table:table-cell table:style-name="ce23" office:value-type="float" office:value="652186565">
            <text:p>652186565</text:p>
          </table:table-cell>
          <table:table-cell table:style-name="ce23"/>
          <table:table-cell table:style-name="ce16" office:value-type="string">
            <text:p>agustin.m.gonzalez.ext</text:p>
          </table:table-cell>
          <table:table-cell table:style-name="ce187" office:value-type="string">
            <text:p><text:a xlink:href="mailto:agustin.m.gonzalez.ext@juntadeandalucia.es">agustin.m.gonzalez.ext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Jose Andrés Tinoco</text:p>
          </table:table-cell>
          <table:table-cell table:style-name="ce42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651">
            <text:p>955032651</text:p>
          </table:table-cell>
          <table:table-cell table:style-name="ce34"/>
          <table:table-cell table:style-name="ce34" office:value-type="string">
            <text:p>X</text:p>
          </table:table-cell>
          <table:table-cell table:style-name="ce16" office:value-type="string">
            <text:p>josea.tinoco</text:p>
          </table:table-cell>
          <table:table-cell table:style-name="ce14" office:value-type="string">
            <text:p><text:a xlink:href="mailto:josea.tinoco@juntadeandalucia.es">josea.tinoco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Manuel Pérez Ron</text:p>
          </table:table-cell>
          <table:table-cell table:style-name="ce42" office:value-type="string">
            <text:p>Administrador de servidores de aplicaciones Weblogic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549">
            <text:p>955032549</text:p>
          </table:table-cell>
          <table:table-cell table:style-name="ce34" office:value-type="float" office:value="648540255">
            <text:p>648540255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manuel.perez.ron.ext</text:p>
          </table:table-cell>
          <table:table-cell table:style-name="ce14" office:value-type="string">
            <text:p><text:a xlink:href="mailto:manuel.perez.ron.ext@juntadeandalucia.es">manuel.perez.ron.ext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38148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42" office:value-type="string">
            <text:p>Antonio Gutiérrez Almansa</text:p>
          </table:table-cell>
          <table:table-cell table:style-name="ce42" office:value-type="string">
            <text:p>Administrador de servidores de aplicaciones Weblogic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32533">
            <text:p>955032533</text:p>
          </table:table-cell>
          <table:table-cell table:style-name="ce34" office:value-type="float" office:value="610264273">
            <text:p>610264273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antonio.gutierrez.a.ext</text:p>
          </table:table-cell>
          <table:table-cell table:style-name="ce14" office:value-type="string">
            <text:p><text:a xlink:href="mailto:antonio.gutierrez.a.ext@juntadeandalucia.es">antonio.gutierrez.a.ext@juntadeandalucia.es</text:a></text:p>
          </table:table-cell>
          <table:table-cell table:style-name="ce42" office:value-type="string">
            <text:p>PS PROACTIVA ,que incluye Datos Técnicos: RESUELTA. Se reciben cambios en acceso a Mos, y se indica No conforme. RESUELTA de nuevo y CONFORME</text:p>
          </table:table-cell>
          <table:table-cell table:style-name="ce42" table:number-columns-repeated="1003"/>
        </table:table-row>
        <table:table-row table:style-name="ro6">
          <table:table-cell table:style-name="ce5"/>
          <table:table-cell table:style-name="ce23" office:value-type="float" office:value="200441">
            <text:p>20044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10" office:value-type="string">
            <text:p>Javier López López </text:p>
          </table:table-cell>
          <table:table-cell table:style-name="ce42" office:value-type="string">
            <text:p>Administrador de servidores de aplicaciones Weblogic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4" office:value-type="float" office:value="955032521">
            <text:p>955032521</text:p>
          </table:table-cell>
          <table:table-cell table:style-name="ce34" table:number-columns-repeated="2"/>
          <table:table-cell table:style-name="ce10" office:value-type="string">
            <text:p>javier.lopez.lopez.ext</text:p>
          </table:table-cell>
          <table:table-cell table:style-name="ce83" office:value-type="string">
            <text:p><text:a xlink:href="mailto:javier.lopez.lopez.ext@juntadeandalucia.es">javier.lopez.lopez.ext@juntadeandalucia.es</text:a> 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/>
          <table:table-cell table:style-name="ce23" office:value-type="float" office:value="200441">
            <text:p>20044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APDER</text:p>
          </table:table-cell>
          <table:table-cell table:style-name="ce50" office:value-type="string">
            <text:p>Consejería de Agricultura, Pesca y Desarrollo Rural</text:p>
          </table:table-cell>
          <table:table-cell table:style-name="ce57"/>
          <table:table-cell table:style-name="ce10" office:value-type="string">
            <text:p>Javier López Fernandez </text:p>
          </table:table-cell>
          <table:table-cell table:style-name="ce42" office:value-type="string">
            <text:p>Administrador de servidores de aplicaciones Weblogic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4" office:value-type="float" office:value="955032636">
            <text:p>955032636</text:p>
          </table:table-cell>
          <table:table-cell table:style-name="ce34"/>
          <table:table-cell table:style-name="ce152"/>
          <table:table-cell table:style-name="ce10" office:value-type="string">
            <text:p>javier.lopez.fe.ext</text:p>
          </table:table-cell>
          <table:table-cell table:style-name="ce83" office:value-type="string">
            <text:p><text:a xlink:href="mailto:javier.lopez.fe.ext@juntadeandalucia.es">javier.lopez.fe.ext@juntadeandalucia.es</text:a> 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24489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Emilio Martínez Force</text:p>
          </table:table-cell>
          <table:table-cell table:style-name="ce42" office:value-type="string">
            <text:p>Jefe de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5036408/</text:p>
            <text:p>336408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emilio.martinez.force</text:p>
          </table:table-cell>
          <table:table-cell table:style-name="ce188" office:value-type="string">
            <text:p><text:a xlink:href="mailto:emilio.martinez.force@juntadeandalucia.es">emilio.martinez.force@juntadeandalucia.es</text:a></text:p>
          </table:table-cell>
          <table:table-cell table:style-name="ce42" office:value-type="string">
            <text:p>PS correo ,como respuesta al correo Institucional: RESUELTA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25565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Rafael García Ropero</text:p>
          </table:table-cell>
          <table:table-cell table:style-name="ce67" office:value-type="string">
            <text:p>Jefe del área de Sistemas y Explota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5" office:value-type="string">
            <text:p>955036524/</text:p>
            <text:p>336524</text:p>
          </table:table-cell>
          <table:table-cell table:style-name="ce125" office:value-type="float" office:value="747931">
            <text:p>747931</text:p>
          </table:table-cell>
          <table:table-cell table:style-name="ce125" office:value-type="string">
            <text:p>X</text:p>
          </table:table-cell>
          <table:table-cell table:style-name="ce16" office:value-type="string">
            <text:p>rafael.garcia.r</text:p>
          </table:table-cell>
          <table:table-cell table:style-name="ce188" office:value-type="string">
            <text:p><text:a xlink:href="mailto:rafael.garcia.r@juntadeandalucia.es">rafael.garcia.r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25565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José Carlos Ramírez Pérez</text:p>
          </table:table-cell>
          <table:table-cell table:style-name="ce42" office:value-type="string">
            <text:p>Analist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5" office:value-type="string">
            <text:p>955036504/</text:p>
            <text:p>336504</text:p>
          </table:table-cell>
          <table:table-cell table:style-name="ce125" office:value-type="float" office:value="747110">
            <text:p>747110</text:p>
          </table:table-cell>
          <table:table-cell table:style-name="ce125" office:value-type="string">
            <text:p>X</text:p>
          </table:table-cell>
          <table:table-cell table:style-name="ce16" office:value-type="string">
            <text:p>josec.ramirez</text:p>
          </table:table-cell>
          <table:table-cell table:style-name="ce188" office:value-type="string">
            <text:p><text:a xlink:href="mailto:josec.ramirez@juntadeandalucia.es">josec.ramirez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6">
          <table:table-cell table:style-name="ce5" office:value-type="string">
            <text:p>1-4725565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José Antonio Granados Reifs</text:p>
          </table:table-cell>
          <table:table-cell table:style-name="ce67" office:value-type="string">
            <text:p>DBA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string">
            <text:p>955036481 </text:p>
            <text:p>(336481)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antonio.granados.ext</text:p>
          </table:table-cell>
          <table:table-cell table:style-name="ce14" office:value-type="string">
            <text:p><text:a xlink:href="mailto:jantonio.granados.ext@juntadeandalucia.es">jantonio.granados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3" table:number-columns-repeated="1003"/>
        </table:table-row>
        <table:table-row table:style-name="ro3">
          <table:table-cell table:style-name="ce5" office:value-type="string">
            <text:p>1-4725565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CUL</text:p>
          </table:table-cell>
          <table:table-cell table:style-name="ce51" office:value-type="string">
            <text:p>Consejería de Educación, Cultura y Deporte – Área de Cultura</text:p>
          </table:table-cell>
          <table:table-cell table:style-name="ce58" office:value-type="string">
            <text:p>CCD</text:p>
          </table:table-cell>
          <table:table-cell table:style-name="ce42" office:value-type="string">
            <text:p>José Ramón López Rojas</text:p>
          </table:table-cell>
          <table:table-cell table:style-name="ce71" office:value-type="string">
            <text:p>DBA ju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34" office:value-type="string">
            <text:p>955036522 </text:p>
            <text:p>(336522)</text:p>
          </table:table-cell>
          <table:table-cell table:style-name="ce20"/>
          <table:table-cell table:style-name="ce153" office:value-type="string">
            <text:p>X</text:p>
          </table:table-cell>
          <table:table-cell table:style-name="ce16" office:value-type="string">
            <text:p>joseramon.lopez.ext</text:p>
          </table:table-cell>
          <table:table-cell table:style-name="ce14" office:value-type="string">
            <text:p><text:a xlink:href="mailto:joseramon.lopez.ext@juntadeandalucia.es">joseramon.lopez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148760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Julio Zabala Silva</text:p>
          </table:table-cell>
          <table:table-cell table:style-name="ce42" office:value-type="string">
            <text:p>Jefe Servicio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635502">
            <text:p>63550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ulio.zabala</text:p>
          </table:table-cell>
          <table:table-cell table:style-name="ce5" office:value-type="string">
            <text:p><text:a xlink:href="mailto:julio.zabala@juntadeandalucia.es">julio.zabala@juntadeandalucia.es</text:a></text:p>
          </table:table-cell>
          <table:table-cell table:style-name="ce42" office:value-type="string">
            <text:p>PS correo ,como respuesta al correo Institucional: RESUELTA</text:p>
          </table:table-cell>
          <table:table-cell table:style-name="ce42" table:number-columns-repeated="1003"/>
        </table:table-row>
        <table:table-row table:style-name="ro3">
          <table:table-cell table:style-name="ce5"/>
          <table:table-cell table:style-name="ce20" office:value-type="float" office:value="200602">
            <text:p>200602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Nicolás Vázquez Velasco 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No</text:p>
          </table:table-cell>
          <table:table-cell table:style-name="ce20"/>
          <table:table-cell table:style-name="ce20" office:value-type="float" office:value="633685">
            <text:p>633685</text:p>
          </table:table-cell>
          <table:table-cell table:style-name="ce153" office:value-type="string">
            <text:p>X</text:p>
          </table:table-cell>
          <table:table-cell table:style-name="ce172" office:value-type="string">
            <text:p>nicolas.vazquez</text:p>
          </table:table-cell>
          <table:table-cell table:style-name="ce14" office:value-type="string">
            <text:p>nicolas.vazquez@juntadeandalucia.es</text:p>
          </table:table-cell>
          <table:table-cell table:style-name="ce42" table:number-columns-repeated="1004"/>
        </table:table-row>
        <table:table-row table:style-name="ro8">
          <table:table-cell table:style-name="ce5" office:value-type="string">
            <text:p>1-4716424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67" office:value-type="string">
            <text:p>Juan Manuel Marín Sánche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5" office:value-type="float" office:value="633684">
            <text:p>633684</text:p>
          </table:table-cell>
          <table:table-cell table:style-name="ce154"/>
          <table:table-cell table:style-name="ce16" office:value-type="string">
            <text:p>juanm.marin.ext</text:p>
          </table:table-cell>
          <table:table-cell table:style-name="ce14" office:value-type="string">
            <text:p><text:a xlink:href="mailto:juanm.marin.ext@juntadeandalucia.es">juanm.marin.ext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16424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Leopoldo Coronel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float" office:value="633695">
            <text:p>633695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leopoldo.coronel.ext</text:p>
          </table:table-cell>
          <table:table-cell table:style-name="ce14" office:value-type="string">
            <text:p><text:a xlink:href="mailto:leopoldo.coronel.ext@juntadeandalucia.es">leopoldo.coronel.ext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16424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Javier Palacios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float" office:value="633732">
            <text:p>633732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javier.palacios.ext</text:p>
          </table:table-cell>
          <table:table-cell table:style-name="ce14" office:value-type="string">
            <text:p><text:a xlink:href="mailto:javier.palacios.ext@juntadeandalucia.es">javier.palacios.ext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16424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César García Agudo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34" office:value-type="float" office:value="633732">
            <text:p>633732</text:p>
          </table:table-cell>
          <table:table-cell table:style-name="ce34"/>
          <table:table-cell table:style-name="ce16" office:value-type="string">
            <text:p>cesar.garcia.agudo.ext</text:p>
          </table:table-cell>
          <table:table-cell table:style-name="ce14" office:value-type="string">
            <text:p><text:a xlink:href="mailto:cesar.garcia.agudo.ext@juntadeandalucia.es">cesar.garcia.agudo.ext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164247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Javier Duque Pintor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34" office:value-type="float" office:value="744210">
            <text:p>744210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franciscoj.duque</text:p>
          </table:table-cell>
          <table:table-cell table:style-name="ce14" office:value-type="string">
            <text:p><text:a xlink:href="mailto:franciscoj.duque@juntadeandalucia.es">franciscoj.duque@juntadeandalucia.es</text:a></text:p>
          </table:table-cell>
          <table:table-cell table:style-name="ce42" office:value-type="string">
            <text:p>PS PROACTIVA que incluye Datos Enlace Dinamizador y Datos Técnicos:RESUELTA. Envia datos modificados de nuevo,indico No Conforme, actualizo datos, y resuelvo de nuevo. PENDIENTE CONFORMIDAD</text:p>
          </table:table-cell>
          <table:table-cell table:style-name="ce42" table:number-columns-repeated="1003"/>
        </table:table-row>
        <table:table-row table:style-name="ro9">
          <table:table-cell table:style-name="ce5" office:value-type="string">
            <text:p>1-76614939 </text:p>
          </table:table-cell>
          <table:table-cell table:style-name="ce24" office:value-type="float" office:value="93187">
            <text:p>93187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42" office:value-type="string">
            <text:p>Jose Luis Heredia Amaya </text:p>
          </table:table-cell>
          <table:table-cell table:style-name="ce42" office:value-type="string">
            <text:p>Técnico BBD y Sv. aplicacione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5"/>
          <table:table-cell table:style-name="ce23" office:value-type="float" office:value="633693">
            <text:p>633693</text:p>
          </table:table-cell>
          <table:table-cell table:style-name="ce155" office:value-type="string">
            <text:p>X</text:p>
          </table:table-cell>
          <table:table-cell table:style-name="ce16" office:value-type="string">
            <text:p>josel.heredia.ext</text:p>
          </table:table-cell>
          <table:table-cell table:style-name="ce25" office:value-type="string">
            <text:p><text:a xlink:href="mailto:josel.heredia.ext@juntadeandalucia.es">josel.heredia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1">
          <table:table-cell table:style-name="ce5" office:value-type="string">
            <text:p><text:s/>1-65923626</text:p>
          </table:table-cell>
          <table:table-cell table:style-name="ce24" office:value-type="float" office:value="83098">
            <text:p>83098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CD-EDU</text:p>
          </table:table-cell>
          <table:table-cell table:style-name="ce51" office:value-type="string">
            <text:p>Consejería de Educación, Cultura y Deporte – Área de Educación</text:p>
          </table:table-cell>
          <table:table-cell table:style-name="ce58" office:value-type="string">
            <text:p>CED</text:p>
          </table:table-cell>
          <table:table-cell table:style-name="ce68" office:value-type="string">
            <text:p>Rafael Mancebo </text:p>
          </table:table-cell>
          <table:table-cell table:style-name="ce68" office:value-type="string">
            <text:p>servicio de informática de la Consejería de Educación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table:number-columns-repeated="2"/>
          <table:table-cell table:style-name="ce154"/>
          <table:table-cell table:style-name="ce16" office:value-type="string">
            <text:p>rafaelj.mancebo</text:p>
          </table:table-cell>
          <table:table-cell table:style-name="ce12" office:value-type="string">
            <text:p><text:a xlink:href="mailto:rafaelj.mancebo@juntadeandalucia.es">rafaelj.mancebo@juntadeandalucia.es</text:a> 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874737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0"/>
          <table:table-cell table:style-name="ce42" office:value-type="string">
            <text:p>Juan Gasch Illescas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95178">
            <text:p>395178</text:p>
          </table:table-cell>
          <table:table-cell table:style-name="ce20"/>
          <table:table-cell table:style-name="ce154"/>
          <table:table-cell table:style-name="ce16" office:value-type="string">
            <text:p>juan.gasch</text:p>
          </table:table-cell>
          <table:table-cell table:style-name="ce5" office:value-type="string">
            <text:p><text:a xlink:href="mailto:juan.gasch@juntadeandalucia.es">juan.gasch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874737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0"/>
          <table:table-cell table:style-name="ce42" office:value-type="string">
            <text:p>Pablo Roldán Ruiz</text:p>
          </table:table-cell>
          <table:table-cell table:style-name="ce42" office:value-type="string">
            <text:p>Analista funcional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office:value-type="float" office:value="395136">
            <text:p>395136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pablo.roldan.ruiz</text:p>
          </table:table-cell>
          <table:table-cell table:style-name="ce5" office:value-type="string">
            <text:p><text:a xlink:href="mailto:pablo.roldan.ruiz@juntadeandalucia.es">pablo.roldan.ruiz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9348050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9" office:value-type="string">
            <text:p>SSPA</text:p>
          </table:table-cell>
          <table:table-cell table:style-name="ce42" office:value-type="string">
            <text:p>Ignacio Rojas Izquierdo</text:p>
          </table:table-cell>
          <table:table-cell table:style-name="ce42" office:value-type="string">
            <text:p>Técnico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958020244">
            <text:p>958020244</text:p>
          </table:table-cell>
          <table:table-cell table:style-name="ce20" office:value-type="float" office:value="120244">
            <text:p>120244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ignacio.rojas.exts</text:p>
          </table:table-cell>
          <table:table-cell table:style-name="ce5" office:value-type="string">
            <text:p><text:a xlink:href="mailto:ignacio.rojas.exts@juntadeandalucia.es">ignacio.rojas.exts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0"/>
          <table:table-cell table:style-name="ce42" office:value-type="string">
            <text:p>German Tendero Lopez</text:p>
          </table:table-cell>
          <table:table-cell table:style-name="ce42" office:value-type="string">
            <text:p>Técnico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4938368">
            <text:p>954938368</text:p>
          </table:table-cell>
          <table:table-cell table:style-name="ce37"/>
          <table:table-cell table:style-name="ce154"/>
          <table:table-cell table:style-name="ce16" office:value-type="string">
            <text:p>german.tendero.ext</text:p>
          </table:table-cell>
          <table:table-cell table:style-name="ce5" office:value-type="string">
            <text:p><text:a xlink:href="mailto:german.tendero.ext@juntadeandalucia.es">german.tendero.ext@juntadeandalucia.es</text:a></text:p>
          </table:table-cell>
          <table:table-cell table:style-name="ce42" table:number-columns-repeated="1004"/>
        </table:table-row>
        <table:table-row table:style-name="ro10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0"/>
          <table:table-cell table:style-name="ce42" office:value-type="string">
            <text:p>Maria Antonia Avila Arellano</text:p>
          </table:table-cell>
          <table:table-cell table:style-name="ce42" office:value-type="string">
            <text:p>Técnico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19912784">
            <text:p>619912784</text:p>
          </table:table-cell>
          <table:table-cell table:style-name="ce151" office:value-type="string">
            <text:p>X</text:p>
          </table:table-cell>
          <table:table-cell table:style-name="ce16" office:value-type="string">
            <text:p>mariaa.avila.ext</text:p>
          </table:table-cell>
          <table:table-cell table:style-name="ce5" office:value-type="string">
            <text:p><text:a xlink:href="mailto:mariaa.avila.ext@juntadeandalucia.es">mariaa.avila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9" office:value-type="string">
            <text:p>SANDETEL</text:p>
          </table:table-cell>
          <table:table-cell table:style-name="ce42" office:value-type="string">
            <text:p>José Javier Domínguez Reina</text:p>
          </table:table-cell>
          <table:table-cell table:style-name="ce42" office:value-type="string">
            <text:p>Técnico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string">
            <text:p><text:s/>697 957 361 <text:s/></text:p>
            <text:p>(757 361)</text:p>
          </table:table-cell>
          <table:table-cell table:style-name="ce154"/>
          <table:table-cell table:style-name="ce16" office:value-type="string">
            <text:p>josej.dominguez</text:p>
          </table:table-cell>
          <table:table-cell table:style-name="ce5" office:value-type="string">
            <text:p><text:a xlink:href="mailto:josej.dominguez@juntadeandalucia.es">josej.dominguez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5"/>
          <table:table-cell table:style-name="ce25" office:value-type="float" office:value="200354">
            <text:p>200354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EICE</text:p>
          </table:table-cell>
          <table:table-cell table:style-name="ce42" office:value-type="string">
            <text:p>Consejería de Economía, Innovación, Ciencia y Empleo </text:p>
          </table:table-cell>
          <table:table-cell table:style-name="ce29"/>
          <table:table-cell table:style-name="ce25" office:value-type="string">
            <text:p>David Reyes López </text:p>
          </table:table-cell>
          <table:table-cell table:style-name="ce25" office:value-type="string">
            <text:p>Analista Programador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3" office:value-type="float" office:value="395176">
            <text:p>395176</text:p>
          </table:table-cell>
          <table:table-cell table:style-name="ce34"/>
          <table:table-cell table:style-name="ce151" office:value-type="string">
            <text:p>X</text:p>
          </table:table-cell>
          <table:table-cell table:style-name="ce10" office:value-type="string">
            <text:p>david.reyes </text:p>
          </table:table-cell>
          <table:table-cell table:style-name="ce25" office:value-type="string">
            <text:p>david.reyes@juntadeandalucia.es 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343429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Francisco Fernández Ramos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9812">
            <text:p>369812</text:p>
          </table:table-cell>
          <table:table-cell table:style-name="ce20" table:number-columns-repeated="2"/>
          <table:table-cell table:style-name="ce16" office:value-type="string">
            <text:p>juanf.fernandez.ramos</text:p>
          </table:table-cell>
          <table:table-cell table:style-name="ce5" office:value-type="string">
            <text:p><text:a xlink:href="mailto:juanf.fernandez.ramos@juntadeandalucia.es">juanf.fernandez.ramos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9041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Víctor Osuna Carmona</text:p>
          </table:table-cell>
          <table:table-cell table:style-name="ce42" office:value-type="string">
            <text:p>Adjunto de Explotación del Servicio de Informática de la SGT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58357">
            <text:p>358357</text:p>
          </table:table-cell>
          <table:table-cell table:style-name="ce20" office:value-type="float" office:value="746616">
            <text:p>74661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victor.osuna</text:p>
          </table:table-cell>
          <table:table-cell table:style-name="ce5" office:value-type="string">
            <text:p><text:a xlink:href="mailto:victor.osuna@juntadeandalucia.es">victor.osun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59041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Antonio Morales Ramírez</text:p>
          </table:table-cell>
          <table:table-cell table:style-name="ce42" office:value-type="string">
            <text:p>Coordinador grupo, analista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5926661">
            <text:p>955926661</text:p>
          </table:table-cell>
          <table:table-cell table:style-name="ce20" office:value-type="float" office:value="663090316">
            <text:p>66309031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antonio.morales.ramirez.ext</text:p>
          </table:table-cell>
          <table:table-cell table:style-name="ce5" office:value-type="string">
            <text:p><text:a xlink:href="mailto:antonio.morales.ramirez.ext@juntadeandalucia.es">antonio.morales.ramirez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59041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Diego Hernán Torre Celada</text:p>
          </table:table-cell>
          <table:table-cell table:style-name="ce42" office:value-type="string">
            <text:p>Administrador, analista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5065412">
            <text:p>955065412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diego.torre.ext</text:p>
          </table:table-cell>
          <table:table-cell table:style-name="ce5" office:value-type="string">
            <text:p><text:a xlink:href="mailto:diego.torre.ext@juntadeandalucia.es">diego.torre.ext@juntadeandalucia.es</text:a></text:p>
          </table:table-cell>
          <table:table-cell table:style-name="ce42" table:number-columns-repeated="1004"/>
        </table:table-row>
        <table:table-row table:style-name="ro10">
          <table:table-cell table:style-name="ce5" office:value-type="string">
            <text:p>1-4759041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Jorge Palma Enamorado</text:p>
          </table:table-cell>
          <table:table-cell table:style-name="ce42" office:value-type="string">
            <text:p>Responsable de sistemas, coordin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5926848">
            <text:p>955926848</text:p>
          </table:table-cell>
          <table:table-cell table:style-name="ce20" office:value-type="float" office:value="671562857">
            <text:p>671562857</text:p>
          </table:table-cell>
          <table:table-cell table:style-name="ce151" office:value-type="string">
            <text:p>X</text:p>
          </table:table-cell>
          <table:table-cell table:style-name="ce16" office:value-type="string">
            <text:p>jorge.palma</text:p>
          </table:table-cell>
          <table:table-cell table:style-name="ce5" office:value-type="string">
            <text:p><text:a xlink:href="mailto:jorge.palma@juntadeandalucia.es">jorge.palma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11">
          <table:table-cell table:style-name="ce5" office:value-type="string">
            <text:p>1-89072651</text:p>
          </table:table-cell>
          <table:table-cell table:style-name="ce20" office:value-type="float" office:value="200090">
            <text:p>200090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Javier Ruiz de Infante González </text:p>
          </table:table-cell>
          <table:table-cell table:style-name="ce42" office:value-type="string">
            <text:p>Dinamizador secundari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9828">
            <text:p>369828</text:p>
          </table:table-cell>
          <table:table-cell table:style-name="ce20"/>
          <table:table-cell table:style-name="ce151" office:value-type="string">
            <text:p>X</text:p>
          </table:table-cell>
          <table:table-cell table:style-name="ce16" office:value-type="string">
            <text:p>javier.ruizinfante</text:p>
          </table:table-cell>
          <table:table-cell table:style-name="ce5" office:value-type="string">
            <text:p><text:a xlink:href="mailto:javier.ruizinfante@juntadeandalucia.es">javier.ruizinfante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89072651</text:p>
          </table:table-cell>
          <table:table-cell table:style-name="ce20" office:value-type="float" office:value="200090">
            <text:p>200090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FV</text:p>
          </table:table-cell>
          <table:table-cell table:style-name="ce42" office:value-type="string">
            <text:p>Consejería de Fomento y Vivienda </text:p>
          </table:table-cell>
          <table:table-cell table:style-name="ce20"/>
          <table:table-cell table:style-name="ce42" office:value-type="string">
            <text:p>María José Luna Moreno 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358365">
            <text:p>358365</text:p>
          </table:table-cell>
          <table:table-cell table:style-name="ce20" table:number-columns-repeated="2"/>
          <table:table-cell table:style-name="ce16" office:value-type="string">
            <text:p>mariaj.luna.ext</text:p>
          </table:table-cell>
          <table:table-cell table:style-name="ce5" office:value-type="string">
            <text:p><text:a xlink:href="mailto:mariaj.luna.ext@juntadeandalucia.es">mariaj.luna.ext@juntadeandaluci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912112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Juan Álvarez Abrio</text:p>
          </table:table-cell>
          <table:table-cell table:style-name="ce42" office:value-type="string">
            <text:p>Jefe de Servicio de Producción de la DG de Política Digital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4677">
            <text:p>364677</text:p>
          </table:table-cell>
          <table:table-cell table:style-name="ce20" table:number-columns-repeated="2"/>
          <table:table-cell table:style-name="ce16" office:value-type="string">
            <text:p>juan.alvarez.abrio</text:p>
          </table:table-cell>
          <table:table-cell table:style-name="ce5" office:value-type="string">
            <text:p><text:a xlink:href="mailto:juan.alvarez.abrio@juntadeandalucia.es">juan.alvarez.abrio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02417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6" office:value-type="string">
            <text:p>Francisco José Domenech Colomer</text:p>
          </table:table-cell>
          <table:table-cell table:style-name="ce42" office:value-type="string">
            <text:p>Adjunto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0" office:value-type="float" office:value="365543">
            <text:p>365543</text:p>
          </table:table-cell>
          <table:table-cell table:style-name="ce120" office:value-type="float" office:value="755040">
            <text:p>755040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francisco.domenech</text:p>
          </table:table-cell>
          <table:table-cell table:style-name="ce186" office:value-type="string">
            <text:p><text:span text:style-name="T4"><text:a xlink:href="mailto:francisco.domenech@juntadeandalucia.es">francisco.domenech@juntadeandalucia.es</text:a></text:span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José María Folía Baena</text:p>
          </table:table-cell>
          <table:table-cell table:style-name="ce42" office:value-type="string">
            <text:p>Adjunto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0" office:value-type="float" office:value="364727">
            <text:p>364727</text:p>
          </table:table-cell>
          <table:table-cell table:style-name="ce20" table:number-columns-repeated="2"/>
          <table:table-cell table:style-name="ce16" office:value-type="string">
            <text:p>jose.folia</text:p>
          </table:table-cell>
          <table:table-cell table:style-name="ce186" office:value-type="string">
            <text:p><text:span text:style-name="T4"><text:a xlink:href="mailto:jose.folia@juntadeandalucia.es">jose.folia@juntadeandalucia.es</text:a></text:span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Juan Carlos Peña Jaramillo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64686">
            <text:p>955064686</text:p>
          </table:table-cell>
          <table:table-cell table:style-name="ce20" office:value-type="float" office:value="627455436">
            <text:p>62745543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carlos.pena.ext</text:p>
          </table:table-cell>
          <table:table-cell table:style-name="ce186" office:value-type="string">
            <text:p><text:a xlink:href="mailto:jcarlos.pena.ext@juntadeandalucia.es">jcarlos.pena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Rafael del Águila de la Puente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0" office:value-type="float" office:value="955056721">
            <text:p>955056721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rafael.aguila.ext</text:p>
          </table:table-cell>
          <table:table-cell table:style-name="ce186" office:value-type="string">
            <text:p><text:a xlink:href="mailto:rafael.aguila.ext@juntadeandalucia.es">rafael.aguila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Juan Jesús Pérez Gómez</text:p>
          </table:table-cell>
          <table:table-cell table:style-name="ce42" office:value-type="string">
            <text:p>Responsable de Operación en Áreas Técnicas Oracle y Solaris.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64687">
            <text:p>955064687</text:p>
          </table:table-cell>
          <table:table-cell table:style-name="ce20" office:value-type="float" office:value="670944223">
            <text:p>670944223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uanj.perez.ext</text:p>
          </table:table-cell>
          <table:table-cell table:style-name="ce186" office:value-type="string">
            <text:p><text:a xlink:href="mailto:juanj.perez.ext@juntadeandalucia.es">juanj.perez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Pilar Real Sancho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56721">
            <text:p>955056721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pilar.real.ext</text:p>
          </table:table-cell>
          <table:table-cell table:style-name="ce186" office:value-type="string">
            <text:p><text:a xlink:href="mailto:pilar.real.ext@juntadeandalucia.es">pilar.real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David Luis Moya Garrido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64687">
            <text:p>955064687</text:p>
          </table:table-cell>
          <table:table-cell table:style-name="ce20" office:value-type="float" office:value="600963841">
            <text:p>600963841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davidl.moya.ext</text:p>
          </table:table-cell>
          <table:table-cell table:style-name="ce186" office:value-type="string">
            <text:p><text:a xlink:href="mailto:davidl.moya.ext@juntadeandalucia.es">davidl.moya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Luis Sánchez Vallejo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/>
          <table:table-cell table:style-name="ce20" office:value-type="float" office:value="600963828">
            <text:p>600963828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luis.sanchez.ext</text:p>
          </table:table-cell>
          <table:table-cell table:style-name="ce186" office:value-type="string">
            <text:p><text:a xlink:href="mailto:luis.sanchez.ext@juntadeandalucia.es">luis.sanchez.ext@juntadeandalucia.es</text:a></text:p>
          </table:table-cell>
          <table:table-cell table:style-name="ce42" table:number-columns-repeated="1004"/>
        </table:table-row>
        <table:table-row table:style-name="ro12">
          <table:table-cell table:style-name="ce5" office:value-type="string">
            <text:p>1-5003245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Carlos Alberto Rodríguez Sánchez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0" office:value-type="float" office:value="955064660">
            <text:p>955064660</text:p>
          </table:table-cell>
          <table:table-cell table:style-name="ce20" office:value-type="float" office:value="627466761">
            <text:p>627466761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calberto.rodriguez.ext</text:p>
          </table:table-cell>
          <table:table-cell table:style-name="ce186" office:value-type="string">
            <text:p><text:a xlink:href="mailto:calberto.rodriguez.ext@juntadeandalucia.es">calberto.rodriguez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 office:value-type="string">
            <text:p><text:s/>1-71089597</text:p>
          </table:table-cell>
          <table:table-cell table:style-name="ce20" office:value-type="float" office:value="88713">
            <text:p>88713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Marcelo Reina Aguilar</text:p>
          </table:table-cell>
          <table:table-cell table:style-name="ce42" office:value-type="string">
            <text:p>Enlace Dinamizador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5056">
            <text:p>365056</text:p>
          </table:table-cell>
          <table:table-cell table:style-name="ce20" office:value-type="float" office:value="764759">
            <text:p>764759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rcelo.reina</text:p>
          </table:table-cell>
          <table:table-cell table:style-name="ce5" office:value-type="string">
            <text:p><text:a xlink:href="mailto:marcelo.reina@juntadeandalucia.es">marcelo.rein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7954631</text:p>
          </table:table-cell>
          <table:table-cell table:style-name="ce20" office:value-type="float" office:value="76681">
            <text:p>7668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42" office:value-type="string">
            <text:p>Sonia María Torres Llanera</text:p>
          </table:table-cell>
          <table:table-cell table:style-name="ce42" office:value-type="string">
            <text:p>Técnico Proyecto GUI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90073">
            <text:p>690073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sonia.torres</text:p>
          </table:table-cell>
          <table:table-cell table:style-name="ce5" office:value-type="string">
            <text:p><text:a xlink:href="mailto:sonia.torres@juntadeandalucia.es">sonia.torres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Daniel Herreros Fraile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6"/>
          <table:table-cell table:style-name="ce173" office:value-type="string">
            <text:p>daniel.herreros.ext</text:p>
          </table:table-cell>
          <table:table-cell table:style-name="ce5" office:value-type="string">
            <text:p><text:a xlink:href="mailto:daniel.herreros.ext@juntadeandalucia.es">daniel.herreros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Enrique Gozalo Zarzosa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6"/>
          <table:table-cell table:style-name="ce173" office:value-type="string">
            <text:p>enrique.gozalo.ext</text:p>
          </table:table-cell>
          <table:table-cell table:style-name="ce69" office:value-type="string">
            <text:p><text:a xlink:href="mailto:enrique.gozalo.ext@juntadeandalucia.es">enrique.gozalo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Jose Luis Llorente Rey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6"/>
          <table:table-cell table:style-name="ce173" office:value-type="string">
            <text:p>josel.llorente.ext</text:p>
          </table:table-cell>
          <table:table-cell table:style-name="ce69" office:value-type="string">
            <text:p><text:a xlink:href="mailto:josel.llorente.ext@juntadeandalucia.es">josel.llorente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Miguel Ruiz Cuesta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6"/>
          <table:table-cell table:style-name="ce173" office:value-type="string">
            <text:p>miguel.ruiz.cuesta.ext</text:p>
          </table:table-cell>
          <table:table-cell table:style-name="ce69" office:value-type="string">
            <text:p><text:a xlink:href="mailto:miguel.ruiz.cuesta.ext@juntadeandalucia.es">miguel.ruiz.cuesta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Jorge Pardeiro Sanchez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table:number-columns-repeated="2"/>
          <table:table-cell table:style-name="ce156"/>
          <table:table-cell table:style-name="ce174" office:value-type="string">
            <text:p>jorge.pardeiro.ext</text:p>
          </table:table-cell>
          <table:table-cell table:style-name="ce189" office:value-type="string">
            <text:p><text:a xlink:href="mailto:jorge.pardeiro.sanchez@es.pwc.com">jorge.pardeiro.sanchez@es.pwc.com</text:a> </text:p>
          </table:table-cell>
          <table:table-cell table:style-name="ce42" table:number-columns-repeated="1004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Julio Perez Lopez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6"/>
          <table:table-cell table:style-name="ce174" office:value-type="string">
            <text:p>julio.perez.ext</text:p>
          </table:table-cell>
          <table:table-cell table:style-name="ce189" office:value-type="string">
            <text:p><text:a xlink:href="mailto:julio.perez.ext@juntadeandalucia.es">julio.perez.ext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Carlos Luaces De Santiago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6"/>
          <table:table-cell table:style-name="ce174" office:value-type="string">
            <text:p>carlos.luaces.ext</text:p>
          </table:table-cell>
          <table:table-cell table:style-name="ce189" office:value-type="string">
            <text:p><text:a xlink:href="mailto:carlos.luaces.ext@juntadeandalucia.es">carlos.luaces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/>
          <table:table-cell table:style-name="ce25" office:value-type="float" office:value="200303">
            <text:p>200303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70" office:value-type="string">
            <text:p>Jorge Sendra Mas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6"/>
          <table:table-cell table:style-name="ce175" office:value-type="string">
            <text:p>jorge.sendra.ext</text:p>
          </table:table-cell>
          <table:table-cell table:style-name="ce189"/>
          <table:table-cell table:style-name="ce42" office:value-type="string">
            <text:p>Cuenta de correo para Aplicaciones.</text:p>
          </table:table-cell>
          <table:table-cell table:style-name="ce42" table:number-columns-repeated="1003"/>
        </table:table-row>
        <table:table-row table:style-name="ro5">
          <table:table-cell table:style-name="ce5"/>
          <table:table-cell table:style-name="ce25" office:value-type="float" office:value="200338">
            <text:p>200338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HAP</text:p>
          </table:table-cell>
          <table:table-cell table:style-name="ce42" office:value-type="string">
            <text:p>Consejería de Hacienda y Administración Pública </text:p>
          </table:table-cell>
          <table:table-cell table:style-name="ce20"/>
          <table:table-cell table:style-name="ce69" office:value-type="string">
            <text:p>Luis Sancho Quintana </text:p>
          </table:table-cell>
          <table:table-cell table:style-name="ce25" office:value-type="string">
            <text:p>Desarrollador Proyecto GUI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No</text:p>
          </table:table-cell>
          <table:table-cell table:style-name="ce20" table:number-columns-repeated="2"/>
          <table:table-cell table:style-name="ce156"/>
          <table:table-cell table:style-name="ce174" office:value-type="string">
            <text:p>luis.sancho.ext</text:p>
          </table:table-cell>
          <table:table-cell table:style-name="ce189" office:value-type="string">
            <text:p><text:a xlink:href="mailto:luis.sancho.ext@juntadeandalucia.es">luis.sancho.ext@juntadeandaluci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170278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42" office:value-type="string">
            <text:p>Raquel Reinoso Lobato</text:p>
          </table:table-cell>
          <table:table-cell table:style-name="ce42" office:value-type="string">
            <text:p>JEFA DEPARTAMENTO SISTEMA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92610">
            <text:p>692610</text:p>
          </table:table-cell>
          <table:table-cell table:style-name="ce20"/>
          <table:table-cell table:style-name="ce16" office:value-type="string">
            <text:p>raquel.reinoso</text:p>
          </table:table-cell>
          <table:table-cell table:style-name="ce5" office:value-type="string">
            <text:p><text:a xlink:href="mailto:raquel.reinoso@juntadeandalucia.es">raquel.reinoso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19325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42" office:value-type="string">
            <text:p>Mercedes Castro Terrero</text:p>
          </table:table-cell>
          <table:table-cell table:style-name="ce71" office:value-type="string">
            <text:p>Administradora de BBDD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06467">
            <text:p>306467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mmercedes.castro</text:p>
          </table:table-cell>
          <table:table-cell table:style-name="ce14" office:value-type="string">
            <text:p><text:a xlink:href="mailto:mmercedes.castro@juntadeandalucia.es">mmercedes.castro@juntadeandalucia.es</text:a></text:p>
          </table:table-cell>
          <table:table-cell table:style-name="ce42" office:value-type="string">
            <text:p>PS PROACTIVA, RESUELTA Y CONFORME. Se cierra por cambio de RESPONSABL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67" office:value-type="string">
            <text:p>Guillermo Holgado Manzanares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06467">
            <text:p>306467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guillermo.holgado</text:p>
          </table:table-cell>
          <table:table-cell table:style-name="ce14" office:value-type="string">
            <text:p><text:a xlink:href="mailto:guillermo.holgado@juntadeandalucia.es">guillermo.holgado@juntadeandalucia.es</text:a></text:p>
          </table:table-cell>
          <table:table-cell table:style-name="ce42" office:value-type="string">
            <text:p>PS PROACTIVA,NUEVO RESPONSABLE. RESUELTA Y CONFORME. </text:p>
          </table:table-cell>
          <table:table-cell table:style-name="ce42" table:number-columns-repeated="1003"/>
        </table:table-row>
        <table:table-row table:style-name="ro13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David Prado González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06240">
            <text:p>306240</text:p>
          </table:table-cell>
          <table:table-cell table:style-name="ce20" table:number-columns-repeated="2"/>
          <table:table-cell table:style-name="ce16" office:value-type="string">
            <text:p>david.prado.ext</text:p>
          </table:table-cell>
          <table:table-cell table:style-name="ce14" office:value-type="string">
            <text:p><text:a xlink:href="mailto:david.prado.ext@juntadeandalucia.es">david.prado.ext@juntadeandalucia.es</text:a></text:p>
          </table:table-cell>
          <table:table-cell table:style-name="ce42" office:value-type="string">
            <text:p>PS PROACTIVA,NUEVO RESPONSABLE.RESUELTA Y CONFORME. </text:p>
          </table:table-cell>
          <table:table-cell table:style-name="ce43" table:number-columns-repeated="1003"/>
        </table:table-row>
        <table:table-row table:style-name="ro5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Carlos Manuel Casado García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28590">
            <text:p>328590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carlos.casado.ext</text:p>
          </table:table-cell>
          <table:table-cell table:style-name="ce14" office:value-type="string">
            <text:p><text:a xlink:href="mailto:carlos.casado.ext@juntadeandalucia.es">carlos.casado.ext@juntadeandalucia.es</text:a></text:p>
          </table:table-cell>
          <table:table-cell table:style-name="ce213" office:value-type="string">
            <text:p><text:span text:style-name="T21">Tenía usuario de Oracle Support.</text:span><text:span text:style-name="T22">.PS </text:span><text:span text:style-name="T22">PROACTIVA,NUEVO RESPONSABLE. RESUELTA Y </text:span><text:span text:style-name="T22">CONFORME. </text:span></text:p>
          </table:table-cell>
          <table:table-cell table:style-name="ce42" table:number-columns-repeated="1003"/>
        </table:table-row>
        <table:table-row table:style-name="ro14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Alexis Vizcaino Postigo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48179">
            <text:p>34817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exis.vizcaino.ext</text:p>
          </table:table-cell>
          <table:table-cell table:style-name="ce190" office:value-type="string">
            <text:p><text:a xlink:href="mailto:alexis.vizcaino.ext@juntadeandalucia.es">alexis.vizcaino.ext@juntadeandalucia.es</text:a></text:p>
          </table:table-cell>
          <table:table-cell table:style-name="ce67" office:value-type="string">
            <text:p><text:span text:style-name="T23">Tenía usuario de Oracle Support.</text:span><text:span text:style-name="T24">.</text:span><text:span text:style-name="T25">PS </text:span><text:span text:style-name="T25">PROACTIVA,NUEVO RESPONSABLE. RESUELTA Y </text:span><text:span text:style-name="T25">CONFORME. </text:span>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María Belen Infante Gómez</text:p>
          </table:table-cell>
          <table:table-cell table:style-name="ce71" office:value-type="string">
            <text:p>Técnico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48179">
            <text:p>348179</text:p>
          </table:table-cell>
          <table:table-cell table:style-name="ce20"/>
          <table:table-cell table:style-name="ce29"/>
          <table:table-cell table:style-name="ce16" office:value-type="string">
            <text:p>belen.infante.ext</text:p>
          </table:table-cell>
          <table:table-cell table:style-name="ce14" office:value-type="string">
            <text:p><text:a xlink:href="mailto:belen.infante.ext@juntadeandalucia.es">belen.infante.ext@juntadeandalucia.es</text:a></text:p>
          </table:table-cell>
          <table:table-cell table:style-name="ce213" office:value-type="string">
            <text:p><text:span text:style-name="T21">Tenía usuario de Oracle Support.</text:span><text:span text:style-name="T22">.PS </text:span><text:span text:style-name="T22">PROACTIVA,NUEVO RESPONSABLE. RESUELTA Y </text:span><text:span text:style-name="T22">CONFORME. </text:span>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855811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ISPS</text:p>
          </table:table-cell>
          <table:table-cell table:style-name="ce51" office:value-type="string">
            <text:p>Consejería de Igualdad, Salud y Políticas Sociales</text:p>
          </table:table-cell>
          <table:table-cell table:style-name="ce58" office:value-type="string">
            <text:p>CSBS</text:p>
          </table:table-cell>
          <table:table-cell table:style-name="ce71" office:value-type="string">
            <text:p>Antonio Heredia Campos</text:p>
          </table:table-cell>
          <table:table-cell table:style-name="ce71" office:value-type="string">
            <text:p>Operador de BBDD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348179">
            <text:p>34817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tonio.heredia.campos.ext</text:p>
          </table:table-cell>
          <table:table-cell table:style-name="ce14" office:value-type="string">
            <text:p><text:a xlink:href="mailto:antonio.heredia.campos.ext@juntadeandalucia.es">antonio.heredia.campos.ext@juntadeandalucia.es</text:a></text:p>
          </table:table-cell>
          <table:table-cell table:style-name="ce42" office:value-type="string">
            <text:p>PS PROACTIVA,NUEVO RESPONSABLE. RESUELTA Y CONFORME. 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8" office:value-type="string">
            <text:p>1-49467539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36" office:value-type="string">
            <text:p>CJI</text:p>
          </table:table-cell>
          <table:table-cell table:style-name="ce66" office:value-type="string">
            <text:p>Carlos Simón Ferrer</text:p>
          </table:table-cell>
          <table:table-cell table:style-name="ce71"/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34" office:value-type="float" office:value="734232">
            <text:p>734232</text:p>
          </table:table-cell>
          <table:table-cell table:style-name="ce34"/>
          <table:table-cell table:style-name="ce16" office:value-type="string">
            <text:p>carlos.simon</text:p>
          </table:table-cell>
          <table:table-cell table:style-name="ce186" office:value-type="string">
            <text:p><text:a xlink:href="mailto:carlos.simon@juntadeandalucia.es">carlos.simon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Carmen León Bertrand</text:p>
          </table:table-cell>
          <table:table-cell table:style-name="ce71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6" office:value-type="float" office:value="380402">
            <text:p>380402</text:p>
          </table:table-cell>
          <table:table-cell table:style-name="ce126" office:value-type="float" office:value="756963">
            <text:p>756963</text:p>
          </table:table-cell>
          <table:table-cell table:style-name="ce126" office:value-type="string">
            <text:p>X</text:p>
          </table:table-cell>
          <table:table-cell table:style-name="ce16" office:value-type="string">
            <text:p>mariac.leon.bertrand</text:p>
          </table:table-cell>
          <table:table-cell table:style-name="ce191" office:value-type="string">
            <text:p><text:a xlink:href="mailto:mariac.leon.bertrand@juntadeandalucia.es">mariac.leon.bertrand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Jorge David Navarro Marín</text:p>
          </table:table-cell>
          <table:table-cell table:style-name="ce71"/>
          <table:table-cell table:style-name="ce94" table:content-validation-name="val3"/>
          <table:table-cell table:style-name="ce102" table:content-validation-name="val4" office:value-type="float" office:value="0">
            <text:p>0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7" office:value-type="float" office:value="380414">
            <text:p>380414</text:p>
          </table:table-cell>
          <table:table-cell table:style-name="ce127" office:value-type="float" office:value="747930">
            <text:p>747930</text:p>
          </table:table-cell>
          <table:table-cell table:style-name="ce127" office:value-type="string">
            <text:p>X</text:p>
          </table:table-cell>
          <table:table-cell table:style-name="ce16" office:value-type="string">
            <text:p>david.navarro</text:p>
          </table:table-cell>
          <table:table-cell table:style-name="ce191" office:value-type="string">
            <text:p><text:a xlink:href="mailto:david.navarro@juntadeandalucia.es">david.navarro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Patricio <text:s/>Mora López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 office:value-type="float" office:value="380403">
            <text:p>380403</text:p>
          </table:table-cell>
          <table:table-cell table:style-name="ce127" office:value-type="float" office:value="746231">
            <text:p>746231</text:p>
          </table:table-cell>
          <table:table-cell table:style-name="ce127" office:value-type="string">
            <text:p>X</text:p>
          </table:table-cell>
          <table:table-cell table:style-name="ce16" office:value-type="string">
            <text:p>patricio.mora</text:p>
          </table:table-cell>
          <table:table-cell table:style-name="ce191" office:value-type="string">
            <text:p><text:a xlink:href="mailto:patricio.mora@juntadeandalucia.es">patricio.mora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5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58" office:value-type="string">
            <text:p>IUSE</text:p>
          </table:table-cell>
          <table:table-cell table:style-name="ce44" office:value-type="string">
            <text:p>Césareo Ibarra de Pablo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 office:value-type="float" office:value="954938349">
            <text:p>95493834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cesar.ibarra.ext</text:p>
          </table:table-cell>
          <table:table-cell table:style-name="ce191" office:value-type="string">
            <text:p><text:a xlink:href="mailto:cesar.ibarra.ext@juntadeandalucia.es">cesar.ibarra.ext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3" table:number-columns-repeated="1003"/>
        </table:table-row>
        <table:table-row table:style-name="ro1">
          <table:table-cell table:style-name="ce8" office:value-type="string">
            <text:p>1-49486345</text:p>
          </table:table-cell>
          <table:table-cell table:style-name="ce26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J</text:p>
          </table:table-cell>
          <table:table-cell table:style-name="ce48" office:value-type="string">
            <text:p>Consejería de Justicia e Interior - <text:s/>Secretaría General para la Justicia</text:p>
          </table:table-cell>
          <table:table-cell table:style-name="ce58" office:value-type="string">
            <text:p>IUSE</text:p>
          </table:table-cell>
          <table:table-cell table:style-name="ce44" office:value-type="string">
            <text:p>Mario Alcaide Pitar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 office:value-type="float" office:value="954938355">
            <text:p>95493835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mario.alcaide.ext</text:p>
          </table:table-cell>
          <table:table-cell table:style-name="ce192" office:value-type="string">
            <text:p><text:span text:style-name="T12"><text:a xlink:href="mailto:mario.alcaide.ext@juntadeandalucia.es">mario.alcaide.ext@juntadeandalucia.es</text:a></text:span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María Luisa de la Vega Royo</text:p>
          </table:table-cell>
          <table:table-cell table:style-name="ce71" office:value-type="string">
            <text:p>Adjunta al Jefe de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7"/>
          <table:table-cell table:style-name="ce20" office:value-type="float" office:value="733415">
            <text:p>733415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luisa.vega</text:p>
          </table:table-cell>
          <table:table-cell table:style-name="ce193" office:value-type="string">
            <text:p><text:a xlink:href="mailto:mluisa.vega@juntadeandalucia.es">mluisa.veg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María del Carmen Sequera Vilches</text:p>
          </table:table-cell>
          <table:table-cell table:style-name="ce71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office:value-type="string">
            <text:p>677904341 (734341)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riac.sequera.ext</text:p>
          </table:table-cell>
          <table:table-cell table:style-name="ce193" office:value-type="string">
            <text:p><text:a xlink:href="mailto:mariac.sequera.ext@juntadeandalucia.es">mariac.sequera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Antonio Montoro Pavón</text:p>
          </table:table-cell>
          <table:table-cell table:style-name="ce71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office:value-type="float" office:value="677904241">
            <text:p>677904241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antonio.montoro.ext</text:p>
          </table:table-cell>
          <table:table-cell table:style-name="ce193" office:value-type="string">
            <text:p><text:a xlink:href="mailto:antonio.montoro.ext@juntadeandalucia.es">antonio.montoro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Alexei Hornero </text:p>
          </table:table-cell>
          <table:table-cell table:style-name="ce71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exei.hornero.ext</text:p>
          </table:table-cell>
          <table:table-cell table:style-name="ce193" office:value-type="string">
            <text:p><text:a xlink:href="mailto:alexei.hornero.ext@juntadeandalucia.es">alexei.hornero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Jesús Ramón Fernández Rico </text:p>
          </table:table-cell>
          <table:table-cell table:style-name="ce71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 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office:value-type="float" office:value="677904196">
            <text:p>67790419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esusr.fernandez.rico</text:p>
          </table:table-cell>
          <table:table-cell table:style-name="ce193" office:value-type="string">
            <text:p><text:a xlink:href="mailto:jesusr.fernandez.rico@juntadeandalucia.es">jesusr.fernandez.rico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Carlos Dura Velo </text:p>
          </table:table-cell>
          <table:table-cell table:style-name="ce71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carlos.dura.ext</text:p>
          </table:table-cell>
          <table:table-cell table:style-name="ce193" office:value-type="string">
            <text:p><text:a xlink:href="mailto:carlos.dura.ext@juntadeandalucia.es">carlos.dura.ext@juntadeandalucia.es</text:a></text:p>
          </table:table-cell>
          <table:table-cell table:style-name="ce42" table:number-columns-repeated="1004"/>
        </table:table-row>
        <table:table-row table:style-name="ro16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José Antonio Bautista Rosúa</text:p>
          </table:table-cell>
          <table:table-cell table:style-name="ce71" office:value-type="string">
            <text:p>Administrador de Base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office:value-type="float" office:value="677904233">
            <text:p>677904233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osea.bautista.ext</text:p>
          </table:table-cell>
          <table:table-cell table:style-name="ce193" office:value-type="string">
            <text:p><text:a xlink:href="mailto:josea.bautista.ext@juntadeandalucia.es">josea.bautista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1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Miguel Ángel Martínez Álvarez</text:p>
          </table:table-cell>
          <table:table-cell table:style-name="ce71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7"/>
          <table:table-cell table:style-name="ce20" office:value-type="float" office:value="734328">
            <text:p>734328</text:p>
          </table:table-cell>
          <table:table-cell table:style-name="ce20"/>
          <table:table-cell table:style-name="ce16" office:value-type="string">
            <text:p>mangel.martinez.alvarez.ext</text:p>
          </table:table-cell>
          <table:table-cell table:style-name="ce193" office:value-type="string">
            <text:p><text:a xlink:href="mailto:mangel.martinez.alvarez.ext@juntadeandalucia.es">mangel.martinez.alvarez.ext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8" office:value-type="string">
            <text:p>1-76454846</text:p>
          </table:table-cell>
          <table:table-cell table:style-name="ce26" office:value-type="float" office:value="93095">
            <text:p>93095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JI-SGT</text:p>
          </table:table-cell>
          <table:table-cell table:style-name="ce48" office:value-type="string">
            <text:p>Consejería de Justicia e Interior – Secretaría General Técnica</text:p>
          </table:table-cell>
          <table:table-cell table:style-name="ce36" office:value-type="string">
            <text:p>CJI</text:p>
          </table:table-cell>
          <table:table-cell table:style-name="ce44" office:value-type="string">
            <text:p>Felipe López</text:p>
          </table:table-cell>
          <table:table-cell table:style-name="ce71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7"/>
          <table:table-cell table:style-name="ce20" office:value-type="float" office:value="734339">
            <text:p>734339</text:p>
          </table:table-cell>
          <table:table-cell table:style-name="ce20"/>
          <table:table-cell table:style-name="ce16" office:value-type="string">
            <text:p>felipe.lopez.ext</text:p>
          </table:table-cell>
          <table:table-cell table:style-name="ce193" office:value-type="string">
            <text:p><text:a xlink:href="mailto:felipe.lopez.ext@juntadeandalucia.es">felipe.lopez.ext@juntadeandaluci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3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Rafael Ayerbe Bernal</text:p>
          </table:table-cell>
          <table:table-cell table:style-name="ce71" office:value-type="string">
            <text:p>Jefe de Servicio de Informática (Secretaría General Técnica) 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127" office:value-type="string">
            <text:p>303490 <text:s text:c="2"/>955003490</text:p>
          </table:table-cell>
          <table:table-cell table:style-name="ce20"/>
          <table:table-cell table:style-name="ce153" office:value-type="string">
            <text:p>X</text:p>
          </table:table-cell>
          <table:table-cell table:style-name="ce16" office:value-type="string">
            <text:p>rafael.ayerbe</text:p>
          </table:table-cell>
          <table:table-cell table:style-name="ce193" office:value-type="string">
            <text:p><text:a xlink:href="mailto:rafael.ayerbe@juntadeandalucia.es">rafael.ayerbe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Nicolás Martínez Fernández</text:p>
          </table:table-cell>
          <table:table-cell table:style-name="ce71" office:value-type="string">
            <text:p>Responsable Área de Explotación y Sistemas del Servicio de Informátic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7" office:value-type="string">
            <text:p>303546 <text:s/>955003546</text:p>
          </table:table-cell>
          <table:table-cell table:style-name="ce20" table:number-columns-repeated="2"/>
          <table:table-cell table:style-name="ce16" office:value-type="string">
            <text:p>nicolas.martinez</text:p>
          </table:table-cell>
          <table:table-cell table:style-name="ce193" office:value-type="string">
            <text:p><text:a xlink:href="mailto:nicolas.martinez@juntadeandalucia.es">nicolas.martinez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Eduardo Fedriani Montero</text:p>
          </table:table-cell>
          <table:table-cell table:style-name="ce71" office:value-type="string">
            <text:p>Responsable del equipo de Bases de Datos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 office:value-type="string">
            <text:p>303530 <text:s text:c="2"/>955003530</text:p>
          </table:table-cell>
          <table:table-cell table:style-name="ce20" office:value-type="string">
            <text:p>733490 <text:s/>67790349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eduardo.fedriani</text:p>
          </table:table-cell>
          <table:table-cell table:style-name="ce193" office:value-type="string">
            <text:p><text:a xlink:href="mailto:eduardo.fedriani@juntadeandalucia.es">eduardo.fedriani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Miguel Ángel <text:s/>Hinojosa Romero</text:p>
          </table:table-cell>
          <table:table-cell table:style-name="ce71" office:value-type="string">
            <text:p>Responsable de</text:p>
            <text:p>Servidores de</text:p>
            <text:p>Aplicaciones y Despliegu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27" office:value-type="string">
            <text:p>303791 <text:s/>955003791</text:p>
          </table:table-cell>
          <table:table-cell table:style-name="ce20" table:number-columns-repeated="2"/>
          <table:table-cell table:style-name="ce16" office:value-type="string">
            <text:p>miguelangel.hinojosa</text:p>
          </table:table-cell>
          <table:table-cell table:style-name="ce193" office:value-type="string">
            <text:p><text:a xlink:href="mailto:miguelangel.hinojosa@juntadeandalucia.es">miguelangel.hinojosa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María Reyes Frutos Arjona</text:p>
          </table:table-cell>
          <table:table-cell table:style-name="ce71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7" office:value-type="string">
            <text:p>392846 <text:s text:c="2"/>955625846</text:p>
          </table:table-cell>
          <table:table-cell table:style-name="ce20"/>
          <table:table-cell table:style-name="ce153" office:value-type="string">
            <text:p>X</text:p>
          </table:table-cell>
          <table:table-cell table:style-name="ce16" office:value-type="string">
            <text:p>mariar.frutos</text:p>
          </table:table-cell>
          <table:table-cell table:style-name="ce193" office:value-type="string">
            <text:p><text:a xlink:href="mailto:mariar.frutos@juntadeandalucia.es">mariar.frutos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Ana Alonso Piñón</text:p>
          </table:table-cell>
          <table:table-cell table:style-name="ce71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7"/>
          <table:table-cell table:style-name="ce20" table:number-columns-repeated="2"/>
          <table:table-cell table:style-name="ce16" office:value-type="string">
            <text:p>anai.alonso.ext</text:p>
          </table:table-cell>
          <table:table-cell table:style-name="ce193" office:value-type="string">
            <text:p><text:a xlink:href="mailto:anai.alonso.ext@juntadeandalucia.es">anai.alonso.ext@juntadeandalucia.es</text:a></text:p>
          </table:table-cell>
          <table:table-cell table:style-name="ce42" table:number-columns-repeated="1004"/>
        </table:table-row>
        <table:table-row table:style-name="ro3">
          <table:table-cell table:style-name="ce8" office:value-type="string">
            <text:p>1-76664164</text:p>
          </table:table-cell>
          <table:table-cell table:style-name="ce26" office:value-type="float" office:value="93240">
            <text:p>93240</text:p>
          </table:table-cell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Francisco Martínez Vega</text:p>
          </table:table-cell>
          <table:table-cell table:style-name="ce71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7"/>
          <table:table-cell table:style-name="ce20" office:value-type="float" office:value="645051964">
            <text:p>645051964</text:p>
          </table:table-cell>
          <table:table-cell table:style-name="ce157"/>
          <table:table-cell table:style-name="ce16" office:value-type="string">
            <text:p>francisco.martinez.vega.ext</text:p>
          </table:table-cell>
          <table:table-cell table:style-name="ce193" office:value-type="string">
            <text:p><text:a xlink:href="mailto:francisco.martinez.vega.ext@juntadeandalucia.es">francisco.martinez.vega.ext@juntadeandalucia.es</text:a></text:p>
          </table:table-cell>
          <table:table-cell table:style-name="ce42" table:number-columns-repeated="1004"/>
        </table:table-row>
        <table:table-row table:style-name="ro6">
          <table:table-cell table:style-name="ce8"/>
          <table:table-cell table:style-name="ce26"/>
          <table:table-cell table:style-name="ce38" table:content-validation-name="val1"/>
          <table:table-cell table:style-name="ce33" table:content-validation-name="val2" office:value-type="string">
            <text:p>A y B</text:p>
          </table:table-cell>
          <table:table-cell table:style-name="ce44" office:value-type="string">
            <text:p>CMAOT</text:p>
          </table:table-cell>
          <table:table-cell table:style-name="ce48" office:value-type="string">
            <text:p>Consejería de Medio Ambiente y Ordenación del Territorio </text:p>
          </table:table-cell>
          <table:table-cell table:style-name="ce55"/>
          <table:table-cell table:style-name="ce44" office:value-type="string">
            <text:p>Antonio Tovar Castellanos</text:p>
          </table:table-cell>
          <table:table-cell table:style-name="ce71" office:value-type="string">
            <text:p>Departamento de sistemas y comun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string">
            <text:p>955003455/</text:p>
            <text:p>303455</text:p>
          </table:table-cell>
          <table:table-cell table:style-name="ce37"/>
          <table:table-cell table:style-name="ce153" office:value-type="string">
            <text:p>X</text:p>
          </table:table-cell>
          <table:table-cell table:style-name="ce16" office:value-type="string">
            <text:p>antonio.tovar</text:p>
          </table:table-cell>
          <table:table-cell table:style-name="ce193" office:value-type="string">
            <text:p><text:a xlink:href="mailto:antonio.tovar@juntadeandalucia.es">antonio.tovar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7">
          <table:table-cell table:style-name="ce5"/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42" office:value-type="string">
            <text:p>Antonio Márquez Arbizu </text:p>
          </table:table-cell>
          <table:table-cell table:style-name="ce71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3" office:value-type="string">
            <text:p>670948125 / 748125</text:p>
          </table:table-cell>
          <table:table-cell table:style-name="ce23" office:value-type="string">
            <text:p>X</text:p>
          </table:table-cell>
          <table:table-cell table:style-name="ce172" office:value-type="string">
            <text:p>antonio.marquez.arbizu</text:p>
          </table:table-cell>
          <table:table-cell table:style-name="ce5" office:value-type="string">
            <text:p>antonio.marquez.arbizu@juntadeandalucia.es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62198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42" office:value-type="string">
            <text:p>Francisco Javier Manzano Moñino</text:p>
          </table:table-cell>
          <table:table-cell table:style-name="ce71" office:value-type="string">
            <text:p><text:span text:style-name="T6">(Representante Suplente) </text:span>Adjunto al 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34" office:value-type="string">
            <text:p>670949945/</text:p>
            <text:p>749945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franciscoj.manzano</text:p>
          </table:table-cell>
          <table:table-cell table:style-name="ce14" office:value-type="string">
            <text:p><text:a xlink:href="mailto:franciscoj.manzano@juntadeandalucia.es">franciscoj.manzano@juntadeandalucia.es</text:a></text:p>
          </table:table-cell>
          <table:table-cell table:style-name="ce42" office:value-type="string">
            <text:p>PS correo: RESUELTA Y CONFORME. REPRESENTANTE SUPLENTE. 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Francisco Flores Naharro</text:p>
          </table:table-cell>
          <table:table-cell table:style-name="ce71" office:value-type="string">
            <text:p>Asesor Técnico - Responsable del Área de Produc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34" office:value-type="float" office:value="670947954">
            <text:p>670947954</text:p>
          </table:table-cell>
          <table:table-cell table:style-name="ce34"/>
          <table:table-cell table:style-name="ce16" office:value-type="string">
            <text:p>francisco.flores</text:p>
          </table:table-cell>
          <table:table-cell table:style-name="ce14" office:value-type="string">
            <text:p><text:a xlink:href="mailto:francisco.flores@juntadeandalucia.es">francisco.flores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12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Rosario Santiago Moreno</text:p>
          </table:table-cell>
          <table:table-cell table:style-name="ce71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float" office:value="697958802">
            <text:p>697958802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rosario.santiago.ext</text:p>
          </table:table-cell>
          <table:table-cell table:style-name="ce14" office:value-type="string">
            <text:p><text:a xlink:href="mailto:rosario.santiago.ext@juntadeandalucia.es">rosario.santiago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3" table:number-columns-repeated="1003"/>
        </table:table-row>
        <table:table-row table:style-name="ro5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Hans Dekker Dekker</text:p>
          </table:table-cell>
          <table:table-cell table:style-name="ce71" office:value-type="string">
            <text:p>Técnico Sistemas Solari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697958804">
            <text:p>697958804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hans.dekker.ext</text:p>
          </table:table-cell>
          <table:table-cell table:style-name="ce14" office:value-type="string">
            <text:p><text:a xlink:href="mailto:hans.dekker.ext@juntadeandalucia.es">hans.dekker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18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Juan Antonio Solís Lojo</text:p>
          </table:table-cell>
          <table:table-cell table:style-name="ce71" office:value-type="string">
            <text:p>Técnico Sistemas Linux, virtualización y comunicaciones. Frontales y Servidores de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697958803">
            <text:p>697958803</text:p>
          </table:table-cell>
          <table:table-cell table:style-name="ce158" office:value-type="string">
            <text:p>X</text:p>
          </table:table-cell>
          <table:table-cell table:style-name="ce16" office:value-type="string">
            <text:p>juan.solis.ext</text:p>
          </table:table-cell>
          <table:table-cell table:style-name="ce14" office:value-type="string">
            <text:p><text:a xlink:href="mailto:juan.solis.ext@juntadeandalucia.es">juan.solis.ex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Ángel María Barroso Chico</text:p>
          </table:table-cell>
          <table:table-cell table:style-name="ce71" office:value-type="string">
            <text:p>Técnico virtualiz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7"/>
          <table:table-cell table:style-name="ce141" office:value-type="float" office:value="753409">
            <text:p>753409</text:p>
          </table:table-cell>
          <table:table-cell table:style-name="ce158" office:value-type="string">
            <text:p>X</text:p>
          </table:table-cell>
          <table:table-cell table:style-name="ce16" office:value-type="string">
            <text:p>angel.barroso</text:p>
          </table:table-cell>
          <table:table-cell table:style-name="ce194" office:value-type="string">
            <text:p><text:a xlink:href="mailto:angel.barroso@juntadeandalucia.es">angel.barroso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2" office:value-type="string">
            <text:p>Nuria Soult Rubio</text:p>
          </table:table-cell>
          <table:table-cell table:style-name="ce71" office:value-type="string">
            <text:p>Jefa Departamento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34" office:value-type="float" office:value="755561">
            <text:p>755561</text:p>
          </table:table-cell>
          <table:table-cell table:style-name="ce158" office:value-type="string">
            <text:p>X</text:p>
          </table:table-cell>
          <table:table-cell table:style-name="ce16" office:value-type="string">
            <text:p>nuria.soult</text:p>
          </table:table-cell>
          <table:table-cell table:style-name="ce14" office:value-type="string">
            <text:p><text:a xlink:href="mailto:nuria.soult@juntadeandalucia.es">nuria.soult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Luis Mª Ruiz Soto</text:p>
          </table:table-cell>
          <table:table-cell table:style-name="ce71" office:value-type="string">
            <text:p>Asesor Técnico Departamento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35237">
            <text:p>335237</text:p>
          </table:table-cell>
          <table:table-cell table:style-name="ce34"/>
          <table:table-cell table:style-name="ce158" office:value-type="string">
            <text:p>X</text:p>
          </table:table-cell>
          <table:table-cell table:style-name="ce16" office:value-type="string">
            <text:p>luism.ruiz</text:p>
          </table:table-cell>
          <table:table-cell table:style-name="ce14" office:value-type="string">
            <text:p><text:a xlink:href="mailto:luism.ruiz@juntadeandalucia.es">luism.ruiz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37305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CPRE</text:p>
          </table:table-cell>
          <table:table-cell table:style-name="ce48" office:value-type="string">
            <text:p>Consejería de Presidencia</text:p>
          </table:table-cell>
          <table:table-cell table:style-name="ce55"/>
          <table:table-cell table:style-name="ce71" office:value-type="string">
            <text:p>Antonio Dorado Pino</text:p>
          </table:table-cell>
          <table:table-cell table:style-name="ce71" office:value-type="string">
            <text:p>Jefe de Proyect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35116">
            <text:p>335116</text:p>
          </table:table-cell>
          <table:table-cell table:style-name="ce34"/>
          <table:table-cell table:style-name="ce152"/>
          <table:table-cell table:style-name="ce16" office:value-type="string">
            <text:p>antonio.dorado</text:p>
          </table:table-cell>
          <table:table-cell table:style-name="ce14" office:value-type="string">
            <text:p><text:a xlink:href="mailto:antonio.dorado@juntadeandalucia.es">antonio.dorado@juntadeandalucia.es</text:a></text:p>
          </table:table-cell>
          <table:table-cell table:style-name="ce42" office:value-type="string">
            <text:p>PS PROACTIVA que incluye Datos Enlace Dinamizador y Datos Técnicos:RESUELTA yCONFORME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9" office:value-type="string">
            <text:p>1-47158697</text:p>
          </table:table-cell>
          <table:table-cell table:style-name="ce27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A y B</text:p>
          </table:table-cell>
          <table:table-cell table:style-name="ce42" office:value-type="string">
            <text:p>CTC</text:p>
          </table:table-cell>
          <table:table-cell table:style-name="ce52" office:value-type="string">
            <text:p>Consejería de Turismo y Comercio</text:p>
          </table:table-cell>
          <table:table-cell table:style-name="ce59"/>
          <table:table-cell table:style-name="ce42" office:value-type="string">
            <text:p>Manuel Jesús Álvarez Márquez</text:p>
          </table:table-cell>
          <table:table-cell table:style-name="ce42" office:value-type="string">
            <text:p><text:s/>Adjunto Servicio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41812">
            <text:p>74181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nuelj.alvarez</text:p>
          </table:table-cell>
          <table:table-cell table:style-name="ce5" office:value-type="string">
            <text:p><text:a xlink:href="mailto:manuelj.alvarez@juntadeandalucia.es">manuelj.alvarez@juntadeandalucia.es</text:a></text:p>
          </table:table-cell>
          <table:table-cell table:style-name="ce42" office:value-type="string">
            <text:p><text:span text:style-name="T26">CAMBIO DE RESPONSABLE POR FALLECIMIENTO</text:span>. 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7">
          <table:table-cell table:style-name="ce5" office:value-type="string">
            <text:p>1-4714209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A y B</text:p>
          </table:table-cell>
          <table:table-cell table:style-name="ce42" office:value-type="string">
            <text:p>CTC</text:p>
          </table:table-cell>
          <table:table-cell table:style-name="ce52" office:value-type="string">
            <text:p>Consejería de Turismo y Comercio</text:p>
          </table:table-cell>
          <table:table-cell table:style-name="ce59"/>
          <table:table-cell table:style-name="ce67" office:value-type="string">
            <text:p>Alberto José Díaz Caballero</text:p>
          </table:table-cell>
          <table:table-cell table:style-name="ce42" office:value-type="string">
            <text:p>Jefe Proyec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3" office:value-type="string">
            <text:p>623082/</text:p>
            <text:p>662973082</text:p>
          </table:table-cell>
          <table:table-cell table:style-name="ce23" office:value-type="string">
            <text:p>X</text:p>
          </table:table-cell>
          <table:table-cell table:style-name="ce16" office:value-type="string">
            <text:p>albertoj.diaz</text:p>
          </table:table-cell>
          <table:table-cell table:style-name="ce188" office:value-type="string">
            <text:p><text:a xlink:href="mailto:albertoj.diaz@juntadeandalucia.es">albertoj.diaz@juntadeandalucia.es</text:a></text:p>
          </table:table-cell>
          <table:table-cell table:style-name="ce42" office:value-type="string">
            <text:p>PS PROACTIVA Datos te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4209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A y B</text:p>
          </table:table-cell>
          <table:table-cell table:style-name="ce42" office:value-type="string">
            <text:p>CTC</text:p>
          </table:table-cell>
          <table:table-cell table:style-name="ce52" office:value-type="string">
            <text:p>Consejería de Turismo y Comercio</text:p>
          </table:table-cell>
          <table:table-cell table:style-name="ce59"/>
          <table:table-cell table:style-name="ce42" office:value-type="string">
            <text:p>Francisco Javier García Pedrosa</text:p>
          </table:table-cell>
          <table:table-cell table:style-name="ce42" office:value-type="string">
            <text:p>Administrador Bas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string">
            <text:p>626981/</text:p>
            <text:p>662976981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franciscoj.garcia.pedrosa.ext</text:p>
          </table:table-cell>
          <table:table-cell table:style-name="ce5" office:value-type="string">
            <text:p><text:a xlink:href="mailto:franciscoj.garcia.pedrosa.ext@juntadeandalucia.es">franciscoj.garcia.pedrosa.ext@juntadeandalucia.es</text:a></text:p>
          </table:table-cell>
          <table:table-cell table:style-name="ce42" office:value-type="string">
            <text:p>PS PROACTIVA Datos te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6988479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A y B</text:p>
          </table:table-cell>
          <table:table-cell table:style-name="ce42" office:value-type="string">
            <text:p>CTC</text:p>
          </table:table-cell>
          <table:table-cell table:style-name="ce52" office:value-type="string">
            <text:p>Consejería de Turismo y Comercio</text:p>
          </table:table-cell>
          <table:table-cell table:style-name="ce59"/>
          <table:table-cell table:style-name="ce42" office:value-type="string">
            <text:p>Jesús Romero Muñoz </text:p>
          </table:table-cell>
          <table:table-cell table:style-name="ce42" office:value-type="string">
            <text:p>Adjunto Jefatura de Servicio de Informátic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string">
            <text:p>736506/</text:p>
            <text:p>677906506 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esus.romero.munoz</text:p>
          </table:table-cell>
          <table:table-cell table:style-name="ce5" office:value-type="string">
            <text:p><text:a xlink:href="mailto:jesus.romero.munoz@juntadeandalucia.es">jesus.romero.munoz@juntadeandaluci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14932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42" office:value-type="string">
            <text:p>Martín Ayastuy López</text:p>
          </table:table-cell>
          <table:table-cell table:style-name="ce42" office:value-type="string">
            <text:p>Jefe de Servicio de Prospección del Mercado de Trabajo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46888">
            <text:p>746888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rtin.ayastuy</text:p>
          </table:table-cell>
          <table:table-cell table:style-name="ce5" office:value-type="string">
            <text:p><text:a xlink:href="mailto:martin.ayastuy@juntadeandalucia.es">martin.ayastuy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29" office:value-type="string">
            <text:p>SANDETEL</text:p>
          </table:table-cell>
          <table:table-cell table:style-name="ce66" office:value-type="string">
            <text:p>Miguel Ballesteros Cáliz</text:p>
          </table:table-cell>
          <table:table-cell table:style-name="ce66" office:value-type="string">
            <text:p>Adjunto a Jefe de Servicio o asimilad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120" office:value-type="float" office:value="696602">
            <text:p>696602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miguel.ballesteros</text:p>
          </table:table-cell>
          <table:table-cell table:style-name="ce5" office:value-type="string">
            <text:p><text:a xlink:href="mailto:miguel.ballesteros@juntadeandalucia.es">miguel.ballesteros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José Carlos Pavón</text:p>
          </table:table-cell>
          <table:table-cell table:style-name="ce66" office:value-type="string">
            <text:p>Administrador de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42" office:value-type="float" office:value="660550667">
            <text:p>660550667</text:p>
          </table:table-cell>
          <table:table-cell table:style-name="ce142" office:value-type="string">
            <text:p>X</text:p>
          </table:table-cell>
          <table:table-cell table:style-name="ce16" office:value-type="string">
            <text:p>josec.pavon.ext</text:p>
          </table:table-cell>
          <table:table-cell table:style-name="ce195" office:value-type="string">
            <text:p><text:a xlink:href="mailto:josec.pavon.ext@juntadeandalucia.es">josec.pavon.ext@juntadeandalucia.es</text:a></text:p>
            <text:p/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Oscar Caro Quintero</text:p>
          </table:table-cell>
          <table:table-cell table:style-name="ce66" office:value-type="string">
            <text:p>Administrador de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42" office:value-type="float" office:value="660550667">
            <text:p>660550667</text:p>
          </table:table-cell>
          <table:table-cell table:style-name="ce142" office:value-type="string">
            <text:p>X</text:p>
          </table:table-cell>
          <table:table-cell table:style-name="ce16" office:value-type="string">
            <text:p>oscar.caro.ext</text:p>
          </table:table-cell>
          <table:table-cell table:style-name="ce19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216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Francisco Pardillo</text:p>
          </table:table-cell>
          <table:table-cell table:style-name="ce66" office:value-type="string">
            <text:p>Administrador de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29" office:value-type="float" office:value="647118609">
            <text:p>647118609</text:p>
          </table:table-cell>
          <table:table-cell table:style-name="ce142" office:value-type="string">
            <text:p>X</text:p>
          </table:table-cell>
          <table:table-cell table:style-name="ce176" office:value-type="string">
            <text:p>francisco.pardillo.ext</text:p>
          </table:table-cell>
          <table:table-cell table:style-name="ce25" office:value-type="string">
            <text:p><text:a xlink:href="mailto:exod.tic.sae@juntadeandalucia.es">francisco.pardillo.ext@juntadeandalucia.es</text:a> 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3" office:value-type="float" office:value="200441">
            <text:p>200441</text:p>
          </table:table-cell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Eduardo Pérez Ortiz</text:p>
          </table:table-cell>
          <table:table-cell table:style-name="ce66" office:value-type="string">
            <text:p>Administrador de Servidor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9" office:value-type="float" office:value="954938378">
            <text:p>954938378</text:p>
          </table:table-cell>
          <table:table-cell table:style-name="ce142" office:value-type="float" office:value="660550667">
            <text:p>660550667</text:p>
          </table:table-cell>
          <table:table-cell table:style-name="ce142" office:value-type="string">
            <text:p>X</text:p>
          </table:table-cell>
          <table:table-cell table:style-name="ce176" office:value-type="string">
            <text:p>eduardo.perez.ortiz.ext</text:p>
          </table:table-cell>
          <table:table-cell table:style-name="ce25" office:value-type="string">
            <text:p>eduardo.perez.ortiz.ext@juntadeandalucia.es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73" office:value-type="string">
            <text:p>Jose Juan Palao</text:p>
          </table:table-cell>
          <table:table-cell table:style-name="ce66" office:value-type="string">
            <text:p>Administrador de Servidor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9"/>
          <table:table-cell table:style-name="ce177" office:value-type="string">
            <text:p>josej.palao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Javier Barroso Tristán</text:p>
          </table:table-cell>
          <table:table-cell table:style-name="ce66" office:value-type="string">
            <text:p>Administrador de Servidor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9"/>
          <table:table-cell table:style-name="ce177" office:value-type="string">
            <text:p>javier.barroso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2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Carlos Molina García</text:p>
          </table:table-cell>
          <table:table-cell table:style-name="ce66" office:value-type="string">
            <text:p>Responsable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8"/>
          <table:table-cell table:style-name="ce120" office:value-type="float" office:value="690886934">
            <text:p>690886934</text:p>
          </table:table-cell>
          <table:table-cell table:style-name="ce120"/>
          <table:table-cell table:style-name="ce176" office:value-type="string">
            <text:p>carlos.molina.ext</text:p>
          </table:table-cell>
          <table:table-cell table:style-name="ce5" office:value-type="string">
            <text:p><text:a xlink:href="mailto:coordinacion.tic.sae@juntadeandalucia.es">coordinacion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3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Luis Carrascal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20" office:value-type="string">
            <text:p>X</text:p>
          </table:table-cell>
          <table:table-cell table:style-name="ce176" office:value-type="string">
            <text:p>luis.carrascal.ext</text:p>
          </table:table-cell>
          <table:table-cell table:style-name="ce5" office:value-type="string">
            <text:p><text:a xlink:href="mailto:coordinacion.tic.sae@juntadeandalucia.es">coordinacion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Juan José Guerra Martín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0" office:value-type="string">
            <text:p>X</text:p>
          </table:table-cell>
          <table:table-cell table:style-name="ce15" office:value-type="string">
            <text:p>jjose.guerra.ext</text:p>
          </table:table-cell>
          <table:table-cell table:style-name="ce5" office:value-type="string">
            <text:p><text:a xlink:href="mailto:coordinacion.tic.sae@juntadeandalucia.es">coordinacion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Antonio Sojo Ballesteros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9"/>
          <table:table-cell table:style-name="ce15" office:value-type="string">
            <text:p>antonio.sojo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Carlos López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9"/>
          <table:table-cell table:style-name="ce15" office:value-type="string">
            <text:p>carlos.lopez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60"/>
          <table:table-cell table:style-name="ce66" office:value-type="string">
            <text:p>Diego Ramírez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128" office:value-type="float" office:value="346925">
            <text:p>346925</text:p>
          </table:table-cell>
          <table:table-cell table:style-name="ce120" office:value-type="float" office:value="660550667">
            <text:p>660550667</text:p>
          </table:table-cell>
          <table:table-cell table:style-name="ce159"/>
          <table:table-cell table:style-name="ce15" office:value-type="string">
            <text:p>diego.ramirez.ext</text:p>
          </table:table-cell>
          <table:table-cell table:style-name="ce5" office:value-type="string">
            <text:p><text:a xlink:href="mailto:siser.tic.sae@juntadeandalucia.es">siser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169545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A y B</text:p>
          </table:table-cell>
          <table:table-cell table:style-name="ce42" office:value-type="string">
            <text:p>SAE</text:p>
          </table:table-cell>
          <table:table-cell table:style-name="ce51" office:value-type="string">
            <text:p>Servicio Andaluz de Empleo</text:p>
          </table:table-cell>
          <table:table-cell table:style-name="ce29" office:value-type="string">
            <text:p>SANDETEL</text:p>
          </table:table-cell>
          <table:table-cell table:style-name="ce66" office:value-type="string">
            <text:p>Eva García Lanzas</text:p>
          </table:table-cell>
          <table:table-cell table:style-name="ce66" office:value-type="string">
            <text:p>Otros Técnic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8"/>
          <table:table-cell table:style-name="ce120" office:value-type="float" office:value="699598">
            <text:p>699598</text:p>
          </table:table-cell>
          <table:table-cell table:style-name="ce159"/>
          <table:table-cell table:style-name="ce15" office:value-type="string">
            <text:p>eva.garcia.lanzas.ext</text:p>
          </table:table-cell>
          <table:table-cell table:style-name="ce5" office:value-type="string">
            <text:p><text:a xlink:href="mailto:coordinacion.tic.sae@juntadeandalucia.es">coordinacion.tic.sae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4">
          <table:table-cell table:style-name="ce4" office:value-type="string" table:number-columns-spanned="5" table:number-rows-spanned="1">
            <text:p>Organismos grupo C – Sector Socio Sanitario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54"/>
          <table:table-cell table:style-name="ce4" table:number-columns-repeated="9"/>
          <table:table-cell table:style-name="ce54" table:number-columns-repeated="2"/>
          <table:table-cell table:style-name="ce4" table:number-columns-repeated="3"/>
          <table:table-cell table:style-name="ce43" table:number-columns-repeated="1003"/>
        </table:table-row>
        <table:table-row table:style-name="ro19">
          <table:table-cell table:style-name="ce9" office:value-type="string">
            <text:p>1-47046285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ASAG</text:p>
          </table:table-cell>
          <table:table-cell table:style-name="ce48" office:value-type="string">
            <text:p>Agencia Sanitaria del Alto Guadalquivir</text:p>
          </table:table-cell>
          <table:table-cell table:style-name="ce55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5" office:value-type="string">
            <text:p><text:a xlink:href="mailto:pedroa.alcantara@juntadeandalucia.es">pedroa.alcantara@juntadeandalucia.es</text:a></text:p>
          </table:table-cell>
          <table:table-cell table:style-name="ce42" office:value-type="string">
            <text:p>Anterior valor: <text:span text:style-name="T27">Francisco Javier López Solier</text:span></text:p>
            <text:p><text:span text:style-name="T27">Subdirector de Informática, 221593, </text:span><text:span text:style-name="T27"><text:a xlink:href="mailto:flopezs@ephag.es">flopezs@ephag.es</text:a></text:span><text:span text:style-name="T27">; </text:span><text:span text:style-name="T27"><text:a xlink:href="mailto:franciscoj.lopez.solier.sspa@juntadeandalucia.es">franciscoj.lopez.solier.sspa@juntadeandalucia.es</text:a></text:span><text:span text:style-name="T27">. Se motidica por indicación de Juan José </text:span><text:span text:style-name="T27">Bandera (Director Gerente FpyS)</text:span>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049398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ASAG</text:p>
          </table:table-cell>
          <table:table-cell table:style-name="ce48" office:value-type="string">
            <text:p>Agencia Sanitaria del Alto Guadalquivir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José Garrido Carrillo</text:p>
          </table:table-cell>
          <table:table-cell table:style-name="ce42" office:value-type="string">
            <text:p>Resp. Area 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221594">
            <text:p>22159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.garrido.sspa</text:p>
          </table:table-cell>
          <table:table-cell table:style-name="ce5" office:value-type="string">
            <text:p><text:a xlink:href="mailto:jgarrido@ephag.es">jgarrido@ephag.es</text:a></text:p>
          </table:table-cell>
          <table:table-cell table:style-name="ce42" office:value-type="string">
            <text:p>Resuelta. Pendiente de conformidad.</text:p>
          </table:table-cell>
          <table:table-cell table:style-name="ce42" table:number-columns-repeated="1003"/>
        </table:table-row>
        <table:table-row table:style-name="ro1">
          <table:table-cell table:style-name="ce9" office:value-type="string">
            <text:p>1-47063915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ASAG</text:p>
          </table:table-cell>
          <table:table-cell table:style-name="ce48" office:value-type="string">
            <text:p>Agencia Sanitaria del Alto Guadalquivir</text:p>
          </table:table-cell>
          <table:table-cell table:style-name="ce20" office:value-type="string">
            <text:p>SSPA</text:p>
          </table:table-cell>
          <table:table-cell table:style-name="ce74" office:value-type="string">
            <text:p>Francisco Román Rodríguez</text:p>
          </table:table-cell>
          <table:table-cell table:style-name="ce74" office:value-type="string">
            <text:p>R.U. Sistemas Alcala la Real (Ingeniero Técnico de Sistemas. <text:span text:style-name="T3">Bases de Datos Oracle 11g)</text:span>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130" office:value-type="string">
            <text:p>281036 / </text:p>
            <text:p>953599036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francisco.roman.sspa</text:p>
          </table:table-cell>
          <table:table-cell table:style-name="ce196" office:value-type="string">
            <text:p><text:span text:style-name="T11"><text:a xlink:href="mailto:francisco.roman.sspa@juntadeandalucia.es">francisco.roman.sspa@juntadeandalucia.es</text:a></text:span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5">
          <table:table-cell table:style-name="ce9"/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ASAG</text:p>
          </table:table-cell>
          <table:table-cell table:style-name="ce48" office:value-type="string">
            <text:p>Agencia Sanitaria del Alto Guadalquivir</text:p>
          </table:table-cell>
          <table:table-cell table:style-name="ce20" office:value-type="string">
            <text:p>SSPA</text:p>
          </table:table-cell>
          <table:table-cell table:style-name="ce74" office:value-type="string">
            <text:p>Azahara Torres Medina</text:p>
          </table:table-cell>
          <table:table-cell table:style-name="ce74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30" office:value-type="float" office:value="594093">
            <text:p>59409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zahara.torres.sspa </text:p>
          </table:table-cell>
          <table:table-cell table:style-name="ce196" office:value-type="string">
            <text:p><text:a xlink:href="mailto:Azahara.torres.sspa@juntadeandalucia.es">Azahara.torres.sspa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 table:number-columns-repeated="1004"/>
        </table:table-row>
        <table:table-row table:style-name="ro5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37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5" office:value-type="string">
            <text:p><text:a xlink:href="mailto:pedroa.alcantara@juntadeandalucia.es">pedroa.alcantar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Juan Ignacio Román Sánchez</text:p>
          </table:table-cell>
          <table:table-cell table:style-name="ce42" office:value-type="string">
            <text:p>Resp.Sistemas y Comunicaciones ASBG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float" office:value="390001">
            <text:p>390001</text:p>
          </table:table-cell>
          <table:table-cell table:style-name="ce20" office:value-type="float" office:value="756968">
            <text:p>756968</text:p>
          </table:table-cell>
          <table:table-cell table:style-name="ce20" office:value-type="string">
            <text:p>X</text:p>
          </table:table-cell>
          <table:table-cell table:style-name="ce178" office:value-type="string">
            <text:p>jignacio.roman.sspa</text:p>
          </table:table-cell>
          <table:table-cell table:style-name="ce5" office:value-type="string">
            <text:p><text:a xlink:href="mailto:jignacio.roman.sspa@juntadeandalucia.es">jignacio.roman.sspa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Ignacio Hidalgo Elvira</text:p>
          </table:table-cell>
          <table:table-cell table:style-name="ce42" office:value-type="string">
            <text:p>Resp.TIC del Hosp.Alta Resolución Sierra Norte de Sevilla de la ASBG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384042">
            <text:p>384042</text:p>
          </table:table-cell>
          <table:table-cell table:style-name="ce20" office:value-type="float" office:value="761313">
            <text:p>761313</text:p>
          </table:table-cell>
          <table:table-cell table:style-name="ce29"/>
          <table:table-cell table:style-name="ce16" office:value-type="string">
            <text:p>ignacio.hidalgo.sspa</text:p>
          </table:table-cell>
          <table:table-cell table:style-name="ce5" office:value-type="string">
            <text:p><text:a xlink:href="mailto:ignacio.hidalgo.sspa@juntadeandalucia.es">ignacio.hidalgo.ssp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61" office:value-type="string">
            <text:p>EPSBG</text:p>
          </table:table-cell>
          <table:table-cell table:style-name="ce42" office:value-type="string">
            <text:p>Juan Carlos Liñán Reyes</text:p>
          </table:table-cell>
          <table:table-cell table:style-name="ce42" office:value-type="string">
            <text:p>Resp.TIC del Hosp.Alta Resolución de Ecija de la ASBG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385035">
            <text:p>385035</text:p>
          </table:table-cell>
          <table:table-cell table:style-name="ce20" office:value-type="float" office:value="761294">
            <text:p>761294</text:p>
          </table:table-cell>
          <table:table-cell table:style-name="ce29"/>
          <table:table-cell table:style-name="ce16" office:value-type="string">
            <text:p>jcarlos.linan.epsbg</text:p>
          </table:table-cell>
          <table:table-cell table:style-name="ce5" office:value-type="string">
            <text:p><text:a xlink:href="mailto:carlos.linan.sspa@juntadeandalucia.es">carlos.linan.ssp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Sonia Martínez Castro</text:p>
          </table:table-cell>
          <table:table-cell table:style-name="ce42" office:value-type="string">
            <text:p>Resp.TIC del Hosp.Alta Resolución de Utrera de la ASBG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396024">
            <text:p>396024</text:p>
          </table:table-cell>
          <table:table-cell table:style-name="ce20" office:value-type="float" office:value="698635">
            <text:p>698635</text:p>
          </table:table-cell>
          <table:table-cell table:style-name="ce29"/>
          <table:table-cell table:style-name="ce16" office:value-type="string">
            <text:p>sonia.martinez.castro.sspa</text:p>
          </table:table-cell>
          <table:table-cell table:style-name="ce5" office:value-type="string">
            <text:p><text:a xlink:href="mailto:sonia.martinez.castro.sspa@juntadeandalucia.es">sonia.martinez.castro.ssp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3781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BG</text:p>
          </table:table-cell>
          <table:table-cell table:style-name="ce42" office:value-type="string">
            <text:p>Agencia Sanitaria del Bajo Guadalquivir 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José Antonio Gómez Álvarez</text:p>
          </table:table-cell>
          <table:table-cell table:style-name="ce42" office:value-type="string">
            <text:p>Resp.TIC del Hosp.Alta Resolución de Moron de la ASBG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 office:value-type="float" office:value="955851711">
            <text:p>955851711</text:p>
          </table:table-cell>
          <table:table-cell table:style-name="ce20"/>
          <table:table-cell table:style-name="ce29"/>
          <table:table-cell table:style-name="ce16" office:value-type="string">
            <text:p>josea.gomez.sspa</text:p>
          </table:table-cell>
          <table:table-cell table:style-name="ce5" office:value-type="string">
            <text:p><text:a xlink:href="mailto:josea.gomez.sspa@juntadeandalucia.es">josea.gomez.sspa@juntadeandaluci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5016248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SDA</text:p>
          </table:table-cell>
          <table:table-cell table:style-name="ce42" office:value-type="string">
            <text:p>Agencia de Servicios Sociales y Dependencia de Andalucía </text:p>
          </table:table-cell>
          <table:table-cell table:style-name="ce20"/>
          <table:table-cell table:style-name="ce42" office:value-type="string">
            <text:p>Eduardo Venegas Bellido</text:p>
          </table:table-cell>
          <table:table-cell table:style-name="ce42" office:value-type="string">
            <text:p>Jefe de Sistemas Informáticos y Nuevas Tecnología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73623">
            <text:p>37362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eduardo.venegas.bellido</text:p>
          </table:table-cell>
          <table:table-cell table:style-name="ce5" office:value-type="string">
            <text:p><text:a xlink:href="mailto:eduardo.venegas.bellido@juntadeandalucia.es">eduardo.venegas.bellido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16248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SDA</text:p>
          </table:table-cell>
          <table:table-cell table:style-name="ce42" office:value-type="string">
            <text:p>Agencia de Servicios Sociales y Dependencia de Andalucía </text:p>
          </table:table-cell>
          <table:table-cell table:style-name="ce20"/>
          <table:table-cell table:style-name="ce42" office:value-type="string">
            <text:p>Alberto Rodríguez Vela</text:p>
          </table:table-cell>
          <table:table-cell table:style-name="ce42" office:value-type="string">
            <text:p>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73630">
            <text:p>373630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berto.rodriguez.vela</text:p>
          </table:table-cell>
          <table:table-cell table:style-name="ce5" office:value-type="string">
            <text:p><text:a xlink:href="mailto:alberto.rodriguez.vela@juntadeandalucia.es">alberto.rodriguez.vel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16248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SDA</text:p>
          </table:table-cell>
          <table:table-cell table:style-name="ce42" office:value-type="string">
            <text:p>Agencia de Servicios Sociales y Dependencia de Andalucía </text:p>
          </table:table-cell>
          <table:table-cell table:style-name="ce20"/>
          <table:table-cell table:style-name="ce42" office:value-type="string">
            <text:p>Raúl García León</text:p>
          </table:table-cell>
          <table:table-cell table:style-name="ce42" office:value-type="string">
            <text:p>Desarroll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73627">
            <text:p>373627</text:p>
          </table:table-cell>
          <table:table-cell table:style-name="ce20"/>
          <table:table-cell table:style-name="ce29"/>
          <table:table-cell table:style-name="ce16" office:value-type="string">
            <text:p>raul.garcia.leon</text:p>
          </table:table-cell>
          <table:table-cell table:style-name="ce5" office:value-type="string">
            <text:p><text:a xlink:href="mailto:raul.garcia.leon@juntadeandalucia.es">raul.garcia.leon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016248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ASSDA</text:p>
          </table:table-cell>
          <table:table-cell table:style-name="ce42" office:value-type="string">
            <text:p>Agencia de Servicios Sociales y Dependencia de Andalucía </text:p>
          </table:table-cell>
          <table:table-cell table:style-name="ce20"/>
          <table:table-cell table:style-name="ce42" office:value-type="string">
            <text:p>Álvaro Perera Domínguez </text:p>
          </table:table-cell>
          <table:table-cell table:style-name="ce42" office:value-type="string">
            <text:p>Técnico de Sistemas y 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office:value-type="float" office:value="373643">
            <text:p>37364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varo.perera</text:p>
          </table:table-cell>
          <table:table-cell table:style-name="ce5" office:value-type="string">
            <text:p><text:a xlink:href="mailto:alvaro.perera@juntadeandalucia.es">alvaro.perera@juntadeandaluci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186" office:value-type="string">
            <text:p><text:a xlink:href="mailto:pedroa.alcantara@juntadeandalucia.es">pedroa.alcantar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89613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Cristóbal Román Piña</text:p>
          </table:table-cell>
          <table:table-cell table:style-name="ce42" office:value-type="string">
            <text:p>Director del Área de Sistemas y Tecnologías de EPE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30142">
            <text:p>330142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76" office:value-type="string">
            <text:p>cristobal.roman</text:p>
          </table:table-cell>
          <table:table-cell table:style-name="ce5" office:value-type="string">
            <text:p><text:a xlink:href="mailto:croman@epes.es">croman@epes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Juan Gayubo Autillo</text:p>
          </table:table-cell>
          <table:table-cell table:style-name="ce42" office:value-type="string">
            <text:p>Director de Sistema de Informa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942235">
            <text:p>942235</text:p>
          </table:table-cell>
          <table:table-cell table:style-name="ce20" office:value-type="float" office:value="671942189">
            <text:p>671942189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uan.gayubo</text:p>
          </table:table-cell>
          <table:table-cell table:style-name="ce5" office:value-type="string">
            <text:p><text:a xlink:href="mailto:gayubo@epes.es">gayubo@epes.es</text:a>; <text:a xlink:href="mailto:juan.gayubo@juntadeandalucia.es">juan.gayubo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David Mateos Rueda</text:p>
          </table:table-cell>
          <table:table-cell table:style-name="ce85" office:value-type="string">
            <text:p>Ingeniero técnico Telecomunicación,  EP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1042248 </text:p>
            <text:p>(942248)</text:p>
          </table:table-cell>
          <table:table-cell table:style-name="ce131" office:value-type="string">
            <text:p>670944483 (744483)</text:p>
          </table:table-cell>
          <table:table-cell table:style-name="ce131" office:value-type="string">
            <text:p>X</text:p>
          </table:table-cell>
          <table:table-cell table:style-name="ce179" office:value-type="string">
            <text:p>david.mateos</text:p>
          </table:table-cell>
          <table:table-cell table:style-name="ce85" office:value-type="string">
            <text:p><text:a xlink:href="mailto:dmateos@epes.es">dmateos@epes.es</text:a>;<text:a xlink:href="mailto:david.mateos@juntadeandalucia.es">david.mateos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José Andrés Espinosa Delgado</text:p>
          </table:table-cell>
          <table:table-cell table:style-name="ce75" office:value-type="string">
            <text:p>Responsable técnico sistema de despacho, Técnico de Sistemas, Qualytel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 office:value-type="string">
            <text:p>955030151 </text:p>
            <text:p>(330151)</text:p>
          </table:table-cell>
          <table:table-cell table:style-name="ce131" office:value-type="string">
            <text:p>670943399 (743399)</text:p>
          </table:table-cell>
          <table:table-cell table:style-name="ce131" office:value-type="string">
            <text:p>X</text:p>
          </table:table-cell>
          <table:table-cell table:style-name="ce179" office:value-type="string">
            <text:p>josea.espinosa.ext</text:p>
          </table:table-cell>
          <table:table-cell table:style-name="ce85" office:value-type="string">
            <text:p><text:a xlink:href="mailto:jaespinosa@epes.es">jaespinosa@epes.es</text:a>; <text:span text:style-name="T13"><text:a xlink:href="mailto:josea.espinosa.ext@juntadeandalucia.es">josea.espinosa.ext@juntadeandalucia.es</text:a></text:span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Jorge Jurado Cordón</text:p>
          </table:table-cell>
          <table:table-cell table:style-name="ce75" office:value-type="string">
            <text:p>Responsable de sistemas, coordinación, Ingeniero informático, MKPLAN21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 office:value-type="string">
            <text:p>951042245 (942245)   </text:p>
          </table:table-cell>
          <table:table-cell table:style-name="ce131" office:value-type="string">
            <text:p>697955183</text:p>
            <text:p>(755183)</text:p>
          </table:table-cell>
          <table:table-cell table:style-name="ce131"/>
          <table:table-cell table:style-name="ce179" office:value-type="string">
            <text:p>jorge.jurado.ext</text:p>
          </table:table-cell>
          <table:table-cell table:style-name="ce197" office:value-type="string">
            <text:p><text:a xlink:href="mailto:jjurado@epes.es"> jjurado@epes.es </text:a>; <text:a xlink:href="mailto:jorge.jurado.ext@juntadeandalucia.es">jorge.jurado.ext@juntadeandalucia.es</text:a></text:p>
          </table:table-cell>
          <table:table-cell table:style-name="ce42" table:number-columns-repeated="1004"/>
        </table:table-row>
        <table:table-row table:style-name="ro10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Javier Tomás García</text:p>
          </table:table-cell>
          <table:table-cell table:style-name="ce75" office:value-type="string">
            <text:p>Responsable desarrollo,Ingeniero informático,EZENTI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 office:value-type="string">
            <text:p>951 042 259</text:p>
          </table:table-cell>
          <table:table-cell table:style-name="ce131" office:value-type="string">
            <text:p>682 747 922</text:p>
          </table:table-cell>
          <table:table-cell table:style-name="ce131" office:value-type="string">
            <text:p>X</text:p>
          </table:table-cell>
          <table:table-cell table:style-name="ce179" office:value-type="string">
            <text:p>javier.tomas.ext</text:p>
          </table:table-cell>
          <table:table-cell table:style-name="ce197" office:value-type="string">
            <text:p><text:a xlink:href="mailto:jtomas@epes.es">jtomas@epes.es</text:a>;<text:a xlink:href="mailto:javier.tomas.ext@juntadeandalucia.es">javier.tomas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1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 office:value-type="string">
            <text:p>SSPA</text:p>
          </table:table-cell>
          <table:table-cell table:style-name="ce75" office:value-type="string">
            <text:p>Juan José Cubillas Mercado</text:p>
          </table:table-cell>
          <table:table-cell table:style-name="ce75" office:value-type="string">
            <text:p>Responsable Salud Responde,Ingeniero de Sistemas, Indra Sistemas S.A.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1" office:value-type="float" office:value="953312069">
            <text:p>953312069</text:p>
          </table:table-cell>
          <table:table-cell table:style-name="ce131" office:value-type="float" office:value="635521557">
            <text:p>635521557</text:p>
          </table:table-cell>
          <table:table-cell table:style-name="ce160"/>
          <table:table-cell table:style-name="ce179" office:value-type="string">
            <text:p>juanj.cubillas.exts</text:p>
          </table:table-cell>
          <table:table-cell table:style-name="ce197" office:value-type="string">
            <text:p><text:a xlink:href="mailto:jjcubillas@indra.es">jjcubillas@indra.es</text:a>;<text:span text:style-name="T13"><text:a xlink:href="mailto:juanj.cubillas.exts@juntadeandalucia.es">juanj.cubillas.exts@juntadeandalucia.es</text:a></text:span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51406004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6" office:value-type="string">
            <text:p>Andrés Anerios Llanos</text:p>
          </table:table-cell>
          <table:table-cell table:style-name="ce75" office:value-type="string">
            <text:p>Ingeniero Superior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 office:value-type="float" office:value="914807512">
            <text:p>914807512</text:p>
          </table:table-cell>
          <table:table-cell table:style-name="ce131" office:value-type="float" office:value="647639057">
            <text:p>647639057</text:p>
          </table:table-cell>
          <table:table-cell table:style-name="ce160"/>
          <table:table-cell table:style-name="ce179" office:value-type="string">
            <text:p>andres.aneiros.ext</text:p>
          </table:table-cell>
          <table:table-cell table:style-name="ce197" office:value-type="string">
            <text:p><text:a xlink:href="mailto:andres.aneiros.ext@juntadeandalucia.es">andres.aneiros.ext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51406004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6" office:value-type="string">
            <text:p>Francisco Antonio Muro Abad</text:p>
          </table:table-cell>
          <table:table-cell table:style-name="ce75" office:value-type="string">
            <text:p>Ingeniero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1"/>
          <table:table-cell table:style-name="ce131" office:value-type="float" office:value="647623595">
            <text:p>647623595</text:p>
          </table:table-cell>
          <table:table-cell table:style-name="ce160"/>
          <table:table-cell table:style-name="ce179" office:value-type="string">
            <text:p>franciscoa.muro.ext</text:p>
          </table:table-cell>
          <table:table-cell table:style-name="ce197" office:value-type="string">
            <text:p><text:a xlink:href="mailto:franciscoa.muro.ext@juntadeandalucia.es">franciscoa.muro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806529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75" office:value-type="string">
            <text:p>Joaquín Lago Pérez</text:p>
          </table:table-cell>
          <table:table-cell table:style-name="ce75" office:value-type="string">
            <text:p>Jefe de Proyecto, <text:s/>Indr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31" office:value-type="float" office:value="600479992">
            <text:p>600479992</text:p>
          </table:table-cell>
          <table:table-cell table:style-name="ce160"/>
          <table:table-cell table:style-name="ce179" office:value-type="string">
            <text:p>joaquin.lago.ext</text:p>
          </table:table-cell>
          <table:table-cell table:style-name="ce197" office:value-type="string">
            <text:p><text:a xlink:href="mailto:jlagop@indra.es">jlagop@indra.es  </text:a>; <text:a xlink:href="mailto:joaquin.lago.ext@juntadeandalucia.es">joaquin.lago.ext@juntadeandalucia.es</text:a></text:p>
          </table:table-cell>
          <table:table-cell table:style-name="ce42" table:number-columns-repeated="1004"/>
        </table:table-row>
        <table:table-row table:style-name="ro12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Jesús Antona Archilla</text:p>
          </table:table-cell>
          <table:table-cell table:style-name="ce42" office:value-type="string">
            <text:p>Jefe de Proyect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32" office:value-type="string">
            <text:p>951042228 (942228)</text:p>
          </table:table-cell>
          <table:table-cell table:style-name="ce143" office:value-type="float" office:value="605927245">
            <text:p>605927245</text:p>
          </table:table-cell>
          <table:table-cell table:style-name="ce143" office:value-type="string">
            <text:p>X</text:p>
          </table:table-cell>
          <table:table-cell table:style-name="ce179" office:value-type="string">
            <text:p>jesus.antona.ext</text:p>
          </table:table-cell>
          <table:table-cell table:style-name="ce198" office:value-type="string">
            <text:p><text:span text:style-name="T14"><text:a xlink:href="mailto:jesus.antona.ext@juntadeandalucia.es">jesus.antona.ext@juntadeandalucia.es</text:a></text:span></text:p>
          </table:table-cell>
          <table:table-cell table:style-name="ce42"/>
          <table:table-cell table:style-name="ce43" table:number-columns-repeated="1003"/>
        </table:table-row>
        <table:table-row table:style-name="ro17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Eduardo Priego Jiménez</text:p>
          </table:table-cell>
          <table:table-cell table:style-name="ce42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32" office:value-type="string">
            <text:p>951042228 (942261)</text:p>
          </table:table-cell>
          <table:table-cell table:style-name="ce20"/>
          <table:table-cell table:style-name="ce160"/>
          <table:table-cell table:style-name="ce179" office:value-type="string">
            <text:p>eduardo.priego.ext</text:p>
          </table:table-cell>
          <table:table-cell table:style-name="ce5" office:value-type="string">
            <text:p><text:a xlink:href="mailto:eduardo.priego.ext@juntadeandalucia.es">eduardo.priego.ext@juntadeandalucia.es</text:a></text:p>
          </table:table-cell>
          <table:table-cell table:style-name="ce42" table:number-columns-repeated="1004"/>
        </table:table-row>
        <table:table-row table:style-name="ro17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Rafael Martín Mateos</text:p>
          </table:table-cell>
          <table:table-cell table:style-name="ce42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2" office:value-type="string">
            <text:p>951042261(942261)</text:p>
          </table:table-cell>
          <table:table-cell table:style-name="ce37" office:value-type="float" office:value="638238734">
            <text:p>638238734</text:p>
          </table:table-cell>
          <table:table-cell table:style-name="ce37" office:value-type="string">
            <text:p>X</text:p>
          </table:table-cell>
          <table:table-cell table:style-name="ce179" office:value-type="string">
            <text:p>rafael.martin.mateos.ext</text:p>
          </table:table-cell>
          <table:table-cell table:style-name="ce198" office:value-type="string">
            <text:p><text:span text:style-name="T14"><text:a xlink:href="mailto:rafael.martin.mateos.ext@juntadeandalucia.es">rafael.martin.mateos.ext@juntadeandalucia.es</text:a></text:span></text:p>
          </table:table-cell>
          <table:table-cell table:style-name="ce42" table:number-columns-repeated="1004"/>
        </table:table-row>
        <table:table-row table:style-name="ro20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Yoshita Catarí de Valenzuela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32" office:value-type="string">
            <text:p>951042261(942261)</text:p>
          </table:table-cell>
          <table:table-cell table:style-name="ce37"/>
          <table:table-cell table:style-name="ce161"/>
          <table:table-cell table:style-name="ce179" office:value-type="string">
            <text:p>yoshita.catari.ext</text:p>
          </table:table-cell>
          <table:table-cell table:style-name="ce7" office:value-type="string">
            <text:p><text:a xlink:href="mailto:yoshita.catari.ext@juntadeandalucia.es">yoshita.catari.ext@juntadeandalucia.es</text:a></text:p>
          </table:table-cell>
          <table:table-cell table:style-name="ce42" table:number-columns-repeated="1004"/>
        </table:table-row>
        <table:table-row table:style-name="ro21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Sergio Sánchez Trujillo</text:p>
          </table:table-cell>
          <table:table-cell table:style-name="ce8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32" office:value-type="string">
            <text:p>951042246(942246)</text:p>
          </table:table-cell>
          <table:table-cell table:style-name="ce37" office:value-type="float" office:value="638230898">
            <text:p>638230898</text:p>
          </table:table-cell>
          <table:table-cell table:style-name="ce37" office:value-type="string">
            <text:p>X</text:p>
          </table:table-cell>
          <table:table-cell table:style-name="ce179" office:value-type="string">
            <text:p>sergio.sanchez.trujillo.ext</text:p>
          </table:table-cell>
          <table:table-cell table:style-name="ce198" office:value-type="string">
            <text:p><text:span text:style-name="T14"><text:a xlink:href="mailto:sergio.sanchez.trujillo.ext@juntadeandalucia.es">sergio.sanchez.trujillo.ext@juntadeandalucia.es</text:a></text:span></text:p>
          </table:table-cell>
          <table:table-cell table:style-name="ce42"/>
          <table:table-cell table:style-name="ce43" table:number-columns-repeated="1003"/>
        </table:table-row>
        <table:table-row table:style-name="ro17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Vanesa Martín Novella</text:p>
          </table:table-cell>
          <table:table-cell table:style-name="ce8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32" office:value-type="string">
            <text:p>951042230(942230)</text:p>
          </table:table-cell>
          <table:table-cell table:style-name="ce37" office:value-type="float" office:value="638230898">
            <text:p>638230898</text:p>
          </table:table-cell>
          <table:table-cell table:style-name="ce37"/>
          <table:table-cell table:style-name="ce179" office:value-type="string">
            <text:p>vanesa.martin.ext</text:p>
          </table:table-cell>
          <table:table-cell table:style-name="ce198" office:value-type="string">
            <text:p><text:span text:style-name="T15"><text:a xlink:href="mailto:vanesa.martin.ext@juntadeandalucia.es">vanesa.martin.ext@juntadeandalucia.es</text:a></text:span></text:p>
          </table:table-cell>
          <table:table-cell table:style-name="ce42" table:number-columns-repeated="1004"/>
        </table:table-row>
        <table:table-row table:style-name="ro17">
          <table:table-cell table:style-name="ce10" office:value-type="string">
            <text:p>1-76664504 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EPES</text:p>
          </table:table-cell>
          <table:table-cell table:style-name="ce42" office:value-type="string">
            <text:p>Empresa Pública de Emergencias Sanitarias </text:p>
          </table:table-cell>
          <table:table-cell table:style-name="ce20"/>
          <table:table-cell table:style-name="ce42" office:value-type="string">
            <text:p>María del Pilar Castro Alvare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37" office:value-type="float" office:value="951042277">
            <text:p>951042277</text:p>
          </table:table-cell>
          <table:table-cell table:style-name="ce20"/>
          <table:table-cell table:style-name="ce160"/>
          <table:table-cell table:style-name="ce179" office:value-type="string">
            <text:p>mpilar.castro.ext</text:p>
          </table:table-cell>
          <table:table-cell table:style-name="ce199" office:value-type="string">
            <text:p><text:span text:style-name="T16"><text:a xlink:href="mailto:mpilar.castro.ext@juntadeandalucia.es">mpilar.castro.ext@juntadeandalucia.es</text:a></text:span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22">
          <table:table-cell table:style-name="ce9" office:value-type="string">
            <text:p>1-47069628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EPHPO</text:p>
          </table:table-cell>
          <table:table-cell table:style-name="ce48" office:value-type="string">
            <text:p>Agencia Publica Sanitaria Hospital del Poniente</text:p>
          </table:table-cell>
          <table:table-cell table:style-name="ce55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186" office:value-type="string">
            <text:p><text:a xlink:href="mailto:pedroa.alcantara@juntadeandalucia.es">pedroa.alcantara@juntadeandalucia.es</text:a></text:p>
          </table:table-cell>
          <table:table-cell table:style-name="ce42" office:value-type="string">
            <text:p>Anterior valor: Sebastian Molina Garcia, <text:span text:style-name="T27"> 744616</text:span></text:p>
            <text:p><text:span text:style-name="T27"><text:a xlink:href="mailto:sebastian.molina@ephpo.es">sebastian.molina@ephpo.es</text:a></text:span><text:span text:style-name="T27">. Se motidica por </text:span><text:span text:style-name="T27">indicación de Juan José Bandera (Director </text:span><text:span text:style-name="T27">Gerente FpyS)</text:span>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214083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EPHPO</text:p>
          </table:table-cell>
          <table:table-cell table:style-name="ce48" office:value-type="string">
            <text:p>Agencia Publica Sanitaria Hospital del Poniente</text:p>
          </table:table-cell>
          <table:table-cell table:style-name="ce20" office:value-type="string">
            <text:p>SSPA</text:p>
          </table:table-cell>
          <table:table-cell table:style-name="ce42" office:value-type="string">
            <text:p>Fermín Mayor García</text:p>
          </table:table-cell>
          <table:table-cell table:style-name="ce66" office:value-type="string">
            <text:p>Responsable de Sistemas y Comunicacione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0022556 <text:s/>/ </text:p>
            <text:p>722556</text:p>
          </table:table-cell>
          <table:table-cell table:style-name="ce20" office:value-type="float" office:value="722556">
            <text:p>722556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fermin.mayor.sspa</text:p>
          </table:table-cell>
          <table:table-cell table:style-name="ce5" office:value-type="string">
            <text:p><text:a xlink:href="mailto:fermin.mayor@ephpo.es">fermin.mayor@ephpo.es</text:a> / <text:a xlink:href="mailto:fermin.mayor.sspa@juntadeandalucia.es">fermin.mayor.sspa@juntadeandaluci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3">
          <table:table-cell table:style-name="ce9" office:value-type="string">
            <text:p>1-47212250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EPHPO</text:p>
          </table:table-cell>
          <table:table-cell table:style-name="ce48" office:value-type="string">
            <text:p>Agencia Publica Sanitaria Hospital del Poniente</text:p>
          </table:table-cell>
          <table:table-cell table:style-name="ce20" office:value-type="string">
            <text:p>SSPA</text:p>
          </table:table-cell>
          <table:table-cell table:style-name="ce66" office:value-type="string">
            <text:p>Sergio Álvarez Rubio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0" office:value-type="float" office:value="195158">
            <text:p>195158</text:p>
          </table:table-cell>
          <table:table-cell table:style-name="ce20"/>
          <table:table-cell table:style-name="ce153" office:value-type="string">
            <text:p>X</text:p>
          </table:table-cell>
          <table:table-cell table:style-name="ce16" office:value-type="string">
            <text:p>sergio.alvarez.sspa</text:p>
          </table:table-cell>
          <table:table-cell table:style-name="ce186" office:value-type="string">
            <text:p><text:a xlink:href="mailto:sergio.alvarez@ephpo.es">sergio.alvarez@ephpo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212250</text:p>
          </table:table-cell>
          <table:table-cell table:style-name="ce28"/>
          <table:table-cell table:style-name="ce38" table:content-validation-name="val1"/>
          <table:table-cell table:style-name="ce26" table:content-validation-name="val2" office:value-type="string">
            <text:p>C</text:p>
          </table:table-cell>
          <table:table-cell table:style-name="ce42" office:value-type="string">
            <text:p>EPHPO</text:p>
          </table:table-cell>
          <table:table-cell table:style-name="ce48" office:value-type="string">
            <text:p>Agencia Publica Sanitaria Hospital del Poniente</text:p>
          </table:table-cell>
          <table:table-cell table:style-name="ce20" office:value-type="string">
            <text:p>SSPA</text:p>
          </table:table-cell>
          <table:table-cell table:style-name="ce66" office:value-type="string">
            <text:p>José Fernández Blanquez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7"/>
          <table:table-cell table:style-name="ce120" office:value-type="float" office:value="790029">
            <text:p>790029</text:p>
          </table:table-cell>
          <table:table-cell table:style-name="ce29"/>
          <table:table-cell table:style-name="ce16" office:value-type="string">
            <text:p>jose.fernandez.blanquez.sspa</text:p>
          </table:table-cell>
          <table:table-cell table:style-name="ce186" office:value-type="string">
            <text:p><text:a xlink:href="mailto:jose.fernandez@ephpo.es">jose.fernandez@ephpo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/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FPS</text:p>
          </table:table-cell>
          <table:table-cell table:style-name="ce42" office:value-type="string">
            <text:p>Fundación Progreso y Salud</text:p>
          </table:table-cell>
          <table:table-cell table:style-name="ce20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Coordinador Organismos Grupo C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5" office:value-type="string">
            <text:p><text:a xlink:href="mailto:pedroa.alcantara@juntadeandalucia.es">pedroa.alcantara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2374806 </text:p>
          </table:table-cell>
          <table:table-cell table:style-name="ce20" office:value-type="float" office:value="72634">
            <text:p>7263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FPS-FPS</text:p>
          </table:table-cell>
          <table:table-cell table:style-name="ce42" office:value-type="string">
            <text:p>Fundación Progreso y Salud</text:p>
          </table:table-cell>
          <table:table-cell table:style-name="ce20" office:value-type="string">
            <text:p>FPS</text:p>
          </table:table-cell>
          <table:table-cell table:style-name="ce42" office:value-type="string">
            <text:p>Esteban Toro Quijano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40463">
            <text:p>340463</text:p>
          </table:table-cell>
          <table:table-cell table:style-name="ce20" table:number-columns-repeated="2"/>
          <table:table-cell table:style-name="ce16" office:value-type="string">
            <text:p>esteban.toro</text:p>
          </table:table-cell>
          <table:table-cell table:style-name="ce200" office:value-type="string">
            <text:p><text:a xlink:href="mailto:esteban.toro@juntadeandalucia.es">esteban.toro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75958459</text:p>
          </table:table-cell>
          <table:table-cell table:style-name="ce20" office:value-type="float" office:value="92687">
            <text:p>92687</text:p>
          </table:table-cell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FPS-ACSA</text:p>
          </table:table-cell>
          <table:table-cell table:style-name="ce42" office:value-type="string">
            <text:p>Fundación Progreso y Salud – Agencia de Calidad Sanitaria de Andalucía</text:p>
          </table:table-cell>
          <table:table-cell table:style-name="ce20" office:value-type="string">
            <text:p>ACSA</text:p>
          </table:table-cell>
          <table:table-cell table:style-name="ce42" office:value-type="string">
            <text:p>Javier Ferrero Álvarez-Rementeria </text:p>
          </table:table-cell>
          <table:table-cell table:style-name="ce42" office:value-type="string">
            <text:p>dinamizador backup en FPS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20" office:value-type="float" office:value="762179">
            <text:p>762179</text:p>
          </table:table-cell>
          <table:table-cell table:style-name="ce20"/>
          <table:table-cell table:style-name="ce16" office:value-type="string">
            <text:p>javier.ferrero</text:p>
          </table:table-cell>
          <table:table-cell table:style-name="ce200" office:value-type="string">
            <text:p><text:a xlink:href="mailto:javier.ferrero@juntadeandalucia.es">javier.ferrero@juntadeandaluci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8">
          <table:table-cell table:style-name="ce5" office:value-type="string">
            <text:p>1-4712636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 office:value-type="string">
            <text:p>SAS</text:p>
          </table:table-cell>
          <table:table-cell table:style-name="ce42" office:value-type="string">
            <text:p>Pedro Ángel Alcántara Capiscol</text:p>
          </table:table-cell>
          <table:table-cell table:style-name="ce42" office:value-type="string">
            <text:p>Jefe de Servicio de Informática <text:s/>(Secretaría General Técnica)</text:p>
            <text:p><text:span text:style-name="T2">Coordinador Organismos Grupo C</text:span>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54146">
            <text:p>754146</text:p>
          </table:table-cell>
          <table:table-cell table:style-name="ce20"/>
          <table:table-cell table:style-name="ce16" office:value-type="string">
            <text:p>pedroa.alcantara</text:p>
          </table:table-cell>
          <table:table-cell table:style-name="ce194" office:value-type="string">
            <text:p><text:span text:style-name="T17"><text:a xlink:href="mailto:pedroa.alcantara@juntadeandalucia.es">pedroa.alcantara@juntadeandalucia.es</text:a></text:span></text:p>
          </table:table-cell>
          <table:table-cell table:style-name="ce42" office:value-type="string">
            <text:p>PS correo ,como respuesta al correo Institucional: RESUELTA Y CONFORME. NOTA: Antes FPYS, ya solo SAS por confirmación a traves de petición 1-49988117</text:p>
          </table:table-cell>
          <table:table-cell table:style-name="ce42" table:number-columns-repeated="1003"/>
        </table:table-row>
        <table:table-row table:style-name="ro23">
          <table:table-cell table:style-name="ce9" office:value-type="string">
            <text:p>1-47140400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42" office:value-type="string">
            <text:p>María Vázquez del Río</text:p>
          </table:table-cell>
          <table:table-cell table:style-name="ce42" office:value-type="string">
            <text:p>Asesor Técnico del Servicio Andaluz de Salud</text:p>
            <text:p><text:span text:style-name="T7">Responsable de las plataformas Oracle del SAS. </text:span>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34" office:value-type="string">
            <text:p>955017157/</text:p>
            <text:p>317157</text:p>
          </table:table-cell>
          <table:table-cell table:style-name="ce34" office:value-type="float" office:value="671564657">
            <text:p>671564657</text:p>
          </table:table-cell>
          <table:table-cell table:style-name="ce152"/>
          <table:table-cell table:style-name="ce16" office:value-type="string">
            <text:p>maria.vazquez.sspa</text:p>
          </table:table-cell>
          <table:table-cell table:style-name="ce194" office:value-type="string">
            <text:p><text:a xlink:href="mailto:maria.vazquez.sspa@juntadeandalucia.es">maria.vazquez.sspa@juntadeandalucia.es</text:a></text:p>
          </table:table-cell>
          <table:table-cell table:style-name="ce214" office:value-type="string">
            <text:p>PS PROACTIVA,RESUELTA Y CONFORME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<text:span text:style-name="T2">85162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Fátima Iskander Pizán </text:p>
          </table:table-cell>
          <table:table-cell table:style-name="ce42" office:value-type="string">
            <text:p>Coordinación despliegues DA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955017179">
            <text:p>955017179</text:p>
          </table:table-cell>
          <table:table-cell table:style-name="ce34" office:value-type="float" office:value="610482088">
            <text:p>610482088</text:p>
          </table:table-cell>
          <table:table-cell table:style-name="ce152"/>
          <table:table-cell table:style-name="ce16" office:value-type="string">
            <text:p>fatima.iskander.exts</text:p>
          </table:table-cell>
          <table:table-cell table:style-name="ce194" office:value-type="string">
            <text:p><text:a xlink:href="mailto:fatima.iskander.exts@juntadeandalucia.es">fatima.iskander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17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4" office:value-type="string">
            <text:p>69421/</text:p>
            <text:p>74659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Ana Susana Díaz Moya</text:p>
          </table:table-cell>
          <table:table-cell table:style-name="ce71" office:value-type="string">
            <text:p>Técnico de BBBDD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2943">
            <text:p>954932943</text:p>
          </table:table-cell>
          <table:table-cell table:style-name="ce34"/>
          <table:table-cell table:style-name="ce152"/>
          <table:table-cell table:style-name="ce16" office:value-type="string">
            <text:p>anas.diaz.exts</text:p>
          </table:table-cell>
          <table:table-cell table:style-name="ce5" office:value-type="string">
            <text:p><text:a xlink:href="mailto:anas.diaz.exts@juntadeandalucia.es">anas.diaz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16</text:p>
          </table:table-cell>
          <table:table-cell table:style-name="ce42" table:number-columns-repeated="1003"/>
        </table:table-row>
        <table:table-row table:style-name="ro18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<text:span text:style-name="T2">74394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Gracia María Nogales Pérez <text:s/></text:p>
          </table:table-cell>
          <table:table-cell table:style-name="ce71" office:value-type="string">
            <text:p>Técnico de BBBDD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5017195">
            <text:p>955017195</text:p>
          </table:table-cell>
          <table:table-cell table:style-name="ce34"/>
          <table:table-cell table:style-name="ce162"/>
          <table:table-cell table:style-name="ce16" office:value-type="string">
            <text:p>graciam.nogales.exts</text:p>
          </table:table-cell>
          <table:table-cell table:style-name="ce5" office:value-type="string">
            <text:p><text:a xlink:href="mailto:graciam.nogales.exts@juntadeandalucia.es">graciam.nogales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15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<text:span text:style-name="T2">74394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Alfredo Peña Palma</text:p>
          </table:table-cell>
          <table:table-cell table:style-name="ce71" office:value-type="string">
            <text:p>Técnico de BBBDD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2309">
            <text:p>95493230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lfredo.pena.exts</text:p>
          </table:table-cell>
          <table:table-cell table:style-name="ce14" office:value-type="string">
            <text:p><text:a xlink:href="mailto:alfredo.pena.exts@juntadeandalucia.es">alfredo.pena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14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<text:span text:style-name="T2">74394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Rafael Gómez Casado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2952">
            <text:p>954932952</text:p>
          </table:table-cell>
          <table:table-cell table:style-name="ce20"/>
          <table:table-cell table:style-name="ce152"/>
          <table:table-cell table:style-name="ce16" office:value-type="string">
            <text:p>rafael.gomez.casado.exts</text:p>
          </table:table-cell>
          <table:table-cell table:style-name="ce14" office:value-type="string">
            <text:p><text:a xlink:href="mailto:rafael.gomez.casado.exts@juntadeandalucia.es">rafael.gomez.casado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13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string">
            <text:p>69421/</text:p>
            <text:p>76250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uan Carlos Ramos Márquez 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2945">
            <text:p>95493294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uanc.ramos.exts</text:p>
          </table:table-cell>
          <table:table-cell table:style-name="ce14" office:value-type="string">
            <text:p><text:a xlink:href="mailto:juanc.ramos.exts@juntadeandalucia.es">juanc.ramos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12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Daniel Duarte Hernández <text:s/>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8353">
            <text:p>954938353</text:p>
          </table:table-cell>
          <table:table-cell table:style-name="ce20" table:number-columns-repeated="2"/>
          <table:table-cell table:style-name="ce16" office:value-type="string">
            <text:p>daniel.duarte.exts</text:p>
          </table:table-cell>
          <table:table-cell table:style-name="ce14" office:value-type="string">
            <text:p><text:a xlink:href="mailto:daniel.duarte.exts@juntadeandalucia.es">daniel.duarte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11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Reyes Zamorano Rodríguez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8304">
            <text:p>954938304</text:p>
          </table:table-cell>
          <table:table-cell table:style-name="ce20"/>
          <table:table-cell table:style-name="ce29"/>
          <table:table-cell table:style-name="ce16" office:value-type="string">
            <text:p>reyes.zamorano.exts</text:p>
          </table:table-cell>
          <table:table-cell table:style-name="ce14" office:value-type="string">
            <text:p><text:a xlink:href="mailto:reyes.zamorano.exts@juntadeandalucia.es">reyes.zamorano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10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Diego Pineda Pérez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938342">
            <text:p>954938342</text:p>
          </table:table-cell>
          <table:table-cell table:style-name="ce20"/>
          <table:table-cell table:style-name="ce29"/>
          <table:table-cell table:style-name="ce16" office:value-type="string">
            <text:p>diego.pineda.exts</text:p>
          </table:table-cell>
          <table:table-cell table:style-name="ce14" office:value-type="string">
            <text:p><text:a xlink:href="mailto:diego.pineda.exts@juntadeandalucia.es">diego.pineda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9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Manuel David Díaz Cano</text:p>
          </table:table-cell>
          <table:table-cell table:style-name="ce71" office:value-type="string">
            <text:p>Técnico de BBBDD (Grupo de Administración de BBDD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1032678">
            <text:p>951032678</text:p>
          </table:table-cell>
          <table:table-cell table:style-name="ce20"/>
          <table:table-cell table:style-name="ce29"/>
          <table:table-cell table:style-name="ce16" office:value-type="string">
            <text:p>manueld.diaz.exts</text:p>
          </table:table-cell>
          <table:table-cell table:style-name="ce14" office:value-type="string">
            <text:p><text:a xlink:href="mailto:manueld.diaz.exts@juntadeandalucia.es">manueld.diaz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8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Pablo Florencio Jiménez</text:p>
          </table:table-cell>
          <table:table-cell table:style-name="ce71" office:value-type="string">
            <text:p>Técnico Unix/Linux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951017195">
            <text:p>951017195</text:p>
          </table:table-cell>
          <table:table-cell table:style-name="ce20"/>
          <table:table-cell table:style-name="ce29"/>
          <table:table-cell table:style-name="ce16" office:value-type="string">
            <text:p>pablo.florencio.exts</text:p>
          </table:table-cell>
          <table:table-cell table:style-name="ce14" office:value-type="string">
            <text:p><text:a xlink:href="mailto:pablo.florencio.exts@juntadeandalucia.es">pablo.florencio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7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Salvador López de Sagredo de la Iglesia</text:p>
          </table:table-cell>
          <table:table-cell table:style-name="ce71" office:value-type="string">
            <text:p>Coordinador Técnico (Grupo Tecnológico Microsoft/Intel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4938314">
            <text:p>954938314</text:p>
          </table:table-cell>
          <table:table-cell table:style-name="ce20" office:value-type="float" office:value="690715478">
            <text:p>690715478</text:p>
          </table:table-cell>
          <table:table-cell table:style-name="ce29"/>
          <table:table-cell table:style-name="ce16" office:value-type="string">
            <text:p>salvador.lopezsagredo.exts</text:p>
          </table:table-cell>
          <table:table-cell table:style-name="ce14" office:value-type="string">
            <text:p><text:a xlink:href="mailto:salvador.lopezsagredo.exts@juntadeandalucia.es">salvador.lopezsagredo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6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uan Camacho Mateo</text:p>
          </table:table-cell>
          <table:table-cell table:style-name="ce71" office:value-type="string">
            <text:p>Técnico Microsoft/Intel (Grupo Tecnológico Microsoft/Intel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5938308">
            <text:p>955938308</text:p>
          </table:table-cell>
          <table:table-cell table:style-name="ce20"/>
          <table:table-cell table:style-name="ce29"/>
          <table:table-cell table:style-name="ce16" office:value-type="string">
            <text:p>juan.camacho.exts</text:p>
          </table:table-cell>
          <table:table-cell table:style-name="ce14" office:value-type="string">
            <text:p><text:a xlink:href="mailto:juan.camacho.exts@juntadeandalucia.es">juan.camacho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5</text:p>
          </table:table-cell>
          <table:table-cell table:style-name="ce45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Raquel Casaus Álvarez</text:p>
          </table:table-cell>
          <table:table-cell table:style-name="ce71" office:value-type="string">
            <text:p>Técnico - Oficina Técnica de InterOperabilidad de la STI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string">
            <text:p>955017191/</text:p>
            <text:p>317191</text:p>
          </table:table-cell>
          <table:table-cell table:style-name="ce20" office:value-type="float" office:value="682781365">
            <text:p>682781365</text:p>
          </table:table-cell>
          <table:table-cell table:style-name="ce29"/>
          <table:table-cell table:style-name="ce16" office:value-type="string">
            <text:p>raquel.casaus.exts</text:p>
          </table:table-cell>
          <table:table-cell table:style-name="ce5" office:value-type="string">
            <text:p><text:a xlink:href="mailto:raquel.casaus.exts@juntadeandalucia.es">raquel.casaus.exts@juntadeandalucia.es</text:a>; <text:a xlink:href="mailto:raquel.casaus@accenture.com">raquel.casaus@accenture.com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4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María del Mar Fernández López</text:p>
          </table:table-cell>
          <table:table-cell table:style-name="ce71" office:value-type="string">
            <text:p>Coordinadora de Servici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5017173">
            <text:p>955017173</text:p>
          </table:table-cell>
          <table:table-cell table:style-name="ce20" office:value-type="float" office:value="607477983">
            <text:p>607477983</text:p>
          </table:table-cell>
          <table:table-cell table:style-name="ce29"/>
          <table:table-cell table:style-name="ce16" office:value-type="string">
            <text:p>mariam.fernandez.exts</text:p>
          </table:table-cell>
          <table:table-cell table:style-name="ce5" office:value-type="string">
            <text:p><text:a xlink:href="mailto:mariam.fernandez.exts@juntadeandalucia.es">mariam.fernandez.exts@juntadeandaluci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3</text:p>
          </table:table-cell>
          <table:table-cell table:style-name="ce42" table:number-columns-repeated="1003"/>
        </table:table-row>
        <table:table-row table:style-name="ro1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orge García Naz</text:p>
          </table:table-cell>
          <table:table-cell table:style-name="ce71" office:value-type="string">
            <text:p>Técnico - Oficina Técnica de InterOperabilidad de la STI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string">
            <text:p>955693381/</text:p>
            <text:p>328381</text:p>
          </table:table-cell>
          <table:table-cell table:style-name="ce20" office:value-type="float" office:value="682779965">
            <text:p>682779965</text:p>
          </table:table-cell>
          <table:table-cell table:style-name="ce157"/>
          <table:table-cell table:style-name="ce16" office:value-type="string">
            <text:p>jorge.garcia.naz</text:p>
          </table:table-cell>
          <table:table-cell table:style-name="ce201" office:value-type="string">
            <text:p><text:a xlink:href="mailto:jorge.garcia.naz@juntadeandalucia.es">jorge.garcia.naz@juntadeandalucia.es</text:a>;<text:a xlink:href="mailto:jorge.garcia.naz@avanade.com">jorge.garcia.naz@avanade.com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2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uan Manuel Menacho Diz </text:p>
          </table:table-cell>
          <table:table-cell table:style-name="ce71" office:value-type="string">
            <text:p>Técnico - Oficina Técnica de Interoperabilidad de la STI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4468171">
            <text:p>954468171</text:p>
          </table:table-cell>
          <table:table-cell table:style-name="ce20" office:value-type="float" office:value="682781379">
            <text:p>682781379</text:p>
          </table:table-cell>
          <table:table-cell table:style-name="ce29"/>
          <table:table-cell table:style-name="ce16" office:value-type="string">
            <text:p>juanm.menacho.exts</text:p>
          </table:table-cell>
          <table:table-cell table:style-name="ce14" office:value-type="string">
            <text:p><text:a xlink:href="mailto:juanm.menacho.exts@juntadeandalucia.es">juanm.menacho.exts@juntadeandalucia.es</text:a>;<text:a xlink:href="mailto:juan.m.menachodiz@avanade.com">juan.m.menachodiz@avanade.com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1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7" office:value-type="string">
            <text:p>Patricia Andrés Díaz</text:p>
          </table:table-cell>
          <table:table-cell table:style-name="ce71" office:value-type="string">
            <text:p>Técnico - Oficina Técnica de InterOperabilidad de la STI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954468171">
            <text:p>954468171</text:p>
          </table:table-cell>
          <table:table-cell table:style-name="ce20" office:value-type="float" office:value="682779961">
            <text:p>682779961</text:p>
          </table:table-cell>
          <table:table-cell table:style-name="ce29"/>
          <table:table-cell table:style-name="ce16" office:value-type="string">
            <text:p>patricia.andres.exts</text:p>
          </table:table-cell>
          <table:table-cell table:style-name="ce194" office:value-type="string">
            <text:p><text:a xlink:href="mailto:patricia.andres.exts@juntadeandalucia.es">patricia.andres.exts@juntadeandalucia.es</text:a>; <text:a xlink:href="mailto:patricia.andres.diaz@avanade.com">patricia.andres.diaz@avanade.com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100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Pablo Zapata Ferrusola</text:p>
          </table:table-cell>
          <table:table-cell table:style-name="ce71" office:value-type="string">
            <text:p>Ingeniero de Sistemas Senior, Soporte a Produc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/>
          <table:table-cell table:style-name="ce34" office:value-type="float" office:value="665659634">
            <text:p>665659634</text:p>
          </table:table-cell>
          <table:table-cell table:style-name="ce29"/>
          <table:table-cell table:style-name="ce180" office:value-type="string">
            <text:p>(se desconoce uid corporativo)</text:p>
          </table:table-cell>
          <table:table-cell table:style-name="ce14" office:value-type="string">
            <text:p><text:a xlink:href="mailto:pzapata@indra.es">pzapata@indr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099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Juan José Cubillas Mercado </text:p>
          </table:table-cell>
          <table:table-cell table:style-name="ce71" office:value-type="string">
            <text:p><text:s/>Ingeniero de Sistemas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office:annotation draw:style-name="gr2" draw:text-style-name="P1" svg:width="2.899cm" svg:height="4.269cm" svg:x="31.885cm" svg:y="94.543cm" draw:caption-point-x="-0.61cm" draw:caption-point-y="133.573cm">
              <dc:date>2014-10-22T00:00:00</dc:date>
              <text:p text:style-name="P1"><text:span text:style-name="T1">Tiene un único usuario en MOS pero el usuario está repetido en este fichero, trabaja para EPES y SAS</text:span></text:p>
            </office:annotation>
            <text:p>Si</text:p>
          </table:table-cell>
          <table:table-cell table:style-name="ce133" office:value-type="string">
            <text:p><text:span text:style-name="T9">95466051</text:span>1</text:p>
          </table:table-cell>
          <table:table-cell table:style-name="ce144" office:value-type="float" office:value="635521557">
            <text:p>635521557</text:p>
          </table:table-cell>
          <table:table-cell table:style-name="ce29"/>
          <table:table-cell table:style-name="ce16" office:value-type="string">
            <text:p>juanj.cubillas.exts</text:p>
          </table:table-cell>
          <table:table-cell table:style-name="ce194" office:value-type="string">
            <text:p><text:a xlink:href="mailto:juanj.cubillas.exts@juntadeandalucia.es">juanj.cubillas.exts@juntadeandalucia.es</text:a>; <text:a xlink:href="mailto:jjcubillas@indra.es">jjcubillas@indr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098</text:p>
          </table:table-cell>
          <table:table-cell table:style-name="ce42" table:number-columns-repeated="1003"/>
        </table:table-row>
        <table:table-row table:style-name="ro18">
          <table:table-cell table:style-name="ce5" office:value-type="string">
            <text:p>1-47332389</text:p>
          </table:table-cell>
          <table:table-cell table:style-name="ce20" office:value-type="float" office:value="69421">
            <text:p>69421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Francisco Javier González Rivera </text:p>
          </table:table-cell>
          <table:table-cell table:style-name="ce71" office:value-type="string">
            <text:p>Ingeniero de Sistemas Seni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954660511">
            <text:p>954660511</text:p>
          </table:table-cell>
          <table:table-cell table:style-name="ce145" office:value-type="float" office:value="626812181">
            <text:p>626812181</text:p>
          </table:table-cell>
          <table:table-cell table:style-name="ce157"/>
          <table:table-cell table:style-name="ce16" office:value-type="string">
            <text:p>franciscoj.gonzalez.exts</text:p>
          </table:table-cell>
          <table:table-cell table:style-name="ce194" office:value-type="string">
            <text:p><text:a xlink:href="mailto:franciscoj.gonzalez.exts@juntadeandalucia.es">franciscoj.gonzalez.exts@juntadeandalucia.es</text:a></text:p>
            <text:p><text:a xlink:href="mailto:fjgrivera@indra.es">fjgrivera@indra.es</text:a></text:p>
          </table:table-cell>
          <table:table-cell table:style-name="ce214" office:value-type="string">
            <text:p>PS PROACTIVA, que incluye Datos Enlace Dinamizador y Datos Técnicos:RESUELTA Y CONFORME. NOTA: Antes FPYS, ya solo SAS por confirmación a traves de petición 1-49988097</text:p>
          </table:table-cell>
          <table:table-cell table:style-name="ce42" table:number-columns-repeated="1003"/>
        </table:table-row>
        <table:table-row table:style-name="ro24">
          <table:table-cell table:style-name="ce5" office:value-type="string">
            <text:p>1-54819039</text:p>
          </table:table-cell>
          <table:table-cell table:style-name="ce24" office:value-type="float" office:value="74394">
            <text:p>7439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Miguel García Márquez</text:p>
          </table:table-cell>
          <table:table-cell table:style-name="ce71" office:value-type="string">
            <text:p>Técnico de BBBDD (Oficina Técnica de Proyectos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3" office:value-type="float" office:value="954932287">
            <text:p>954932287</text:p>
          </table:table-cell>
          <table:table-cell table:style-name="ce144"/>
          <table:table-cell table:style-name="ce29"/>
          <table:table-cell table:style-name="ce16" office:value-type="string">
            <text:p>miguel.garcia.exts</text:p>
          </table:table-cell>
          <table:table-cell table:style-name="ce194" office:value-type="string">
            <text:p><text:a xlink:href="mailto:miguel.garcia.exts@juntadeandalucia.es">miguel.garcia.exts@juntadeandalucia.es</text:a></text:p>
          </table:table-cell>
          <table:table-cell table:style-name="ce214"/>
          <table:table-cell table:style-name="ce42" table:number-columns-repeated="1003"/>
        </table:table-row>
        <table:table-row table:style-name="ro5">
          <table:table-cell table:style-name="ce5" office:value-type="string">
            <text:p>1-54819039</text:p>
          </table:table-cell>
          <table:table-cell table:style-name="ce24" office:value-type="float" office:value="74394">
            <text:p>7439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Enrique Velasco Martín</text:p>
          </table:table-cell>
          <table:table-cell table:style-name="ce71" office:value-type="string">
            <text:p>Técnico de BBBDD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33" office:value-type="float" office:value="954932943">
            <text:p>954932943</text:p>
          </table:table-cell>
          <table:table-cell table:style-name="ce144"/>
          <table:table-cell table:style-name="ce29"/>
          <table:table-cell table:style-name="ce16" office:value-type="string">
            <text:p>enrique.velasco.exts</text:p>
          </table:table-cell>
          <table:table-cell table:style-name="ce194" office:value-type="string">
            <text:p><text:a xlink:href="mailto:enrique.velasco.exts@juntadeandalucia.es">enrique.velasco.exts@juntadeandalucia.es</text:a></text:p>
          </table:table-cell>
          <table:table-cell table:style-name="ce214"/>
          <table:table-cell table:style-name="ce42" table:number-columns-repeated="1003"/>
        </table:table-row>
        <table:table-row table:style-name="ro5">
          <table:table-cell table:style-name="ce5" office:value-type="string">
            <text:p>1-54819039</text:p>
          </table:table-cell>
          <table:table-cell table:style-name="ce24" office:value-type="float" office:value="74394">
            <text:p>7439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Inmaculada Segovia Martín</text:p>
          </table:table-cell>
          <table:table-cell table:style-name="ce71" office:value-type="string">
            <text:p>Técnico de BBBDD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133" office:value-type="float" office:value="954932943">
            <text:p>954932943</text:p>
          </table:table-cell>
          <table:table-cell table:style-name="ce144"/>
          <table:table-cell table:style-name="ce29"/>
          <table:table-cell table:style-name="ce16" office:value-type="string">
            <text:p>inmaculada.segovia.exts</text:p>
          </table:table-cell>
          <table:table-cell table:style-name="ce194" office:value-type="string">
            <text:p><text:a xlink:href="mailto:inmaculada.segovia.exts@juntadeandalucia.es">inmaculada.segovia.exts@juntadeandalucia.es</text:a></text:p>
          </table:table-cell>
          <table:table-cell table:style-name="ce214"/>
          <table:table-cell table:style-name="ce42" table:number-columns-repeated="1003"/>
        </table:table-row>
        <table:table-row table:style-name="ro3">
          <table:table-cell table:style-name="ce11" office:value-type="string">
            <text:p>1-54315938</text:p>
          </table:table-cell>
          <table:table-cell table:style-name="ce29" office:value-type="float" office:value="73805">
            <text:p>73805</text:p>
          </table:table-cell>
          <table:table-cell table:style-name="ce40" table:content-validation-name="val1" office:value-type="string">
            <text:p>Si</text:p>
          </table:table-cell>
          <table:table-cell table:style-name="ce29" table:content-validation-name="val2" office:value-type="string">
            <text:p>C</text:p>
          </table:table-cell>
          <table:table-cell table:style-name="ce45" office:value-type="string">
            <text:p>SAS</text:p>
          </table:table-cell>
          <table:table-cell table:style-name="ce45" office:value-type="string">
            <text:p>Servicio Andaluz de Salud</text:p>
          </table:table-cell>
          <table:table-cell table:style-name="ce29"/>
          <table:table-cell table:style-name="ce78" office:value-type="string">
            <office:annotation draw:style-name="gr3" draw:text-style-name="P1" svg:width="6.966cm" svg:height="2.461cm" svg:x="15.76cm" svg:y="98.173cm" draw:caption-point-x="-0.61cm" draw:caption-point-y="136.671cm">
              <dc:date>2014-11-21T00:00:00</dc:date>
              <text:p text:style-name="P1"><text:span text:style-name="T1">Pendiente confirmar la baja con SAS – se recibe correo de notificacion automatico informando que ya no pertenece a la oficina técnica de proyectos</text:span></text:p>
            </office:annotation>
            <text:p>Andrés Leal Pérez</text:p>
          </table:table-cell>
          <table:table-cell table:style-name="ce78" office:value-type="string">
            <text:p>Técnico de BBBDD </text:p>
          </table:table-cell>
          <table:table-cell table:style-name="ce96" table:content-validation-name="val3"/>
          <table:table-cell table:style-name="ce104" table:content-validation-name="val4"/>
          <table:table-cell table:style-name="ce111" table:content-validation-name="val5" office:value-type="string">
            <text:p>X</text:p>
          </table:table-cell>
          <table:table-cell table:style-name="ce111" table:content-validation-name="val5" office:value-type="string">
            <text:p>X</text:p>
          </table:table-cell>
          <table:table-cell table:style-name="ce111" table:content-validation-name="val5"/>
          <table:table-cell table:style-name="ce118" table:content-validation-name="val6" office:value-type="string">
            <text:p>Si</text:p>
          </table:table-cell>
          <table:table-cell table:style-name="ce134" office:value-type="float" office:value="955017192">
            <text:p>955017192</text:p>
          </table:table-cell>
          <table:table-cell table:style-name="ce146"/>
          <table:table-cell table:style-name="ce163" office:value-type="string">
            <text:p>X</text:p>
          </table:table-cell>
          <table:table-cell table:style-name="ce181" office:value-type="string">
            <text:p>andres.leal.exts</text:p>
          </table:table-cell>
          <table:table-cell table:style-name="ce202" office:value-type="string">
            <office:annotation draw:style-name="gr3" draw:text-style-name="P1" svg:width="2.899cm" svg:height="2.461cm" svg:x="49.113cm" svg:y="98.173cm" draw:caption-point-x="-0.61cm" draw:caption-point-y="136.671cm">
              <dc:date>2014-11-21T00:00:00</dc:date>
              <text:p text:style-name="P1"><text:span text:style-name="T1">Está dado de alta en MOS con su cuenta hotmail</text:span></text:p>
            </office:annotation>
            <text:p><text:a xlink:href="mailto:andres.leal.exts@juntadeandalucia.es">andres.leal.exts@juntadeandalucia.es</text:a></text:p>
            <text:p><text:a xlink:href="mailto:andres.leal81@hotmail.com">andres.leal81@hotmail.com</text:a></text:p>
          </table:table-cell>
          <table:table-cell table:style-name="ce215"/>
          <table:table-cell table:style-name="ce216" table:number-columns-repeated="1003"/>
        </table:table-row>
        <table:table-row table:style-name="ro5">
          <table:table-cell table:style-name="ce5" office:value-type="string">
            <text:p>1-57335846</text:p>
          </table:table-cell>
          <table:table-cell table:style-name="ce20" office:value-type="float" office:value="76250">
            <text:p>76250</text:p>
          </table:table-cell>
          <table:table-cell table:style-name="ce38" table:content-validation-name="val1"/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51" office:value-type="string">
            <text:p>Servicio Andaluz de Salud</text:p>
          </table:table-cell>
          <table:table-cell table:style-name="ce60"/>
          <table:table-cell table:style-name="ce42" office:value-type="string">
            <text:p>Simón Murillo Pérez</text:p>
          </table:table-cell>
          <table:table-cell table:style-name="ce42" office:value-type="string">
            <text:p>Coordinador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office:value-type="float" office:value="955017157">
            <text:p>955017157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76" office:value-type="string">
            <text:p>simon.murillo.exts</text:p>
          </table:table-cell>
          <table:table-cell table:style-name="ce5" office:value-type="string">
            <text:p><text:a xlink:href="mailto:simon.murillo.exts@juntadeandalucia.es">simon.murillo.exts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55579818 </text:p>
          </table:table-cell>
          <table:table-cell table:style-name="ce20" office:value-type="float" office:value="74969">
            <text:p>74969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42" office:value-type="string">
            <text:p>Jesús León Santiago </text:p>
          </table:table-cell>
          <table:table-cell table:style-name="ce67" office:value-type="string">
            <text:p>Coordinador Técnico CTI-DB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float" office:value="0">
            <text:p>0</text:p>
          </table:table-cell>
          <table:table-cell table:style-name="ce116" table:content-validation-name="val6" office:value-type="string">
            <text:p>Si</text:p>
          </table:table-cell>
          <table:table-cell table:style-name="ce135"/>
          <table:table-cell table:style-name="ce20" office:value-type="float" office:value="650547983">
            <text:p>650547983</text:p>
          </table:table-cell>
          <table:table-cell table:style-name="ce146"/>
          <table:table-cell table:style-name="ce16" office:value-type="string">
            <text:p>jesus.leon.exts</text:p>
          </table:table-cell>
          <table:table-cell table:style-name="ce200" office:value-type="string">
            <text:p><text:a xlink:href="mailto:jesus.leon.exts@juntadeandalucia.es">jesus.leon.exts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12" office:value-type="string">
            <text:p>1-52384543 </text:p>
          </table:table-cell>
          <table:table-cell table:style-name="ce20" office:value-type="string">
            <text:p>72638/</text:p>
            <text:p><text:span text:style-name="T2">85162</text:span>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Francisco Carbonell Acera</text:p>
          </table:table-cell>
          <table:table-cell table:style-name="ce71" office:value-type="string">
            <text:p>Enlace Dinamizador (backup)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 - No registrado</text:p>
          </table:table-cell>
          <table:table-cell table:style-name="ce133"/>
          <table:table-cell table:style-name="ce144" office:value-type="float" office:value="671569612">
            <text:p>671569612</text:p>
          </table:table-cell>
          <table:table-cell table:style-name="ce146"/>
          <table:table-cell table:style-name="ce16" office:value-type="string">
            <text:p>franciscom.carbonell.sspa</text:p>
          </table:table-cell>
          <table:table-cell table:style-name="ce194" office:value-type="string">
            <text:p><text:a xlink:href="mailto:franciscom.carbonell.sspa@juntadeandalucia.es">franciscom.carbonell.sspa@juntadeandalucia.es</text:a></text:p>
          </table:table-cell>
          <table:table-cell table:style-name="ce214"/>
          <table:table-cell table:style-name="ce42" table:number-columns-repeated="1003"/>
        </table:table-row>
        <table:table-row table:style-name="ro13">
          <table:table-cell table:style-name="ce5" office:value-type="string">
            <text:p>1-72095250 </text:p>
          </table:table-cell>
          <table:table-cell table:style-name="ce20" office:value-type="float" office:value="89636">
            <text:p>89636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1" office:value-type="string">
            <text:p>Francisco Javier Delgado Leal</text:p>
          </table:table-cell>
          <table:table-cell table:style-name="ce71" office:value-type="string">
            <text:p>Responsable de arquitectura y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/>
          <table:table-cell table:style-name="ce124" office:value-type="float" office:value="750193">
            <text:p>750193</text:p>
          </table:table-cell>
          <table:table-cell table:style-name="ce124" office:value-type="string">
            <text:p>X</text:p>
          </table:table-cell>
          <table:table-cell table:style-name="ce16" office:value-type="string">
            <text:p>franciscoj.delgado.leal.sspa</text:p>
          </table:table-cell>
          <table:table-cell table:style-name="ce203" office:value-type="string">
            <text:p><text:a xlink:href="mailto:franciscoj.delgado.leal.sspa@juntadeandalucia.es">franciscoj.delgado.leal.sspa@juntadeandalucia.es</text:a></text:p>
          </table:table-cell>
          <table:table-cell table:style-name="ce214"/>
          <table:table-cell table:style-name="ce43" table:number-columns-repeated="1003"/>
        </table:table-row>
        <table:table-row table:style-name="ro1">
          <table:table-cell table:style-name="ce5" office:value-type="string">
            <text:p>1-47332389</text:p>
          </table:table-cell>
          <table:table-cell table:style-name="ce20" office:value-type="float" office:value="85162">
            <text:p>85162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79" office:value-type="string">
            <text:p>Alberto Ramiro</text:p>
          </table:table-cell>
          <table:table-cell table:style-name="ce79" office:value-type="string">
            <text:p>Responsable Infraestructura y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7"/>
          <table:table-cell table:style-name="ce147" office:value-type="float" office:value="747816">
            <text:p>747816</text:p>
          </table:table-cell>
          <table:table-cell table:style-name="ce146"/>
          <table:table-cell table:style-name="ce182" office:value-type="string">
            <text:p>alberto.ramiro.sspa</text:p>
          </table:table-cell>
          <table:table-cell table:style-name="ce204" office:value-type="string">
            <text:p><text:span text:style-name="T18"><text:a xlink:href="mailto:alberto.ramiro.sspa@juntadeandalucia.es">alberto.ramiro.sspa@juntadeandalucia.es</text:a></text:span></text:p>
          </table:table-cell>
          <table:table-cell table:style-name="ce42" table:number-columns-repeated="1004"/>
        </table:table-row>
        <table:table-row table:style-name="ro1">
          <table:table-cell table:style-name="ce12" office:value-type="string">
            <text:p>1-55859499 </text:p>
          </table:table-cell>
          <table:table-cell table:style-name="ce24" office:value-type="float" office:value="75166">
            <text:p>75166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  <text:p>Hospital Serranía (AGS Serranía de Málaga)</text:p>
          </table:table-cell>
          <table:table-cell table:style-name="ce20"/>
          <table:table-cell table:style-name="ce71" office:value-type="string">
            <text:p>Álvaro Pérez Rodríguez </text:p>
          </table:table-cell>
          <table:table-cell table:style-name="ce68" office:value-type="string">
            <text:p>Técnico medio de función administrativ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34" office:value-type="float" office:value="951065272">
            <text:p>951065272</text:p>
          </table:table-cell>
          <table:table-cell table:style-name="ce145" office:value-type="float" office:value="767935">
            <text:p>767935</text:p>
          </table:table-cell>
          <table:table-cell table:style-name="ce145"/>
          <table:table-cell table:style-name="ce16" office:value-type="string">
            <text:p>alvaro.perez.sspa</text:p>
          </table:table-cell>
          <table:table-cell table:style-name="ce194" office:value-type="string">
            <text:p><text:a xlink:href="mailto:alvaro.perez.sspa@juntadeandalucia.es">alvaro.perez.sspa@juntadeandalucia.es</text:a></text:p>
          </table:table-cell>
          <table:table-cell table:style-name="ce214"/>
          <table:table-cell table:style-name="ce42" table:number-columns-repeated="1003"/>
        </table:table-row>
        <table:table-row table:style-name="ro4">
          <table:table-cell table:style-name="ce5" office:value-type="string">
            <text:p>1-55490328</text:p>
          </table:table-cell>
          <table:table-cell table:style-name="ce20" office:value-type="float" office:value="74934">
            <text:p>74934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42" office:value-type="string">
            <text:p>David Giráldez Sánchez</text:p>
          </table:table-cell>
          <table:table-cell table:style-name="ce67" office:value-type="string">
            <text:p>Técnico de Sistemas SISS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35" office:value-type="float" office:value="312154">
            <text:p>312154</text:p>
          </table:table-cell>
          <table:table-cell table:style-name="ce20" table:number-columns-repeated="2"/>
          <table:table-cell table:style-name="ce16" office:value-type="string">
            <text:p>david.giraldez.exts</text:p>
          </table:table-cell>
          <table:table-cell table:style-name="ce200" office:value-type="string">
            <text:p><text:a xlink:href="mailto:david.giraldez.exts@juntadeandalucia.es">david.giraldez.exts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1">
          <table:table-cell table:style-name="ce5" office:value-type="string">
            <text:p>1-85533966</text:p>
          </table:table-cell>
          <table:table-cell table:style-name="ce20" office:value-type="float" office:value="101013">
            <text:p>101013</text:p>
          </table:table-cell>
          <table:table-cell table:style-name="ce38" table:content-validation-name="val1" office:value-type="string">
            <text:p>Si</text:p>
          </table:table-cell>
          <table:table-cell table:style-name="ce20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  <text:p><text:span text:style-name="T2">Hospital Universitario San Cecilio</text:span></text:p>
          </table:table-cell>
          <table:table-cell table:style-name="ce20"/>
          <table:table-cell table:style-name="ce42" office:value-type="string">
            <text:p>Guillermo Sevilla Nacete</text:p>
          </table:table-cell>
          <table:table-cell table:style-name="ce42" office:value-type="string">
            <text:p>DBA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20" table:number-columns-repeated="2"/>
          <table:table-cell table:style-name="ce146"/>
          <table:table-cell table:style-name="ce183" office:value-type="string">
            <text:p>guillermo.sevilla.exts</text:p>
          </table:table-cell>
          <table:table-cell table:style-name="ce5" office:value-type="string">
            <text:p><text:a xlink:href="mailto:guillermo.sevilla.exts@juntadeandalucia.es">guillermo.sevilla.exts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85788949</text:p>
          </table:table-cell>
          <table:table-cell table:style-name="ce20" office:value-type="float" office:value="101284">
            <text:p>101284</text:p>
          </table:table-cell>
          <table:table-cell table:style-name="ce38" table:content-validation-name="val1" office:value-type="string">
            <text:p>Si</text:p>
          </table:table-cell>
          <table:table-cell table:style-name="ce20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  <text:p><text:span text:style-name="T2">Hospital Universitario Virgen del Rocío</text:span></text:p>
          </table:table-cell>
          <table:table-cell table:style-name="ce20"/>
          <table:table-cell table:style-name="ce42" office:value-type="string">
            <text:p>Luis Santiago Sánchez Fernández</text:p>
          </table:table-cell>
          <table:table-cell table:style-name="ce42" office:value-type="string">
            <text:p>Administrador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table:number-columns-repeated="2"/>
          <table:table-cell table:style-name="ce20" office:value-type="string">
            <text:p>X</text:p>
          </table:table-cell>
          <table:table-cell table:style-name="ce182" office:value-type="string">
            <text:p>luissantiago.sanchez.sspa</text:p>
          </table:table-cell>
          <table:table-cell table:style-name="ce5" office:value-type="string">
            <text:p><text:a xlink:href="mailto:luissantiago.sanchez.sspa@juntadeandalucia.es">luissantiago.sanchez.sspa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89509148</text:p>
          </table:table-cell>
          <table:table-cell table:style-name="ce20" office:value-type="float" office:value="200112">
            <text:p>200112</text:p>
          </table:table-cell>
          <table:table-cell table:style-name="ce38" table:content-validation-name="val1" office:value-type="string">
            <text:p>Si</text:p>
          </table:table-cell>
          <table:table-cell table:style-name="ce20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42" office:value-type="string">
            <text:p>Francisco Javier Caro Belleirín </text:p>
          </table:table-cell>
          <table:table-cell table:style-name="ce42" office:value-type="string">
            <text:p>Administrador de BBBDD y Administrador servicio de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 table:number-columns-repeated="2"/>
          <table:table-cell table:style-name="ce29"/>
          <table:table-cell table:style-name="ce183" office:value-type="string">
            <text:p>franciscoj.caro.exts</text:p>
          </table:table-cell>
          <table:table-cell table:style-name="ce5" office:value-type="string">
            <text:p><text:a xlink:href="mailto:franciscoj.caro.exts@juntadeandalucia.es">franciscoj.caro.exts@juntadeandalucia.es</text:a> </text:p>
          </table:table-cell>
          <table:table-cell table:style-name="ce42" office:value-type="string">
            <text:p>Alta en ticket NAOS ACC-200112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90518926</text:p>
          </table:table-cell>
          <table:table-cell table:style-name="ce20" office:value-type="float" office:value="200194">
            <text:p>200194</text:p>
          </table:table-cell>
          <table:table-cell table:style-name="ce38" table:content-validation-name="val1"/>
          <table:table-cell table:style-name="ce20" office:value-type="string">
            <text:p>C</text:p>
          </table:table-cell>
          <table:table-cell table:style-name="ce42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20"/>
          <table:table-cell table:style-name="ce80" office:value-type="string">
            <text:p>Antonio Jesús Córdoba Rojas</text:p>
          </table:table-cell>
          <table:table-cell table:style-name="ce87" office:value-type="string">
            <text:p>Técnico de BBDD (Sistemas Distribuidos Indra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34" office:value-type="float" office:value="954369500">
            <text:p>954369500</text:p>
          </table:table-cell>
          <table:table-cell table:style-name="ce34" office:value-type="float" office:value="683667865">
            <text:p>683667865</text:p>
          </table:table-cell>
          <table:table-cell table:style-name="ce29"/>
          <table:table-cell table:style-name="ce16" office:value-type="string">
            <text:p>antonioj.cordoba.exts</text:p>
          </table:table-cell>
          <table:table-cell table:style-name="ce194" office:value-type="string">
            <text:p><text:a xlink:href="mailto:antonioj.cordoba.exts@juntadeandalucia.es">antonioj.cordoba.exts@juntadeandalucia.es</text:a></text:p>
          </table:table-cell>
          <table:table-cell table:style-name="ce42" table:number-columns-repeated="1004"/>
        </table:table-row>
        <table:table-row table:style-name="ro25">
          <table:table-cell table:style-name="ce13" office:value-type="string">
            <text:p>1-99201662</text:p>
          </table:table-cell>
          <table:table-cell table:style-name="ce30" office:value-type="float" office:value="200415">
            <text:p>200415</text:p>
          </table:table-cell>
          <table:table-cell table:style-name="ce13" table:number-columns-repeated="2"/>
          <table:table-cell table:style-name="ce13" office:value-type="string">
            <text:p>SAS</text:p>
          </table:table-cell>
          <table:table-cell table:style-name="ce30" office:value-type="string">
            <text:p>Sistema Sanitario Publico Andaluz</text:p>
          </table:table-cell>
          <table:table-cell table:style-name="ce62"/>
          <table:table-cell table:style-name="ce81" office:value-type="string">
            <text:p>Juan Emilio García Lluch </text:p>
          </table:table-cell>
          <table:table-cell table:style-name="ce88" office:value-type="string">
            <text:p>Asesor técn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6" office:value-type="float" office:value="951032240">
            <text:p>951032240</text:p>
          </table:table-cell>
          <table:table-cell table:style-name="ce37"/>
          <table:table-cell table:style-name="ce37" office:value-type="string">
            <text:p>X</text:p>
          </table:table-cell>
          <table:table-cell table:style-name="ce184" office:value-type="string">
            <text:p>emilio.garcia.sspa</text:p>
          </table:table-cell>
          <table:table-cell table:style-name="ce205" office:value-type="string">
            <text:p><text:span text:style-name="T19"><text:a xlink:href="mailto:emilio.garcia.sspa@juntadeandalucia.es">emilio.garcia.sspa@juntadeandalucia.es</text:a></text:span></text:p>
          </table:table-cell>
          <table:table-cell table:style-name="ce7"/>
          <table:table-cell table:style-name="ce43" table:number-columns-repeated="1003"/>
        </table:table-row>
        <table:table-row table:style-name="ro26">
          <table:table-cell table:style-name="ce13" office:value-type="string">
            <text:p>1-101715586</text:p>
          </table:table-cell>
          <table:table-cell table:style-name="ce31" office:value-type="string">
            <text:p>ACC-200589 </text:p>
          </table:table-cell>
          <table:table-cell table:style-name="ce13" table:number-columns-repeated="2"/>
          <table:table-cell table:style-name="ce13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62"/>
          <table:table-cell table:style-name="ce82" office:value-type="string">
            <text:p>David González Moreno </text:p>
          </table:table-cell>
          <table:table-cell table:style-name="ce82" office:value-type="string">
            <text:p>Asesor 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7" office:value-type="float" office:value="955013668">
            <text:p>955013668</text:p>
          </table:table-cell>
          <table:table-cell table:style-name="ce37"/>
          <table:table-cell table:style-name="ce29"/>
          <table:table-cell table:style-name="ce82" office:value-type="string">
            <text:p>david.gonzalez.moreno.exts </text:p>
          </table:table-cell>
          <table:table-cell table:style-name="ce206" office:value-type="string">
            <text:p>david.gonzalez.moreno.exts@juntadeandalucia.es </text:p>
          </table:table-cell>
          <table:table-cell table:style-name="ce7"/>
          <table:table-cell table:style-name="ce43" table:number-columns-repeated="1003"/>
        </table:table-row>
        <table:table-row table:style-name="ro27">
          <table:table-cell table:style-name="ce13" office:value-type="string">
            <text:p>1-101715586</text:p>
          </table:table-cell>
          <table:table-cell table:style-name="ce31" office:value-type="string">
            <text:p>ACC-200589 </text:p>
          </table:table-cell>
          <table:table-cell table:style-name="ce13" table:number-columns-repeated="2"/>
          <table:table-cell table:style-name="ce13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62"/>
          <table:table-cell table:style-name="ce82" office:value-type="string">
            <text:p>David Giraldez </text:p>
          </table:table-cell>
          <table:table-cell table:style-name="ce82" office:value-type="string">
            <text:p>Asesor 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7" office:value-type="float" office:value="955013668">
            <text:p>955013668</text:p>
          </table:table-cell>
          <table:table-cell table:style-name="ce37"/>
          <table:table-cell table:style-name="ce164" office:value-type="string">
            <text:p>X</text:p>
          </table:table-cell>
          <table:table-cell table:style-name="ce82" office:value-type="string">
            <text:p>David.giraldez.exts </text:p>
          </table:table-cell>
          <table:table-cell table:style-name="ce194" office:value-type="string">
            <text:p>david.giraldez.exts@juntadeandalucia.es </text:p>
          </table:table-cell>
          <table:table-cell table:style-name="ce7"/>
          <table:table-cell table:style-name="ce43" table:number-columns-repeated="1003"/>
        </table:table-row>
        <table:table-row table:style-name="ro28">
          <table:table-cell table:style-name="ce13" office:value-type="string">
            <text:p>1-101715586</text:p>
          </table:table-cell>
          <table:table-cell table:style-name="ce31" office:value-type="string">
            <text:p>ACC-200589 </text:p>
          </table:table-cell>
          <table:table-cell table:style-name="ce13" table:number-columns-repeated="2"/>
          <table:table-cell table:style-name="ce13" office:value-type="string">
            <text:p>sas</text:p>
          </table:table-cell>
          <table:table-cell table:style-name="ce42" office:value-type="string">
            <text:p>Servicio Andaluz de Salud</text:p>
          </table:table-cell>
          <table:table-cell table:style-name="ce62"/>
          <table:table-cell table:style-name="ce82" office:value-type="string">
            <text:p>Fernando García </text:p>
          </table:table-cell>
          <table:table-cell table:style-name="ce82" office:value-type="string">
            <text:p>Asesor 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37" office:value-type="float" office:value="955013668">
            <text:p>955013668</text:p>
          </table:table-cell>
          <table:table-cell table:style-name="ce37"/>
          <table:table-cell table:style-name="ce164" office:value-type="string">
            <text:p>X</text:p>
          </table:table-cell>
          <table:table-cell table:style-name="ce82" office:value-type="string">
            <text:p>fernando.garcia.sspa </text:p>
          </table:table-cell>
          <table:table-cell table:style-name="ce194" office:value-type="string">
            <text:p>fernando.garcia.sspa@juntadeandalucia.es </text:p>
          </table:table-cell>
          <table:table-cell table:style-name="ce7"/>
          <table:table-cell table:style-name="ce43" table:number-columns-repeated="1003"/>
        </table:table-row>
        <table:table-row table:style-name="ro1">
          <table:table-cell table:style-name="ce5" office:value-type="string">
            <text:p>1-99201662</text:p>
          </table:table-cell>
          <table:table-cell table:style-name="ce30" office:value-type="float" office:value="200415">
            <text:p>200415</text:p>
          </table:table-cell>
          <table:table-cell table:style-name="ce38" table:content-validation-name="val1"/>
          <table:table-cell table:style-name="ce20"/>
          <table:table-cell table:style-name="ce42" office:value-type="string">
            <text:p>SAS</text:p>
          </table:table-cell>
          <table:table-cell table:style-name="ce42" office:value-type="string">
            <text:p>Sistema Sanitario Publico Andaluz</text:p>
          </table:table-cell>
          <table:table-cell table:style-name="ce20"/>
          <table:table-cell table:style-name="ce81" office:value-type="string">
            <text:p>Jose Alberto García Gutierrez </text:p>
          </table:table-cell>
          <table:table-cell table:style-name="ce89" office:value-type="string">
            <text:p>Asesor técn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138" office:value-type="float" office:value="951032240">
            <text:p>951032240</text:p>
          </table:table-cell>
          <table:table-cell table:style-name="ce20"/>
          <table:table-cell table:style-name="ce29"/>
          <table:table-cell table:style-name="ce185" office:value-type="string">
            <text:p>josea.garcia.exts</text:p>
          </table:table-cell>
          <table:table-cell table:style-name="ce207" office:value-type="string">
            <text:p><text:span text:style-name="T19"><text:a xlink:href="mailto:josea.garcia.exts@juntadeandalucia.es">josea.garcia.exts@juntadeandalucia.es</text:a></text:span></text:p>
          </table:table-cell>
          <table:table-cell table:style-name="ce42" table:number-columns-repeated="1004"/>
        </table:table-row>
        <table:table-row table:style-name="ro4">
          <table:table-cell table:style-name="ce4" office:value-type="string" table:number-columns-spanned="5" table:number-rows-spanned="1">
            <text:p>Organismos grupos D1 y D2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4"/>
          <table:table-cell table:style-name="ce54"/>
          <table:table-cell table:style-name="ce4" table:number-columns-repeated="9"/>
          <table:table-cell table:style-name="ce54" table:number-columns-repeated="2"/>
          <table:table-cell table:style-name="ce4" table:number-columns-repeated="3"/>
          <table:table-cell table:style-name="ce43" table:number-columns-repeated="1003"/>
        </table:table-row>
        <table:table-row table:style-name="ro5">
          <table:table-cell table:style-name="ce5" office:value-type="string">
            <text:p>1-49284979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AC</text:p>
          </table:table-cell>
          <table:table-cell table:style-name="ce42" office:value-type="string">
            <text:p>Agencia Andaluza del Conocimiento</text:p>
          </table:table-cell>
          <table:table-cell table:style-name="ce20"/>
          <table:table-cell table:style-name="ce42" office:value-type="string">
            <text:p>Rafael González Martínez</text:p>
          </table:table-cell>
          <table:table-cell table:style-name="ce42" office:value-type="string">
            <text:p>Jefe del Dpto.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58004">
            <text:p>35800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rafael.gonzalez.martinez</text:p>
          </table:table-cell>
          <table:table-cell table:style-name="ce5" office:value-type="string">
            <text:p><text:a xlink:href="mailto:rafael.gonzalez.martinez@juntadeandalucia.es">rafael.gonzalez.martinez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9284979</text:p>
          </table:table-cell>
          <table:table-cell table:style-name="ce20" office:value-type="float" office:value="200059">
            <text:p>200059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AC</text:p>
          </table:table-cell>
          <table:table-cell table:style-name="ce42" office:value-type="string">
            <text:p>Agencia Andaluza del Conocimiento</text:p>
          </table:table-cell>
          <table:table-cell table:style-name="ce58" office:value-type="string">
            <text:p>AGAE</text:p>
          </table:table-cell>
          <table:table-cell table:style-name="ce67" office:value-type="string">
            <text:p>Juan Rafael Maroto Escobar </text:p>
          </table:table-cell>
          <table:table-cell table:style-name="ce67" office:value-type="string">
            <text:p>Técnico de bases de dato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float" office:value="550029">
            <text:p>55002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rafael.maroto</text:p>
          </table:table-cell>
          <table:table-cell table:style-name="ce188" office:value-type="string">
            <text:p><text:a xlink:href="mailto:jrafael.maroto@juntadeandalucia.es">jrafael.maroto@juntadeandalucia.es</text:a></text:p>
          </table:table-cell>
          <table:table-cell table:style-name="ce42" table:number-columns-repeated="1004"/>
        </table:table-row>
        <table:table-row table:style-name="ro29">
          <table:table-cell table:style-name="ce5" office:value-type="string">
            <text:p>1-49284979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AC</text:p>
          </table:table-cell>
          <table:table-cell table:style-name="ce42" office:value-type="string">
            <text:p>Agencia Andaluza del Conocimiento</text:p>
          </table:table-cell>
          <table:table-cell table:style-name="ce20"/>
          <table:table-cell table:style-name="ce71" office:value-type="string">
            <text:p>Antonia Muñoz de Luna Herrera </text:p>
          </table:table-cell>
          <table:table-cell table:style-name="ce67" office:value-type="string">
            <text:p>Técnico de bases de dato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125" office:value-type="float" office:value="307474">
            <text:p>30747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tonia.m.herrera</text:p>
          </table:table-cell>
          <table:table-cell table:style-name="ce200" office:value-type="string">
            <text:p><text:a xlink:href="mailto:antonia.m.herrera@juntadeandalucia.es">antonia.m.herrera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3">
          <table:table-cell table:style-name="ce5"/>
          <table:table-cell table:style-name="ce23" office:value-type="float" office:value="200383">
            <text:p>200383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AC</text:p>
          </table:table-cell>
          <table:table-cell table:style-name="ce42" office:value-type="string">
            <text:p>Agencia Andaluza del Conocimiento</text:p>
          </table:table-cell>
          <table:table-cell table:style-name="ce20"/>
          <table:table-cell table:style-name="ce83" office:value-type="string">
            <text:p>Manuel Gutiérrez Molina </text:p>
          </table:table-cell>
          <table:table-cell table:style-name="ce67" office:value-type="string">
            <text:p>Técnico de bases de dato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No</text:p>
          </table:table-cell>
          <table:table-cell table:style-name="ce83" office:value-type="float" office:value="307474">
            <text:p>307474</text:p>
          </table:table-cell>
          <table:table-cell table:style-name="ce20"/>
          <table:table-cell table:style-name="ce164" office:value-type="string">
            <text:p>X</text:p>
          </table:table-cell>
          <table:table-cell table:style-name="ce10" office:value-type="string">
            <text:p>manuel.g.molina</text:p>
          </table:table-cell>
          <table:table-cell table:style-name="ce83" office:value-type="string">
            <text:p>manuel.g.molina@juntadeandalucia.es 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3">
          <table:table-cell table:style-name="ce5" office:value-type="string">
            <text:p>1-47815208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E</text:p>
          </table:table-cell>
          <table:table-cell table:style-name="ce42" office:value-type="string">
            <text:p>Agencia Andaluza de la Energía</text:p>
          </table:table-cell>
          <table:table-cell table:style-name="ce20"/>
          <table:table-cell table:style-name="ce42" office:value-type="string">
            <text:p>Benito Abad Bellido Alcón</text:p>
          </table:table-cell>
          <table:table-cell table:style-name="ce42" office:value-type="string">
            <text:p>Jefe del Dpto. de Sistemas de 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697954562">
            <text:p>697954562</text:p>
          </table:table-cell>
          <table:table-cell table:style-name="ce164" office:value-type="string">
            <text:p>X</text:p>
          </table:table-cell>
          <table:table-cell table:style-name="ce16" office:value-type="string">
            <text:p>benito.bellido</text:p>
          </table:table-cell>
          <table:table-cell table:style-name="ce5" office:value-type="string">
            <text:p><text:a xlink:href="mailto:benito.bellido@juntadeandalucia.es">benito.bellido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81533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E</text:p>
          </table:table-cell>
          <table:table-cell table:style-name="ce42" office:value-type="string">
            <text:p>Agencia Andaluza de la Energía</text:p>
          </table:table-cell>
          <table:table-cell table:style-name="ce20"/>
          <table:table-cell table:style-name="ce42" office:value-type="string">
            <text:p>José Alfonso Falcón Martín</text:p>
          </table:table-cell>
          <table:table-cell table:style-name="ce71" office:value-type="string">
            <text:p>Jefe de Área Nuevas Tecnologías y 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46685">
            <text:p>34668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alfonso.falcon</text:p>
          </table:table-cell>
          <table:table-cell table:style-name="ce5" office:value-type="string">
            <text:p><text:a xlink:href="mailto:jalfonso.falcon@juntadeandalucia.es">jalfonso.falcon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 table:number-columns-repeated="1004"/>
        </table:table-row>
        <table:table-row table:style-name="ro5">
          <table:table-cell table:style-name="ce5" office:value-type="string">
            <text:p>1-4716394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IICC</text:p>
          </table:table-cell>
          <table:table-cell table:style-name="ce51" office:value-type="string">
            <text:p>Agencia Andaluza de Instituciones Culturales</text:p>
          </table:table-cell>
          <table:table-cell table:style-name="ce60"/>
          <table:table-cell table:style-name="ce42" office:value-type="string">
            <text:p>Damián García González</text:p>
          </table:table-cell>
          <table:table-cell table:style-name="ce42" office:value-type="string">
            <text:p>Director de la unidad de Tecnología y Sistema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5037135/</text:p>
            <text:p>33713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damian.garcia</text:p>
          </table:table-cell>
          <table:table-cell table:style-name="ce5" office:value-type="string">
            <text:p><text:a xlink:href="mailto:damian.garcia@juntadeandalucia.es">damian.garcia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495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IICC</text:p>
          </table:table-cell>
          <table:table-cell table:style-name="ce51" office:value-type="string">
            <text:p>Agencia Andaluza de Instituciones Culturales</text:p>
          </table:table-cell>
          <table:table-cell table:style-name="ce60"/>
          <table:table-cell table:style-name="ce42" office:value-type="string">
            <text:p>Sebastián Serrano Rico</text:p>
          </table:table-cell>
          <table:table-cell table:style-name="ce42" office:value-type="string">
            <text:p>RESPONSABLE SISTEMAS Y TELECOMUNICACIONE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float" office:value="368178">
            <text:p>368178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sebastian.serrano</text:p>
          </table:table-cell>
          <table:table-cell table:style-name="ce14" office:value-type="string">
            <text:p><text:a xlink:href="mailto:sebastian.serrano@juntadeandalucia.es">sebastian.serrano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495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IICC</text:p>
          </table:table-cell>
          <table:table-cell table:style-name="ce51" office:value-type="string">
            <text:p>Agencia Andaluza de Instituciones Culturales</text:p>
          </table:table-cell>
          <table:table-cell table:style-name="ce60"/>
          <table:table-cell table:style-name="ce42" office:value-type="string">
            <text:p>José González Fernánde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68204">
            <text:p>36820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.g.fernandez</text:p>
          </table:table-cell>
          <table:table-cell table:style-name="ce14" office:value-type="string">
            <text:p><text:a xlink:href="mailto:jose.g.fernandez@juntadeandalucia.es">jose.g.fernandez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3">
          <table:table-cell table:style-name="ce5" office:value-type="string">
            <text:p>1-4716495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AIICC</text:p>
          </table:table-cell>
          <table:table-cell table:style-name="ce51" office:value-type="string">
            <text:p>Agencia Andaluza de Instituciones Culturales</text:p>
          </table:table-cell>
          <table:table-cell table:style-name="ce60"/>
          <table:table-cell table:style-name="ce42" office:value-type="string">
            <text:p>Ramón Román Castro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0" office:value-type="float" office:value="368204">
            <text:p>368204</text:p>
          </table:table-cell>
          <table:table-cell table:style-name="ce20"/>
          <table:table-cell table:style-name="ce153" office:value-type="string">
            <text:p>X</text:p>
          </table:table-cell>
          <table:table-cell table:style-name="ce16" office:value-type="string">
            <text:p>ramon.roman.c</text:p>
          </table:table-cell>
          <table:table-cell table:style-name="ce14" office:value-type="string">
            <text:p><text:a xlink:href="mailto:ramon.roman.c@juntadeandalucia.es">ramon.roman.c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3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3">
          <table:table-cell table:style-name="ce9" office:value-type="string">
            <text:p>1-49323850</text:p>
          </table:table-cell>
          <table:table-cell table:style-name="ce32"/>
          <table:table-cell table:style-name="ce38" table:content-validation-name="val1"/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ADCA</text:p>
          </table:table-cell>
          <table:table-cell table:style-name="ce42" office:value-type="string">
            <text:p>Agencia de Defensa de la Competencia de Andalucía</text:p>
          </table:table-cell>
          <table:table-cell table:style-name="ce20"/>
          <table:table-cell table:style-name="ce42" office:value-type="string">
            <text:p>Isabel Oliet Pala</text:p>
          </table:table-cell>
          <table:table-cell table:style-name="ce42" office:value-type="string">
            <text:p>Jefa del Servicio de Gestión Economíca y Personal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38734">
            <text:p>338734</text:p>
          </table:table-cell>
          <table:table-cell table:style-name="ce20"/>
          <table:table-cell table:style-name="ce157"/>
          <table:table-cell table:style-name="ce16" office:value-type="string">
            <text:p>isabel.oliet.pala</text:p>
          </table:table-cell>
          <table:table-cell table:style-name="ce5" office:value-type="string">
            <text:p><text:span text:style-name="T20"><text:a xlink:href="mailto:isabel.oliet.pala@juntadeandalucia.es">isabel.oliet.pala@juntadeandalucia.es</text:a></text:span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11795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6" office:value-type="string">
            <text:p>AEFPA</text:p>
          </table:table-cell>
          <table:table-cell table:style-name="ce48" office:value-type="string">
            <text:p>Andalucía Emprende, Fundación Pública Andaluza</text:p>
          </table:table-cell>
          <table:table-cell table:style-name="ce58" office:value-type="string">
            <text:p>FAEE</text:p>
          </table:table-cell>
          <table:table-cell table:style-name="ce42" office:value-type="string">
            <text:p>Jorge Pérez Andersen</text:p>
          </table:table-cell>
          <table:table-cell table:style-name="ce42" office:value-type="string">
            <text:p>DIRECTOR DE GESTION DEL CONOCIMIENTO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68891">
            <text:p>368891</text:p>
          </table:table-cell>
          <table:table-cell table:style-name="ce20"/>
          <table:table-cell table:style-name="ce29"/>
          <table:table-cell table:style-name="ce16" office:value-type="string">
            <text:p>jorge.perez.andersen</text:p>
          </table:table-cell>
          <table:table-cell table:style-name="ce5" office:value-type="string">
            <text:p><text:a xlink:href="mailto:jperez@andaluciaemprende.es">jperez@andaluciaemprende.es</text:a></text:p>
          </table:table-cell>
          <table:table-cell table:style-name="ce42" table:number-columns-repeated="1004"/>
        </table:table-row>
        <table:table-row table:style-name="ro13">
          <table:table-cell table:style-name="ce5" office:value-type="string">
            <text:p>1-77255017</text:p>
          </table:table-cell>
          <table:table-cell table:style-name="ce23" office:value-type="float" office:value="93721">
            <text:p>93721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6" office:value-type="string">
            <text:p>AEFPA</text:p>
          </table:table-cell>
          <table:table-cell table:style-name="ce42" office:value-type="string">
            <text:p>Andalucía Emprende, Fundación Publica Andaluza</text:p>
          </table:table-cell>
          <table:table-cell table:style-name="ce58" office:value-type="string">
            <text:p>FAEE</text:p>
          </table:table-cell>
          <table:table-cell table:style-name="ce42" office:value-type="string">
            <text:p>Enrique Benavent Olmo</text:p>
          </table:table-cell>
          <table:table-cell table:style-name="ce42" office:value-type="string">
            <text:p>Jefe de Proyectos Desarrollos e Implantación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20" office:value-type="string">
            <text:p>955929896 (368896)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enrique.benavent.olmo</text:p>
          </table:table-cell>
          <table:table-cell table:style-name="ce25" office:value-type="string">
            <text:p><text:a xlink:href="mailto:ebenavent@andaluciaemprende.es">ebenavent@andaluciaemprende.es</text:a></text:p>
          </table:table-cell>
          <table:table-cell table:style-name="ce42"/>
          <table:table-cell table:style-name="ce43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37164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GAPA</text:p>
          </table:table-cell>
          <table:table-cell table:style-name="ce42" office:value-type="string">
            <text:p>Agencia de Gestión Agraria y Pesquera de Andalucía </text:p>
          </table:table-cell>
          <table:table-cell table:style-name="ce20"/>
          <table:table-cell table:style-name="ce42" office:value-type="string">
            <text:p>Guillermo Rosado Cueto</text:p>
          </table:table-cell>
          <table:table-cell table:style-name="ce42" office:value-type="string">
            <text:p>Jefe Dpto de Admon Sistemas e Infraestructuras(Subd.Sistemas de Información)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float" office:value="955059700">
            <text:p>955059700</text:p>
          </table:table-cell>
          <table:table-cell table:style-name="ce20" office:value-type="float" office:value="744350">
            <text:p>74435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guillermo.rosado</text:p>
          </table:table-cell>
          <table:table-cell table:style-name="ce5" office:value-type="string">
            <text:p><text:a xlink:href="mailto:guillermo.rosado@juntadeandalucia.es">guillermo.rosado@juntadeandalucia.es</text:a></text:p>
          </table:table-cell>
          <table:table-cell table:style-name="ce42" table:number-columns-repeated="1004"/>
        </table:table-row>
        <table:table-row table:style-name="ro29">
          <table:table-cell table:style-name="ce5" office:value-type="string">
            <text:p>1-4737164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GAPA</text:p>
          </table:table-cell>
          <table:table-cell table:style-name="ce42" office:value-type="string">
            <text:p>Agencia de Gestión Agraria y Pesquera de Andalucía </text:p>
          </table:table-cell>
          <table:table-cell table:style-name="ce20"/>
          <table:table-cell table:style-name="ce42" office:value-type="string">
            <text:p>Mª Carmen Zurera Valle</text:p>
          </table:table-cell>
          <table:table-cell table:style-name="ce42" office:value-type="string">
            <text:p>Administrador de bases de datos y servidores de aplicaciones-Cordinadora de grup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756912">
            <text:p>75691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carmen.zurera</text:p>
          </table:table-cell>
          <table:table-cell table:style-name="ce5" office:value-type="string">
            <text:p><text:a xlink:href="mailto:mcarmen.zurera@juntadeandalucia.es">mcarmen.zurera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 office:value-type="string">
            <text:p>1-4737164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GAPA</text:p>
          </table:table-cell>
          <table:table-cell table:style-name="ce42" office:value-type="string">
            <text:p>Agencia de Gestión Agraria y Pesquera de Andalucía </text:p>
          </table:table-cell>
          <table:table-cell table:style-name="ce20"/>
          <table:table-cell table:style-name="ce42" office:value-type="string">
            <text:p>Mª Carmen Jurado González </text:p>
          </table:table-cell>
          <table:table-cell table:style-name="ce42" office:value-type="string">
            <text:p>Administrador de bases de datos y servidores de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office:value-type="float" office:value="359843">
            <text:p>35984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mariac.jurado.gonzalez</text:p>
          </table:table-cell>
          <table:table-cell table:style-name="ce5" office:value-type="string">
            <text:p><text:a xlink:href="mailto:mariac.jurado.gonzalez@juntadeandalucia.es">mariac.jurado.gonzalez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37164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GAPA</text:p>
          </table:table-cell>
          <table:table-cell table:style-name="ce42" office:value-type="string">
            <text:p>Agencia de Gestión Agraria y Pesquera de Andalucía </text:p>
          </table:table-cell>
          <table:table-cell table:style-name="ce20"/>
          <table:table-cell table:style-name="ce42" office:value-type="string">
            <text:p>Mª Carmen Robles Agudo</text:p>
          </table:table-cell>
          <table:table-cell table:style-name="ce42" office:value-type="string">
            <text:p>Administrador de bases de datos y servidores de aplicacione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office:value-type="float" office:value="359843">
            <text:p>359843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mcarmen.robles.agudo</text:p>
          </table:table-cell>
          <table:table-cell table:style-name="ce5" office:value-type="string">
            <text:p><text:a xlink:href="mailto:mcarmen.robles.agudo@juntadeandalucia.es">mcarmen.robles.agudo@juntadeandaluci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0">
          <table:table-cell table:style-name="ce5" office:value-type="string">
            <text:p>1-46998298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IDEA</text:p>
          </table:table-cell>
          <table:table-cell table:style-name="ce51" office:value-type="string">
            <text:p>Agencia de Innovación y Desarrollo de Andalucía</text:p>
          </table:table-cell>
          <table:table-cell table:style-name="ce60"/>
          <table:table-cell table:style-name="ce42" office:value-type="string">
            <text:p>Juan Francisco Sánchez García</text:p>
          </table:table-cell>
          <table:table-cell table:style-name="ce42" office:value-type="string">
            <text:p>Secretario General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955030742">
            <text:p>955030742</text:p>
          </table:table-cell>
          <table:table-cell table:style-name="ce20"/>
          <table:table-cell table:style-name="ce29"/>
          <table:table-cell table:style-name="ce176" office:value-type="string">
            <text:p>juanf.sanchez.garcia</text:p>
          </table:table-cell>
          <table:table-cell table:style-name="ce5" office:value-type="string">
            <text:p><text:a xlink:href="mailto:jsanchez@agenciaidea.es">jsanchez@agenciaide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3" table:number-columns-repeated="1003"/>
        </table:table-row>
        <table:table-row table:style-name="ro1">
          <table:table-cell table:style-name="ce5" office:value-type="string">
            <text:p>1-46994249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IDEA</text:p>
          </table:table-cell>
          <table:table-cell table:style-name="ce51" office:value-type="string">
            <text:p>Agencia de Innovación y Desarrollo de Andalucía</text:p>
          </table:table-cell>
          <table:table-cell table:style-name="ce60"/>
          <table:table-cell table:style-name="ce42" office:value-type="string">
            <text:p>María Alonso Araujo</text:p>
          </table:table-cell>
          <table:table-cell table:style-name="ce71" office:value-type="string">
            <text:p>Jefa de Unidad de Sistemas de Informa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39" office:value-type="string">
            <text:p><text:span text:style-name="T10">955030765</text:span>/</text:p>
            <text:p>330765</text:p>
          </table:table-cell>
          <table:table-cell table:style-name="ce34" office:value-type="float" office:value="677903887">
            <text:p>677903887</text:p>
          </table:table-cell>
          <table:table-cell table:style-name="ce34" office:value-type="string">
            <text:p>X</text:p>
          </table:table-cell>
          <table:table-cell table:style-name="ce176" office:value-type="string">
            <text:p>maria.alonso.araujo</text:p>
          </table:table-cell>
          <table:table-cell table:style-name="ce14" office:value-type="string">
            <text:p><text:a xlink:href="mailto:malonso@agenciaidea.es">malonso@agenciaidea.es</text:a></text:p>
          </table:table-cell>
          <table:table-cell table:style-name="ce42" office:value-type="string">
            <text:p>PS PROACTIVA, que incluye Datos Enlace Dinamizador y Datos Técnicos:RESUELTA Y CONFORME. 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6994249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AIDEA</text:p>
          </table:table-cell>
          <table:table-cell table:style-name="ce51" office:value-type="string">
            <text:p>Agencia de Innovación y Desarrollo de Andalucía</text:p>
          </table:table-cell>
          <table:table-cell table:style-name="ce60"/>
          <table:table-cell table:style-name="ce42" office:value-type="string">
            <text:p>Joaquín Berrocoso Domínguez </text:p>
          </table:table-cell>
          <table:table-cell table:style-name="ce71" office:value-type="string">
            <text:p>Técnico de Unidad de Sistemas de Informa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955030815">
            <text:p>955030815</text:p>
          </table:table-cell>
          <table:table-cell table:style-name="ce34" office:value-type="float" office:value="671595358">
            <text:p>671595358</text:p>
          </table:table-cell>
          <table:table-cell table:style-name="ce34"/>
          <table:table-cell table:style-name="ce16" office:value-type="string">
            <text:p>joaquin.berrocoso</text:p>
          </table:table-cell>
          <table:table-cell table:style-name="ce14" office:value-type="string">
            <text:p><text:a xlink:href="mailto:jberrocoso@agenciaidea.es">jberrocoso@agenciaidea.es</text:a></text:p>
          </table:table-cell>
          <table:table-cell table:style-name="ce42" office:value-type="string">
            <text:p>PS PROACTIVA, que incluye Datos Enlace Dinamizador y Datos Técnicos:RESUELTA Y CONFORME. 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9" office:value-type="string">
            <text:p>1-47046452</text:p>
          </table:table-cell>
          <table:table-cell table:style-name="ce33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D2</text:p>
          </table:table-cell>
          <table:table-cell table:style-name="ce42" office:value-type="string">
            <text:p>AMAYA</text:p>
          </table:table-cell>
          <table:table-cell table:style-name="ce48" office:value-type="string">
            <text:p>Agencia de Medio Ambiente y Agua</text:p>
          </table:table-cell>
          <table:table-cell table:style-name="ce58" office:value-type="string">
            <text:p>EGMASA</text:p>
          </table:table-cell>
          <table:table-cell table:style-name="ce42" office:value-type="string">
            <text:p>Jose Antonio Fernández Adarve</text:p>
          </table:table-cell>
          <table:table-cell table:style-name="ce42"/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70941577">
            <text:p>670941577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ose.fernandez.adarve.ext</text:p>
          </table:table-cell>
          <table:table-cell table:style-name="ce5" office:value-type="string">
            <text:p><text:a xlink:href="mailto:jafernandez@agenciamedioambienteyagua.es">jafernandez@agenciamedioambienteyagu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15">
          <table:table-cell table:style-name="ce9" office:value-type="string">
            <text:p>1-47049135</text:p>
          </table:table-cell>
          <table:table-cell table:style-name="ce33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D2</text:p>
          </table:table-cell>
          <table:table-cell table:style-name="ce42" office:value-type="string">
            <text:p>AMAYA</text:p>
          </table:table-cell>
          <table:table-cell table:style-name="ce48" office:value-type="string">
            <text:p>Agencia de Medio Ambiente y Agua</text:p>
          </table:table-cell>
          <table:table-cell table:style-name="ce58" office:value-type="string">
            <text:p>EGMASA</text:p>
          </table:table-cell>
          <table:table-cell table:style-name="ce66" office:value-type="string">
            <text:p>Juan Antonio Martínez Guirado </text:p>
          </table:table-cell>
          <table:table-cell table:style-name="ce66" office:value-type="string">
            <text:p>Responsable de Sistemas de Información Corporativ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753130">
            <text:p>753130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juan.martinez.guirado.ext</text:p>
          </table:table-cell>
          <table:table-cell table:style-name="ce186" office:value-type="string">
            <text:p><text:span text:style-name="T11"><text:a xlink:href="mailto:jamartinez@agenciamedioambienteyagua.es">jamartinez@agenciamedioambienteyagua.es</text:a></text:span></text:p>
          </table:table-cell>
          <table:table-cell table:style-name="ce42" office:value-type="string">
            <text:p>Resuelta. CONFORME</text:p>
          </table:table-cell>
          <table:table-cell table:style-name="ce43" table:number-columns-repeated="1003"/>
        </table:table-row>
        <table:table-row table:style-name="ro5">
          <table:table-cell table:style-name="ce9" office:value-type="string">
            <text:p>1-47049135</text:p>
          </table:table-cell>
          <table:table-cell table:style-name="ce33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D2</text:p>
          </table:table-cell>
          <table:table-cell table:style-name="ce42" office:value-type="string">
            <text:p>AMAYA</text:p>
          </table:table-cell>
          <table:table-cell table:style-name="ce48" office:value-type="string">
            <text:p>Agencia de Medio Ambiente y Agua</text:p>
          </table:table-cell>
          <table:table-cell table:style-name="ce58" office:value-type="string">
            <text:p>EGMASA</text:p>
          </table:table-cell>
          <table:table-cell table:style-name="ce66" office:value-type="string">
            <text:p>César Sánchez de Alcázar Cruz </text:p>
          </table:table-cell>
          <table:table-cell table:style-name="ce66" office:value-type="string">
            <text:p>Administrador de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769214">
            <text:p>769214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cesar.sanchezalcazar.ext</text:p>
          </table:table-cell>
          <table:table-cell table:style-name="ce186" office:value-type="string">
            <text:p><text:span text:style-name="T4"><text:a xlink:href="mailto:csanchezdealcazar@agenciamedioambienteyagua.es">csanchezdealcazar@agenciamedioambienteyagua.es</text:a></text:span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049135</text:p>
          </table:table-cell>
          <table:table-cell table:style-name="ce33"/>
          <table:table-cell table:style-name="ce38" table:content-validation-name="val1" office:value-type="string">
            <text:p>Si</text:p>
          </table:table-cell>
          <table:table-cell table:style-name="ce33" table:content-validation-name="val2" office:value-type="string">
            <text:p>D2</text:p>
          </table:table-cell>
          <table:table-cell table:style-name="ce42" office:value-type="string">
            <text:p>AMAYA</text:p>
          </table:table-cell>
          <table:table-cell table:style-name="ce48" office:value-type="string">
            <text:p>Agencia de Medio Ambiente y Agua</text:p>
          </table:table-cell>
          <table:table-cell table:style-name="ce58" office:value-type="string">
            <text:p>EGMASA</text:p>
          </table:table-cell>
          <table:table-cell table:style-name="ce66" office:value-type="string">
            <text:p>Enrique Martín Minchero</text:p>
          </table:table-cell>
          <table:table-cell table:style-name="ce66" office:value-type="string">
            <text:p>Dirección de Proyec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768621">
            <text:p>768621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enrique.martin.minchero.ext</text:p>
          </table:table-cell>
          <table:table-cell table:style-name="ce186" office:value-type="string">
            <text:p><text:a xlink:href="mailto:emartin@agenciamedioambienteyagua.es">emartin@agenciamedioambienteyagu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4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 table:number-columns-repeated="1004"/>
        </table:table-row>
        <table:table-row table:style-name="ro5">
          <table:table-cell table:style-name="ce5" office:value-type="string">
            <text:p>1-4731370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OPJA</text:p>
          </table:table-cell>
          <table:table-cell table:style-name="ce42" office:value-type="string">
            <text:p>Agencia de Obra Pública de la Junta de Andalucía </text:p>
          </table:table-cell>
          <table:table-cell table:style-name="ce20"/>
          <table:table-cell table:style-name="ce42" office:value-type="string">
            <text:p>Carlos Álvarez Gala</text:p>
          </table:table-cell>
          <table:table-cell table:style-name="ce42" office:value-type="string">
            <text:p>Coord.Dpto Organización y S.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307569/</text:p>
            <text:p>307400</text:p>
          </table:table-cell>
          <table:table-cell table:style-name="ce20"/>
          <table:table-cell table:style-name="ce29"/>
          <table:table-cell table:style-name="ce176" office:value-type="string">
            <text:p>carlos.alvarez.aopja</text:p>
          </table:table-cell>
          <table:table-cell table:style-name="ce5" office:value-type="string">
            <text:p><text:a xlink:href="mailto:carlos.alvarez@aopandalucia.es">carlos.alvarez@aopandalucia.es</text:a></text:p>
          </table:table-cell>
          <table:table-cell table:style-name="ce42" table:number-columns-repeated="1004"/>
        </table:table-row>
        <table:table-row table:style-name="ro3">
          <table:table-cell table:style-name="ce5" office:value-type="string">
            <text:p>1-4731370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OPJA</text:p>
          </table:table-cell>
          <table:table-cell table:style-name="ce42" office:value-type="string">
            <text:p>Agencia de Obra Pública de la Junta de Andalucía </text:p>
          </table:table-cell>
          <table:table-cell table:style-name="ce20"/>
          <table:table-cell table:style-name="ce42" office:value-type="string">
            <text:p>Vicente Rivero Redondo</text:p>
          </table:table-cell>
          <table:table-cell table:style-name="ce42" office:value-type="string">
            <text:p>Administrador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20" office:value-type="float" office:value="955007570">
            <text:p>955007570</text:p>
          </table:table-cell>
          <table:table-cell table:style-name="ce20" office:value-type="float" office:value="670948695">
            <text:p>670948695</text:p>
          </table:table-cell>
          <table:table-cell table:style-name="ce153" office:value-type="string">
            <text:p>X</text:p>
          </table:table-cell>
          <table:table-cell table:style-name="ce176" office:value-type="string">
            <text:p>vicente.rivero</text:p>
          </table:table-cell>
          <table:table-cell table:style-name="ce5" office:value-type="string">
            <text:p><text:a xlink:href="mailto:vicente.rivero@aopandalucia.es">vicente.rivero@aopandalucia.es</text:a></text:p>
          </table:table-cell>
          <table:table-cell table:style-name="ce42" table:number-columns-repeated="1004"/>
        </table:table-row>
        <table:table-row table:style-name="ro4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 table:number-columns-repeated="1004"/>
        </table:table-row>
        <table:table-row table:style-name="ro5">
          <table:table-cell table:style-name="ce5" office:value-type="string">
            <text:p>1-4737155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PPA</text:p>
          </table:table-cell>
          <table:table-cell table:style-name="ce48" office:value-type="string">
            <text:p>Agencia Publica de Puertos de Andalucía</text:p>
          </table:table-cell>
          <table:table-cell table:style-name="ce63" office:value-type="string">
            <text:p>EPPA</text:p>
          </table:table-cell>
          <table:table-cell table:style-name="ce71" office:value-type="string">
            <text:p>Juan de Dios Galán Herrero</text:p>
          </table:table-cell>
          <table:table-cell table:style-name="ce71" office:value-type="string">
            <text:p>Jefe del Departamento de <text:s/>Sistemas de 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34" office:value-type="float" office:value="307231">
            <text:p>307231</text:p>
          </table:table-cell>
          <table:table-cell table:style-name="ce34" office:value-type="float" office:value="740715">
            <text:p>740715</text:p>
          </table:table-cell>
          <table:table-cell table:style-name="ce34"/>
          <table:table-cell table:style-name="ce176" office:value-type="string">
            <text:p>juande.galan</text:p>
          </table:table-cell>
          <table:table-cell table:style-name="ce14" office:value-type="string">
            <text:p><text:a xlink:href="mailto:jgalan@eppa.es">jgalan@eppa.es</text:a></text:p>
          </table:table-cell>
          <table:table-cell table:style-name="ce42" office:value-type="string">
            <text:p>PS correo: RESUELTA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35412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PPA</text:p>
          </table:table-cell>
          <table:table-cell table:style-name="ce48" office:value-type="string">
            <text:p>Agencia Publica de Puertos de Andalucía</text:p>
          </table:table-cell>
          <table:table-cell table:style-name="ce63" office:value-type="string">
            <text:p>EPPA</text:p>
          </table:table-cell>
          <table:table-cell table:style-name="ce42" office:value-type="string">
            <text:p>Manuel Moreno Lavado</text:p>
          </table:table-cell>
          <table:table-cell table:style-name="ce71" office:value-type="string">
            <text:p>Técnico Informát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307260">
            <text:p>307260</text:p>
          </table:table-cell>
          <table:table-cell table:style-name="ce34" office:value-type="float" office:value="748425">
            <text:p>748425</text:p>
          </table:table-cell>
          <table:table-cell table:style-name="ce34"/>
          <table:table-cell table:style-name="ce176" office:value-type="string">
            <text:p>manuel.moreno.l</text:p>
          </table:table-cell>
          <table:table-cell table:style-name="ce194" office:value-type="string">
            <text:p><text:a xlink:href="mailto:mmoreno@eppa.es">mmoreno@epp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3" table:number-columns-repeated="1003"/>
        </table:table-row>
        <table:table-row table:style-name="ro5">
          <table:table-cell table:style-name="ce5" office:value-type="string">
            <text:p>1-4735412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PPA</text:p>
          </table:table-cell>
          <table:table-cell table:style-name="ce48" office:value-type="string">
            <text:p>Agencia Publica de Puertos de Andalucía</text:p>
          </table:table-cell>
          <table:table-cell table:style-name="ce63" office:value-type="string">
            <text:p>EPPA</text:p>
          </table:table-cell>
          <table:table-cell table:style-name="ce71" office:value-type="string">
            <text:p>Edgardo Aguirre</text:p>
          </table:table-cell>
          <table:table-cell table:style-name="ce71" office:value-type="string">
            <text:p>Técnico Informát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34" office:value-type="float" office:value="307220">
            <text:p>307220</text:p>
          </table:table-cell>
          <table:table-cell table:style-name="ce34" office:value-type="float" office:value="740713">
            <text:p>740713</text:p>
          </table:table-cell>
          <table:table-cell table:style-name="ce152"/>
          <table:table-cell table:style-name="ce176" office:value-type="string">
            <text:p>edgardo.aguirre</text:p>
          </table:table-cell>
          <table:table-cell table:style-name="ce14" office:value-type="string">
            <text:p><text:a xlink:href="mailto:eaguirre@eppa.es">eaguirre@epp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10445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VRA</text:p>
          </table:table-cell>
          <table:table-cell table:style-name="ce50" office:value-type="string">
            <text:p>Agencia de Vivienda y Rehabilitación de Andalucía</text:p>
          </table:table-cell>
          <table:table-cell table:style-name="ce58" office:value-type="string">
            <text:p>EPSA</text:p>
          </table:table-cell>
          <table:table-cell table:style-name="ce42" office:value-type="string">
            <text:p>Pedro Jiménez Romero</text:p>
          </table:table-cell>
          <table:table-cell table:style-name="ce42"/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20" office:value-type="float" office:value="755744">
            <text:p>755744</text:p>
          </table:table-cell>
          <table:table-cell table:style-name="ce152"/>
          <table:table-cell table:style-name="ce16" office:value-type="string">
            <text:p>pedro.jimenez.romero</text:p>
          </table:table-cell>
          <table:table-cell table:style-name="ce5" office:value-type="string">
            <text:p><text:a xlink:href="mailto:pedro.jimenez.romero@juntadeandalucia.es">pedro.jimenez.romero@juntadeandalucia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223738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VRA</text:p>
          </table:table-cell>
          <table:table-cell table:style-name="ce50" office:value-type="string">
            <text:p>Agencia de Vivienda y Rehabilitación de Andalucía</text:p>
          </table:table-cell>
          <table:table-cell table:style-name="ce58" office:value-type="string">
            <text:p>EPSA</text:p>
          </table:table-cell>
          <table:table-cell table:style-name="ce42" office:value-type="string">
            <text:p>Fernando Pujol Conejo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7"/>
          <table:table-cell table:style-name="ce20" office:value-type="float" office:value="760592">
            <text:p>76059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fernando.pujol</text:p>
          </table:table-cell>
          <table:table-cell table:style-name="ce5" office:value-type="string">
            <text:p><text:a xlink:href="mailto:fernando.pujol@juntadeandalucia.es">fernando.pujol@juntadeandalucia.es</text:a></text:p>
          </table:table-cell>
          <table:table-cell table:style-name="ce42" office:value-type="string">
            <text:p>Pendiente de los datos de los técnicos.</text:p>
          </table:table-cell>
          <table:table-cell table:style-name="ce42" table:number-columns-repeated="1003"/>
        </table:table-row>
        <table:table-row table:style-name="ro3">
          <table:table-cell table:style-name="ce5" office:value-type="string">
            <text:p>1-81601558</text:p>
          </table:table-cell>
          <table:table-cell table:style-name="ce23" office:value-type="float" office:value="97689">
            <text:p>97689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VRA</text:p>
          </table:table-cell>
          <table:table-cell table:style-name="ce50" office:value-type="string">
            <text:p>Agencia de Vivienda y Rehabilitación de Andalucía</text:p>
          </table:table-cell>
          <table:table-cell table:style-name="ce58" office:value-type="string">
            <text:p>EPSA</text:p>
          </table:table-cell>
          <table:table-cell table:style-name="ce42" office:value-type="string">
            <text:p>Marta Gamoneda Moreno</text:p>
          </table:table-cell>
          <table:table-cell table:style-name="ce42" office:value-type="string">
            <text:p><text:s/>administradores de base de datos Oracl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20" office:value-type="float" office:value="375450">
            <text:p>375450</text:p>
          </table:table-cell>
          <table:table-cell table:style-name="ce20"/>
          <table:table-cell table:style-name="ce153" office:value-type="string">
            <text:p>X</text:p>
          </table:table-cell>
          <table:table-cell table:style-name="ce16" office:value-type="string">
            <text:p>marta.gamoneda</text:p>
          </table:table-cell>
          <table:table-cell table:style-name="ce5" office:value-type="string">
            <text:p><text:a xlink:href="mailto:marta.gamoneda@juntadeandalucia.es">marta.gamoneda@juntadeandalucia.es</text:a></text:p>
          </table:table-cell>
          <table:table-cell table:style-name="ce42" table:number-columns-repeated="1004"/>
        </table:table-row>
        <table:table-row table:style-name="ro12">
          <table:table-cell table:style-name="ce5" office:value-type="string">
            <text:p>1-81601558</text:p>
          </table:table-cell>
          <table:table-cell table:style-name="ce23" office:value-type="float" office:value="97689">
            <text:p>97689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AVRA</text:p>
          </table:table-cell>
          <table:table-cell table:style-name="ce50" office:value-type="string">
            <text:p>Agencia de Vivienda y Rehabilitación de Andalucía</text:p>
          </table:table-cell>
          <table:table-cell table:style-name="ce58" office:value-type="string">
            <text:p>EPSA</text:p>
          </table:table-cell>
          <table:table-cell table:style-name="ce42" office:value-type="string">
            <text:p>Antonio Alcocer Tirado</text:p>
          </table:table-cell>
          <table:table-cell table:style-name="ce42" office:value-type="string">
            <text:p><text:s/>administradores de base de datos Oracle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75448">
            <text:p>375448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tonio.alcocer.tirado.ext</text:p>
          </table:table-cell>
          <table:table-cell table:style-name="ce15" office:value-type="string">
            <text:p><text:a xlink:href="mailto:antonio.alcocer.tirado.ext@juntadeandalucia.es">antonio.alcocer.tirado.ext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14" office:value-type="string">
            <text:p>1-47574952 </text:p>
          </table:table-cell>
          <table:table-cell table:style-name="ce34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AA</text:p>
          </table:table-cell>
          <table:table-cell table:style-name="ce48" office:value-type="string">
            <text:p>Consejo Audiovisual de Andalucía</text:p>
          </table:table-cell>
          <table:table-cell table:style-name="ce55"/>
          <table:table-cell table:style-name="ce71" office:value-type="string">
            <text:p>José Fernández García</text:p>
          </table:table-cell>
          <table:table-cell table:style-name="ce71" office:value-type="string">
            <text:p>Jefe del Gabinete de Telecomunicacione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34" office:value-type="float" office:value="338292">
            <text:p>338292</text:p>
          </table:table-cell>
          <table:table-cell table:style-name="ce34" office:value-type="float" office:value="745056">
            <text:p>745056</text:p>
          </table:table-cell>
          <table:table-cell table:style-name="ce34"/>
          <table:table-cell table:style-name="ce16" office:value-type="string">
            <text:p>jose.fernandez.garcia</text:p>
          </table:table-cell>
          <table:table-cell table:style-name="ce14" office:value-type="string">
            <text:p><text:a xlink:href="mailto:jose.fernandez.garcia@juntadeandalucia.es">jose.fernandez.garcia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2" table:number-columns-repeated="1003"/>
        </table:table-row>
        <table:table-row table:style-name="ro29">
          <table:table-cell table:style-name="ce5" office:value-type="string">
            <text:p>1-47614994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AA</text:p>
          </table:table-cell>
          <table:table-cell table:style-name="ce48" office:value-type="string">
            <text:p>Consejo Audiovisual de Andalucía</text:p>
          </table:table-cell>
          <table:table-cell table:style-name="ce55"/>
          <table:table-cell table:style-name="ce71" office:value-type="string">
            <text:p>Javier Blanco Rodríguez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34" office:value-type="float" office:value="338318">
            <text:p>338318</text:p>
          </table:table-cell>
          <table:table-cell table:style-name="ce34" office:value-type="float" office:value="746229">
            <text:p>746229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fjavier.blanco</text:p>
          </table:table-cell>
          <table:table-cell table:style-name="ce14" office:value-type="string">
            <text:p><text:a xlink:href="mailto:fjavier.blanco@juntadeandalucia.es">fjavier.blanco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3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148731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CAAC</text:p>
          </table:table-cell>
          <table:table-cell table:style-name="ce53" office:value-type="string">
            <text:p>Centro Andaluz de Arte Contemporáneo </text:p>
          </table:table-cell>
          <table:table-cell table:style-name="ce64"/>
          <table:table-cell table:style-name="ce42" office:value-type="string">
            <text:p>Luis Arranz Hernán</text:p>
          </table:table-cell>
          <table:table-cell table:style-name="ce42" office:value-type="string">
            <text:p>Jefe Servicio Administr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5037071/</text:p>
            <text:p>337071</text:p>
          </table:table-cell>
          <table:table-cell table:style-name="ce20"/>
          <table:table-cell table:style-name="ce29"/>
          <table:table-cell table:style-name="ce16" office:value-type="string">
            <text:p>luis.arranz</text:p>
          </table:table-cell>
          <table:table-cell table:style-name="ce5" office:value-type="string">
            <text:p><text:a xlink:href="mailto:luis.arranz@juntadeandalucia.es">luis.arranz@juntadeandalucia.es</text:a></text:p>
          </table:table-cell>
          <table:table-cell table:style-name="ce42" office:value-type="string">
            <text:p>PS correo ,como respuesta al correo Institucional: RESUELTA</text:p>
          </table:table-cell>
          <table:table-cell table:style-name="ce42" table:number-columns-repeated="1003"/>
        </table:table-row>
        <table:table-row table:style-name="ro5">
          <table:table-cell table:style-name="ce5" office:value-type="string">
            <text:p>1-47163899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CAAC</text:p>
          </table:table-cell>
          <table:table-cell table:style-name="ce53" office:value-type="string">
            <text:p>Centro Andaluz de Arte Contemporáneo </text:p>
          </table:table-cell>
          <table:table-cell table:style-name="ce64"/>
          <table:table-cell table:style-name="ce71" office:value-type="string">
            <text:p>Antonio Luis Sánchez Martos</text:p>
          </table:table-cell>
          <table:table-cell table:style-name="ce71" office:value-type="string">
            <text:p>Asesor de Microinformátic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37088">
            <text:p>337088</text:p>
          </table:table-cell>
          <table:table-cell table:style-name="ce20" office:value-type="float" office:value="696990">
            <text:p>696990</text:p>
          </table:table-cell>
          <table:table-cell table:style-name="ce29"/>
          <table:table-cell table:style-name="ce176" office:value-type="string">
            <text:p>antoniol.sanchez</text:p>
          </table:table-cell>
          <table:table-cell table:style-name="ce190" office:value-type="string">
            <text:p><text:a xlink:href="mailto:antoniol.sanchez@juntadeandalucia.es">antoniol.sanchez@juntadeandalucia.es</text:a></text:p>
          </table:table-cell>
          <table:table-cell table:style-name="ce42" office:value-type="string">
            <text:p>PS PROACTIVA, y actualmente Pendiente Otras: 1-47729791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6">
          <table:table-cell table:style-name="ce5" office:value-type="string">
            <text:p>1-47347404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CCA</text:p>
          </table:table-cell>
          <table:table-cell table:style-name="ce42" office:value-type="string">
            <text:p>Consejo Consultivo de Andalucía </text:p>
          </table:table-cell>
          <table:table-cell table:style-name="ce20"/>
          <table:table-cell table:style-name="ce42" office:value-type="string">
            <text:p>Pedro A Jiménez Barrionuevo</text:p>
          </table:table-cell>
          <table:table-cell table:style-name="ce42" office:value-type="string">
            <text:p>Jefe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8029311 </text:p>
            <text:p>(129311)</text:p>
          </table:table-cell>
          <table:table-cell table:style-name="ce20"/>
          <table:table-cell table:style-name="ce153" office:value-type="string">
            <text:p>X</text:p>
          </table:table-cell>
          <table:table-cell table:style-name="ce16" office:value-type="string">
            <text:p>pedroa.jimenez</text:p>
          </table:table-cell>
          <table:table-cell table:style-name="ce14" office:value-type="string">
            <text:p><text:a xlink:href="mailto:pedroa.jimenez@juntadeandalucia.es">pedroa.jimenez@juntadeandalucia.es</text:a></text:p>
          </table:table-cell>
          <table:table-cell table:style-name="ce42"/>
          <table:table-cell table:style-name="ce43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9" office:value-type="string">
            <text:p>1-47046255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55"/>
          <table:table-cell table:style-name="ce42" office:value-type="string">
            <text:p>Juan Antonio Ortega Ramírez</text:p>
          </table:table-cell>
          <table:table-cell table:style-name="ce42" office:value-type="string">
            <text:p>Director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955 056 600</text:p>
          </table:table-cell>
          <table:table-cell table:style-name="ce20"/>
          <table:table-cell table:style-name="ce29"/>
          <table:table-cell table:style-name="ce181" office:value-type="string">
            <text:p>(no disponen de uid corporativo)</text:p>
          </table:table-cell>
          <table:table-cell table:style-name="ce5" office:value-type="string">
            <text:p><text:a xlink:href="mailto:ortega@cica.es">ortega@cica.es</text:a></text:p>
            <text:p><text:a xlink:href="mailto:jortega@us.es">jortega@us.es</text:a></text:p>
          </table:table-cell>
          <table:table-cell table:style-name="ce42" office:value-type="string">
            <text:p>Resuelta.</text:p>
          </table:table-cell>
          <table:table-cell table:style-name="ce42" table:number-columns-repeated="1003"/>
        </table:table-row>
        <table:table-row table:style-name="ro3">
          <table:table-cell table:style-name="ce9"/>
          <table:table-cell table:style-name="ce35"/>
          <table:table-cell table:style-name="ce38" table:content-validation-name="val1"/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65" office:value-type="string">
            <text:p>CEICE</text:p>
          </table:table-cell>
          <table:table-cell table:style-name="ce42" office:value-type="string">
            <text:p>Jose Carlos Alarcón Arévalo</text:p>
          </table:table-cell>
          <table:table-cell table:style-name="ce42" office:value-type="string">
            <text:p>Dinamizador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148" office:value-type="float" office:value="740016">
            <text:p>740016</text:p>
          </table:table-cell>
          <table:table-cell table:style-name="ce165" office:value-type="string">
            <text:p>X</text:p>
          </table:table-cell>
          <table:table-cell table:style-name="ce176" office:value-type="string">
            <text:p>josecarlos.alarcon</text:p>
          </table:table-cell>
          <table:table-cell table:style-name="ce5" office:value-type="string">
            <text:p><text:a xlink:href="mailto:josecarlos.alarcon@juntadeandalucia.es">josecarlos.alarcon@juntadeandalucia.es</text:a></text:p>
            <text:p><text:a xlink:href="mailto:jcalarcon@cica.es">jcalarcon@cica.es</text:a></text:p>
          </table:table-cell>
          <table:table-cell table:style-name="ce42" table:number-columns-repeated="1004"/>
        </table:table-row>
        <table:table-row table:style-name="ro1">
          <table:table-cell table:style-name="ce9" office:value-type="string">
            <text:p>1-47052524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65" office:value-type="string">
            <office:annotation draw:style-name="gr4" draw:text-style-name="P1" svg:width="2.899cm" svg:height="1.623cm" svg:x="9.184cm" svg:y="134.083cm" draw:caption-point-x="-0.61cm" draw:caption-point-y="159.673cm">
              <dc:date>2014-11-21T00:00:00</dc:date>
              <text:p text:style-name="P1"><text:span text:style-name="T1">Hay que discriminar por sede</text:span></text:p>
            </office:annotation>
            <text:p>CEICE</text:p>
          </table:table-cell>
          <table:table-cell table:style-name="ce42" office:value-type="string">
            <text:p>Ana Belén Girón González </text:p>
          </table:table-cell>
          <table:table-cell table:style-name="ce90" office:value-type="string">
            <text:p>Responsable Departamen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5056600 / 955056692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ab.giron</text:p>
          </table:table-cell>
          <table:table-cell table:style-name="ce5" office:value-type="string">
            <text:p><text:a xlink:href="mailto:anab.giron@juntadeandalucia.es">anab.giron@juntadeandalucia.es</text:a> / <text:a xlink:href="mailto:abgiron@cica.es">abgiron@cica.es</text:a></text:p>
            <text:p><text:a xlink:href="mailto:sistemas@cica.es">sistemas@cica.es</text:a></text:p>
          </table:table-cell>
          <table:table-cell table:style-name="ce42" office:value-type="string">
            <text:p>Resuelta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76012656</text:p>
          </table:table-cell>
          <table:table-cell table:style-name="ce20" office:value-type="float" office:value="92707">
            <text:p>92707</text:p>
          </table:table-cell>
          <table:table-cell table:style-name="ce38" table:content-validation-name="val1"/>
          <table:table-cell table:style-name="ce34" table:content-validation-name="val2" office:value-type="string">
            <text:p>D1</text:p>
          </table:table-cell>
          <table:table-cell table:style-name="ce47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55"/>
          <table:table-cell table:style-name="ce42" office:value-type="string">
            <text:p>Pablo Vázquez Martínez</text:p>
          </table:table-cell>
          <table:table-cell table:style-name="ce42" office:value-type="string">
            <text:p>Técn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table:number-columns-repeated="2"/>
          <table:table-cell table:style-name="ce29"/>
          <table:table-cell table:style-name="ce181" office:value-type="string">
            <text:p>(no disponen de uid corporativo)</text:p>
          </table:table-cell>
          <table:table-cell table:style-name="ce15" office:value-type="string">
            <text:p><text:a xlink:href="mailto:pablo.vazquez@cica.es">pablo.vazquez@cica.es</text:a></text:p>
            <text:p><text:a xlink:href="mailto:sistemas@cica.es">sistemas@cic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 office:value-type="string">
            <text:p>1-76012656</text:p>
          </table:table-cell>
          <table:table-cell table:style-name="ce20" office:value-type="float" office:value="92707">
            <text:p>92707</text:p>
          </table:table-cell>
          <table:table-cell table:style-name="ce38" table:content-validation-name="val1"/>
          <table:table-cell table:style-name="ce34" table:content-validation-name="val2" office:value-type="string">
            <text:p>D1</text:p>
          </table:table-cell>
          <table:table-cell table:style-name="ce47" office:value-type="string">
            <text:p>CICA</text:p>
          </table:table-cell>
          <table:table-cell table:style-name="ce48" office:value-type="string">
            <text:p>Centro Informático Científico de Andalucía</text:p>
          </table:table-cell>
          <table:table-cell table:style-name="ce55"/>
          <table:table-cell table:style-name="ce42" office:value-type="string">
            <text:p>Ignacio Bocanegra</text:p>
          </table:table-cell>
          <table:table-cell table:style-name="ce42" office:value-type="string">
            <text:p>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table:number-columns-repeated="2"/>
          <table:table-cell table:style-name="ce29"/>
          <table:table-cell table:style-name="ce181" office:value-type="string">
            <text:p>(no disponen de uid corporativo)</text:p>
          </table:table-cell>
          <table:table-cell table:style-name="ce15" office:value-type="string">
            <text:p><text:a xlink:href="mailto:ignacio.bocanegra@cica.es">ignacio.bocanegra@cica.es</text:a></text:p>
            <text:p><text:a xlink:href="mailto:sistemas@cica.es">sistemas@cic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8">
          <table:table-cell table:style-name="ce5" office:value-type="string">
            <text:p>1-4714181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PTDA-TUR</text:p>
          </table:table-cell>
          <table:table-cell table:style-name="ce42" office:value-type="string">
            <text:p>Empresa Pública para la Gestión del Turismo y del Deporte de Andalucía, S.A - Área de TURISMO </text:p>
          </table:table-cell>
          <table:table-cell table:style-name="ce20" office:value-type="string">
            <text:p>EPTDA</text:p>
          </table:table-cell>
          <table:table-cell table:style-name="ce42" office:value-type="string">
            <text:p>Pablo Guzmán Álvarez</text:p>
          </table:table-cell>
          <table:table-cell table:style-name="ce42" office:value-type="string">
            <text:p>Jefe de Servicio de Informática Área Turismo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990353">
            <text:p>990353</text:p>
          </table:table-cell>
          <table:table-cell table:style-name="ce20" office:value-type="float" office:value="736277">
            <text:p>736277</text:p>
          </table:table-cell>
          <table:table-cell table:style-name="ce20"/>
          <table:table-cell table:style-name="ce16" office:value-type="string">
            <text:p>pablo.guzman</text:p>
          </table:table-cell>
          <table:table-cell table:style-name="ce5" office:value-type="string">
            <text:p><text:a xlink:href="mailto:pguzman@andalucia.org">pguzman@andalucia.org</text:a></text:p>
          </table:table-cell>
          <table:table-cell table:style-name="ce42" office:value-type="string">
            <text:p>PS PROACTIVA, que incluye Datos Enlace Dinamizador y Datos Técnicos:RESUELTA y Pendiente Confirmacion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714181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PTDA-TUR</text:p>
          </table:table-cell>
          <table:table-cell table:style-name="ce42" office:value-type="string">
            <text:p>Empresa Pública para la Gestión del Turismo y del Deporte de Andalucía, S.A - Área de TURISMO </text:p>
          </table:table-cell>
          <table:table-cell table:style-name="ce20" office:value-type="string">
            <text:p>EPTDA</text:p>
          </table:table-cell>
          <table:table-cell table:style-name="ce42" office:value-type="string">
            <text:p>Moisés Rubiño García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20" office:value-type="float" office:value="736280">
            <text:p>736280</text:p>
          </table:table-cell>
          <table:table-cell table:style-name="ce20"/>
          <table:table-cell table:style-name="ce176" office:value-type="string">
            <text:p>moises.rubino</text:p>
          </table:table-cell>
          <table:table-cell table:style-name="ce208" office:value-type="string">
            <text:p><text:span text:style-name="T17"><text:a xlink:href="mailto:mrubino@andalucia.org">mrubino@andalucia.org</text:a></text:span></text:p>
          </table:table-cell>
          <table:table-cell table:style-name="ce42" office:value-type="string">
            <text:p>PS PROACTIVA, que incluye Datos Enlace Dinamizador y Datos Técnicos:RESUELTA y Pendiente Confirmacion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8">
          <table:table-cell table:style-name="ce5" office:value-type="string">
            <text:p>1-4927384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8" office:value-type="string">
            <text:p>EPTDA-DEP</text:p>
          </table:table-cell>
          <table:table-cell table:style-name="ce42" office:value-type="string">
            <text:p>Empresa Pública para la Gestión del Turismo y del Deporte de Andalucía, S.A – Área de DEPORTE</text:p>
          </table:table-cell>
          <table:table-cell table:style-name="ce20" office:value-type="string">
            <text:p>EPTDA</text:p>
          </table:table-cell>
          <table:table-cell table:style-name="ce42" office:value-type="string">
            <text:p>Dolores (Lola) Gómez Ruiz</text:p>
          </table:table-cell>
          <table:table-cell table:style-name="ce42" office:value-type="string">
            <text:p>Subdirectora de Recursos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43954">
            <text:p>343954</text:p>
          </table:table-cell>
          <table:table-cell table:style-name="ce20" office:value-type="float" office:value="744037">
            <text:p>744037</text:p>
          </table:table-cell>
          <table:table-cell table:style-name="ce159"/>
          <table:table-cell table:style-name="ce16" office:value-type="string">
            <text:p>dolores.gomez.ruiz</text:p>
          </table:table-cell>
          <table:table-cell table:style-name="ce5" office:value-type="string">
            <text:p><text:a xlink:href="mailto:dolores.gomez.ruiz@juntadeandalucia.es">dolores.gomez.ruiz@juntadeandalucia.es</text:a></text:p>
          </table:table-cell>
          <table:table-cell table:style-name="ce42" table:number-columns-repeated="1004"/>
        </table:table-row>
        <table:table-row table:style-name="ro4">
          <table:table-cell table:style-name="ce5" office:value-type="string">
            <text:p>1-49275067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8" office:value-type="string">
            <text:p>EPTDA-DEP</text:p>
          </table:table-cell>
          <table:table-cell table:style-name="ce42" office:value-type="string">
            <text:p>Empresa Pública para la Gestión del Turismo y del Deporte de Andalucía, S.A – Área de DEPORTE</text:p>
          </table:table-cell>
          <table:table-cell table:style-name="ce20" office:value-type="string">
            <text:p>EPTDA</text:p>
          </table:table-cell>
          <table:table-cell table:style-name="ce66" office:value-type="string">
            <text:p>Ignacio Alonso Abad</text:p>
          </table:table-cell>
          <table:table-cell table:style-name="ce66" office:value-type="string">
            <text:p>Asesor técnico informátic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float" office:value="746176">
            <text:p>746176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ignacio.alonso</text:p>
          </table:table-cell>
          <table:table-cell table:style-name="ce5" office:value-type="string">
            <text:p><text:a xlink:href="mailto:ignacio.alonso@juntadeandalucia.es">ignacio.alonso@juntadeandalucia.es</text:a></text:p>
          </table:table-cell>
          <table:table-cell table:style-name="ce42" office:value-type="string">
            <text:p>Solucionada.</text:p>
          </table:table-cell>
          <table:table-cell table:style-name="ce43" table:number-columns-repeated="1003"/>
        </table:table-row>
        <table:table-row table:style-name="ro8">
          <table:table-cell table:style-name="ce5" office:value-type="string">
            <text:p>1-4994111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8" office:value-type="string">
            <text:p>EPTDA-DEP</text:p>
          </table:table-cell>
          <table:table-cell table:style-name="ce42" office:value-type="string">
            <text:p>Empresa Pública para la Gestión del Turismo y del Deporte de Andalucía, S.A – Área de DEPORTE</text:p>
          </table:table-cell>
          <table:table-cell table:style-name="ce20" office:value-type="string">
            <text:p>EPTDA</text:p>
          </table:table-cell>
          <table:table-cell table:style-name="ce66" office:value-type="string">
            <text:p>Bernardo Mestre Arispon</text:p>
          </table:table-cell>
          <table:table-cell table:style-name="ce66" office:value-type="string">
            <text:p>Técnico Informát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/>
          <table:table-cell table:style-name="ce120" office:value-type="float" office:value="741786">
            <text:p>741786</text:p>
          </table:table-cell>
          <table:table-cell table:style-name="ce159"/>
          <table:table-cell table:style-name="ce176" office:value-type="string">
            <text:p>bernardo.mestre</text:p>
          </table:table-cell>
          <table:table-cell table:style-name="ce186" office:value-type="string">
            <text:p><text:a xlink:href="mailto:bernardo.mestre@juntadeandalucia.es">bernardo.mestre@juntadeandalucia.es</text:a></text:p>
          </table:table-cell>
          <table:table-cell table:style-name="ce42" office:value-type="string">
            <text:p>Solucionada. Hablamos por tlf con enlace</text:p>
          </table:table-cell>
          <table:table-cell table:style-name="ce42" table:number-columns-repeated="1003"/>
        </table:table-row>
        <table:table-row table:style-name="ro8">
          <table:table-cell table:style-name="ce5" office:value-type="string">
            <text:p>1-4994111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8" office:value-type="string">
            <text:p>EPTDA-DEP</text:p>
          </table:table-cell>
          <table:table-cell table:style-name="ce42" office:value-type="string">
            <text:p>Empresa Pública para la Gestión del Turismo y del Deporte de Andalucía, S.A – Área de DEPORTE</text:p>
          </table:table-cell>
          <table:table-cell table:style-name="ce20" office:value-type="string">
            <text:p>EPTDA</text:p>
          </table:table-cell>
          <table:table-cell table:style-name="ce66" office:value-type="string">
            <text:p>Francisco Javier Perez Rey</text:p>
          </table:table-cell>
          <table:table-cell table:style-name="ce66" office:value-type="string">
            <text:p>Técnico Informátic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/>
          <table:table-cell table:style-name="ce120" office:value-type="float" office:value="746367">
            <text:p>746367</text:p>
          </table:table-cell>
          <table:table-cell table:style-name="ce159"/>
          <table:table-cell table:style-name="ce176" office:value-type="string">
            <text:p>fran.perez</text:p>
          </table:table-cell>
          <table:table-cell table:style-name="ce186" office:value-type="string">
            <text:p><text:a xlink:href="mailto:fran.perez@juntadeandalucia.es">fran.perez@juntadeandalucia.es</text:a></text:p>
          </table:table-cell>
          <table:table-cell table:style-name="ce42" office:value-type="string">
            <text:p>Solucionada. Hablamos por tlf con enlace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36172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XTENDA</text:p>
          </table:table-cell>
          <table:table-cell table:style-name="ce42" office:value-type="string">
            <text:p>Agencia Andaluza de Promoción Exterior </text:p>
          </table:table-cell>
          <table:table-cell table:style-name="ce20"/>
          <table:table-cell table:style-name="ce42" office:value-type="string">
            <text:p>Félix Gamero García</text:p>
          </table:table-cell>
          <table:table-cell table:style-name="ce42"/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630161">
            <text:p>630161</text:p>
          </table:table-cell>
          <table:table-cell table:style-name="ce20"/>
          <table:table-cell table:style-name="ce16" office:value-type="string">
            <text:p>felix.gamero.g</text:p>
          </table:table-cell>
          <table:table-cell table:style-name="ce5" office:value-type="string">
            <text:p><text:a xlink:href="mailto:fgg@extenda.es">fgg@extenda.es</text:a></text:p>
          </table:table-cell>
          <table:table-cell table:style-name="ce42" table:number-columns-repeated="1004"/>
        </table:table-row>
        <table:table-row table:style-name="ro30">
          <table:table-cell table:style-name="ce5" office:value-type="string">
            <text:p>1-4736172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XTENDA</text:p>
          </table:table-cell>
          <table:table-cell table:style-name="ce42" office:value-type="string">
            <text:p>Agencia Andaluza de Promoción Exterior </text:p>
          </table:table-cell>
          <table:table-cell table:style-name="ce20"/>
          <table:table-cell table:style-name="ce42" office:value-type="string">
            <text:p>José Rafael García Día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20"/>
          <table:table-cell table:style-name="ce20" office:value-type="float" office:value="630162">
            <text:p>630162</text:p>
          </table:table-cell>
          <table:table-cell table:style-name="ce29"/>
          <table:table-cell table:style-name="ce176" office:value-type="string">
            <text:p>jose.garcia.diaz</text:p>
          </table:table-cell>
          <table:table-cell table:style-name="ce5" office:value-type="string">
            <text:p><text:a xlink:href="mailto:jgd@extenda.es">jgd@extenda.es</text:a></text:p>
          </table:table-cell>
          <table:table-cell table:style-name="ce42"/>
          <table:table-cell table:style-name="ce43" table:number-columns-repeated="1003"/>
        </table:table-row>
        <table:table-row table:style-name="ro5">
          <table:table-cell table:style-name="ce5" office:value-type="string">
            <text:p>1-4736172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XTENDA</text:p>
          </table:table-cell>
          <table:table-cell table:style-name="ce42" office:value-type="string">
            <text:p>Agencia Andaluza de Promoción Exterior </text:p>
          </table:table-cell>
          <table:table-cell table:style-name="ce20"/>
          <table:table-cell table:style-name="ce42" office:value-type="string">
            <text:p>José Manuel Marchena Escobar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30164">
            <text:p>630164</text:p>
          </table:table-cell>
          <table:table-cell table:style-name="ce20" office:value-type="string">
            <text:p>X</text:p>
          </table:table-cell>
          <table:table-cell table:style-name="ce176" office:value-type="string">
            <text:p>josemanuel.marchena</text:p>
          </table:table-cell>
          <table:table-cell table:style-name="ce5" office:value-type="string">
            <text:p><text:a xlink:href="mailto:jme.ext@extenda.es">jme.ext@extend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36172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EXTENDA</text:p>
          </table:table-cell>
          <table:table-cell table:style-name="ce42" office:value-type="string">
            <text:p>Agencia Andaluza de Promoción Exterior </text:p>
          </table:table-cell>
          <table:table-cell table:style-name="ce20"/>
          <table:table-cell table:style-name="ce42" office:value-type="string">
            <text:p>Alberto Pool Melchor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20"/>
          <table:table-cell table:style-name="ce20" office:value-type="float" office:value="630166">
            <text:p>630166</text:p>
          </table:table-cell>
          <table:table-cell table:style-name="ce20"/>
          <table:table-cell table:style-name="ce176" office:value-type="string">
            <text:p>alberto.pool.melchor.ext</text:p>
          </table:table-cell>
          <table:table-cell table:style-name="ce5" office:value-type="string">
            <text:p><text:a xlink:href="mailto:alp.ext@extenda.es">alp.ext@extenda.es</text:a>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5">
          <table:table-cell table:style-name="ce9" office:value-type="string">
            <text:p>1-4704620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42" office:value-type="string">
            <text:p>Marco García Romero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42463">
            <text:p>342463</text:p>
          </table:table-cell>
          <table:table-cell table:style-name="ce20" office:value-type="float" office:value="748520">
            <text:p>74852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marco.garcia</text:p>
          </table:table-cell>
          <table:table-cell table:style-name="ce5" office:value-type="string">
            <text:p><text:a xlink:href="mailto:marco.garcia@juntadeandalucia.es">marco.garcia@juntadeandalucia.es</text:a></text:p>
          </table:table-cell>
          <table:table-cell table:style-name="ce42" office:value-type="string">
            <text:p>Resuelta.CONFORME Se crea esta petición derivada de la anterior para comprobar el responsable. </text:p>
          </table:table-cell>
          <table:table-cell table:style-name="ce43" table:number-columns-repeated="1003"/>
        </table:table-row>
        <table:table-row table:style-name="ro5">
          <table:table-cell table:style-name="ce9" office:value-type="string">
            <text:p>1-47062542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74" office:value-type="string">
            <text:p>Fernando Félix Gutiérrez</text:p>
          </table:table-cell>
          <table:table-cell table:style-name="ce74" office:value-type="string">
            <text:p>Departamento de 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130" office:value-type="string">
            <text:p>342345 / </text:p>
            <text:p>955042345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fernandof.gutierrez</text:p>
          </table:table-cell>
          <table:table-cell table:style-name="ce196" office:value-type="string">
            <text:p><text:span text:style-name="T11"><text:a xlink:href="mailto:fernandof.gutierrez@juntadeandalucia.es">fernandof.gutierrez@juntadeandalucia.es</text:a></text:span></text:p>
          </table:table-cell>
          <table:table-cell table:style-name="ce42" office:value-type="string">
            <text:p>RESUELTA Y CONFORME</text:p>
          </table:table-cell>
          <table:table-cell table:style-name="ce42" table:number-columns-repeated="1003"/>
        </table:table-row>
        <table:table-row table:style-name="ro1">
          <table:table-cell table:style-name="ce9" office:value-type="string">
            <text:p>1-47063841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66" office:value-type="string">
            <text:p>Cesareo Juan Ibarra De Pablo</text:p>
          </table:table-cell>
          <table:table-cell table:style-name="ce66" office:value-type="string">
            <text:p>Administrador de Bases de Datos (DBA)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office:annotation draw:style-name="gr4" draw:text-style-name="P1" svg:width="8.695cm" svg:height="1.623cm" svg:x="31.885cm" svg:y="141.747cm" draw:caption-point-x="-0.61cm" draw:caption-point-y="170.856cm">
              <dc:date>2014-10-22T00:00:00</dc:date>
              <text:p text:style-name="P1"><text:span text:style-name="T1">No requiere usuario adicional en MOS porque en MOS trabaja con su otro uid cesar.ibarra.ext (correspondiente a CJI-SGJ)</text:span></text:p>
            </office:annotation>
            <text:p>Si - No registrado</text:p>
          </table:table-cell>
          <table:table-cell table:style-name="ce120" office:value-type="string">
            <text:p>955 04 23 45 /</text:p>
            <text:p><text:span text:style-name="T11">342345 </text:span></text:p>
            <text:p/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cesareo.ibarra.ext</text:p>
          </table:table-cell>
          <table:table-cell table:style-name="ce186" office:value-type="string">
            <text:p><text:span text:style-name="T11"><text:a xlink:href="mailto:cesareo.ibarra.ext@juntadeandalucia.es">cesareo.ibarra.ext@juntadeandalucia.es</text:a></text:span></text:p>
          </table:table-cell>
          <table:table-cell table:style-name="ce42" office:value-type="string">
            <text:p>YA TIENE MOS(con el usuario cesar.ibarra.ext,que lo emplea en Justicia). RESUELTA Y CONFORME</text:p>
          </table:table-cell>
          <table:table-cell table:style-name="ce42" table:number-columns-repeated="1003"/>
        </table:table-row>
        <table:table-row table:style-name="ro27">
          <table:table-cell table:style-name="ce9" office:value-type="string">
            <text:p>1-47063841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66" office:value-type="string">
            <text:p>Virgilio Rey Lorenzana</text:p>
          </table:table-cell>
          <table:table-cell table:style-name="ce66" office:value-type="string">
            <text:p>Tecnico en Servidores de Aplic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0" office:value-type="string">
            <text:p>955 042349/</text:p>
            <text:p><text:span text:style-name="T4">342349 </text:span></text:p>
            <text:p/>
          </table:table-cell>
          <table:table-cell table:style-name="ce20" table:number-columns-repeated="2"/>
          <table:table-cell table:style-name="ce16" office:value-type="string">
            <text:p>virgilio.rey.ext</text:p>
          </table:table-cell>
          <table:table-cell table:style-name="ce186" office:value-type="string">
            <text:p><text:span text:style-name="T4"><text:a xlink:href="mailto:virgilio.rey.ext@juntadeandalucia.es">virgilio.rey.ext@juntadeandalucia.es</text:a></text:span></text:p>
          </table:table-cell>
          <table:table-cell table:style-name="ce42" office:value-type="string">
            <text:p>RESUELTA Y CONFORME</text:p>
          </table:table-cell>
          <table:table-cell table:style-name="ce43" table:number-columns-repeated="1003"/>
        </table:table-row>
        <table:table-row table:style-name="ro1">
          <table:table-cell table:style-name="ce9" office:value-type="string">
            <text:p>1-47063841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66" office:value-type="string">
            <text:p>Francisco A. de Alba Quiñones</text:p>
          </table:table-cell>
          <table:table-cell table:style-name="ce66" office:value-type="string">
            <text:p>Tecnico en Servidores de Aplic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120" office:value-type="string">
            <text:p>955 04 24 69/</text:p>
            <text:p><text:span text:style-name="T4">342469 </text:span></text:p>
            <text:p/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francisco.alba.ext</text:p>
          </table:table-cell>
          <table:table-cell table:style-name="ce186" office:value-type="string">
            <text:p><text:span text:style-name="T4"><text:a xlink:href="mailto:francisco.alba.ext@juntadeandalucia.es">francisco.alba.ext@juntadeandalucia.es</text:a></text:span></text:p>
          </table:table-cell>
          <table:table-cell table:style-name="ce42" office:value-type="string">
            <text:p>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856743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AAP</text:p>
          </table:table-cell>
          <table:table-cell table:style-name="ce48" office:value-type="string">
            <text:p>Instituto Andaluz de Administración Pública</text:p>
          </table:table-cell>
          <table:table-cell table:style-name="ce55"/>
          <table:table-cell table:style-name="ce66" office:value-type="string">
            <text:p>Javier Velázquez Rubio</text:p>
          </table:table-cell>
          <table:table-cell table:style-name="ce66" office:value-type="string">
            <text:p>Programador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0" office:value-type="string">
            <text:p>955042318/</text:p>
            <text:p>342318 </text:p>
          </table:table-cell>
          <table:table-cell table:style-name="ce20" table:number-columns-repeated="2"/>
          <table:table-cell table:style-name="ce16" office:value-type="string">
            <text:p>javier.velazquez.ext</text:p>
          </table:table-cell>
          <table:table-cell table:style-name="ce186" office:value-type="string">
            <text:p><text:a xlink:href="mailto:javier.velazquez.ext@juntadeandalucia.es">javier.velazquez.ext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9" office:value-type="string">
            <text:p>1-4638815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AJ</text:p>
          </table:table-cell>
          <table:table-cell table:style-name="ce42" office:value-type="string">
            <text:p>Instituto Andaluz de la Juventud</text:p>
          </table:table-cell>
          <table:table-cell table:style-name="ce20"/>
          <table:table-cell table:style-name="ce42" office:value-type="string">
            <text:p>Fernando González González</text:p>
          </table:table-cell>
          <table:table-cell table:style-name="ce42" office:value-type="string">
            <text:p>Jefe Servicio.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749501">
            <text:p>749501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fernando.gonzalez.gonzalez</text:p>
          </table:table-cell>
          <table:table-cell table:style-name="ce5" office:value-type="string">
            <text:p><text:a xlink:href="mailto:fernando.gonzalez.gonzalez@juntadeandalucia.es">fernando.gonzalez.gonzalez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638815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AJ</text:p>
          </table:table-cell>
          <table:table-cell table:style-name="ce42" office:value-type="string">
            <text:p>Instituto Andaluz de la Juventud</text:p>
          </table:table-cell>
          <table:table-cell table:style-name="ce20"/>
          <table:table-cell table:style-name="ce42" office:value-type="string">
            <text:p>Alberto Zamora Cueto</text:p>
          </table:table-cell>
          <table:table-cell table:style-name="ce66" office:value-type="string">
            <text:p>DBA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7"/>
          <table:table-cell table:style-name="ce120" office:value-type="float" office:value="671597678">
            <text:p>671597678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alberto.zamora.ext</text:p>
          </table:table-cell>
          <table:table-cell table:style-name="ce5" office:value-type="string">
            <text:p><text:a xlink:href="mailto:alberto.zamora.ext@juntadeandalucia.es">alberto.zamora.ext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638815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AJ</text:p>
          </table:table-cell>
          <table:table-cell table:style-name="ce42" office:value-type="string">
            <text:p>Instituto Andaluz de la Juventud</text:p>
          </table:table-cell>
          <table:table-cell table:style-name="ce20"/>
          <table:table-cell table:style-name="ce42" office:value-type="string">
            <text:p>Cristóbal Contreras Mireime</text:p>
          </table:table-cell>
          <table:table-cell table:style-name="ce66" office:value-type="string">
            <text:p>Técnico de sistemas/Programador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7"/>
          <table:table-cell table:style-name="ce120" office:value-type="float" office:value="671563195">
            <text:p>671563195</text:p>
          </table:table-cell>
          <table:table-cell table:style-name="ce159"/>
          <table:table-cell table:style-name="ce16" office:value-type="string">
            <text:p>cristobal.contreras.m.ext</text:p>
          </table:table-cell>
          <table:table-cell table:style-name="ce5" office:value-type="string">
            <text:p><text:a xlink:href="mailto:cristobal.contreras.m.ext@juntadeandalucia.es">cristobal.contreras.m.ext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11">
          <table:table-cell table:style-name="ce9" office:value-type="string">
            <text:p>1-4638815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AJ</text:p>
          </table:table-cell>
          <table:table-cell table:style-name="ce42" office:value-type="string">
            <text:p>Instituto Andaluz de la Juventud</text:p>
          </table:table-cell>
          <table:table-cell table:style-name="ce20"/>
          <table:table-cell table:style-name="ce42" office:value-type="string">
            <text:p>José Manuel Parrado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/>
          <table:table-cell table:style-name="ce7"/>
          <table:table-cell table:style-name="ce120" office:value-type="float" office:value="671563198">
            <text:p>671563198</text:p>
          </table:table-cell>
          <table:table-cell table:style-name="ce166"/>
          <table:table-cell table:style-name="ce16" office:value-type="string">
            <text:p>josem.parrado.ext</text:p>
          </table:table-cell>
          <table:table-cell table:style-name="ce5" office:value-type="string">
            <text:p><text:a xlink:href="mailto:josem.parrado.ext@juntadeandalucia.es">josem.parrado.ext@juntadeandalucia.es</text:a></text:p>
          </table:table-cell>
          <table:table-cell table:style-name="ce42" office:value-type="string">
            <text:p>Resuelta. CONFORME</text:p>
          </table:table-cell>
          <table:table-cell table:style-name="ce42" table:number-columns-repeated="1003"/>
        </table:table-row>
        <table:table-row table:style-name="ro4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 table:number-columns-repeated="1004"/>
        </table:table-row>
        <table:table-row table:style-name="ro5">
          <table:table-cell table:style-name="ce5" office:value-type="string">
            <text:p>1-4719656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M</text:p>
          </table:table-cell>
          <table:table-cell table:style-name="ce42" office:value-type="string">
            <text:p>Instituto Andaluz de la Mujer</text:p>
          </table:table-cell>
          <table:table-cell table:style-name="ce20"/>
          <table:table-cell table:style-name="ce42" office:value-type="string">
            <text:p>Juan Antonio Moreno Álvarez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98920">
            <text:p>398920</text:p>
          </table:table-cell>
          <table:table-cell table:style-name="ce20" table:number-columns-repeated="2"/>
          <table:table-cell table:style-name="ce16" office:value-type="string">
            <text:p>juan.moreno.alvarez</text:p>
          </table:table-cell>
          <table:table-cell table:style-name="ce5" office:value-type="string">
            <text:p><text:a xlink:href="mailto:juan.moreno.alvarez@juntadeandalucia.es">juan.moreno.alvarez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2519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M</text:p>
          </table:table-cell>
          <table:table-cell table:style-name="ce42" office:value-type="string">
            <text:p>Instituto Andaluz de la Mujer</text:p>
          </table:table-cell>
          <table:table-cell table:style-name="ce20"/>
          <table:table-cell table:style-name="ce66" office:value-type="string">
            <text:p>Antonio Rendón Ruiz</text:p>
          </table:table-cell>
          <table:table-cell table:style-name="ce42" office:value-type="string">
            <text:p>Adm.de Sistemas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office:value-type="float" office:value="398918">
            <text:p>398918</text:p>
          </table:table-cell>
          <table:table-cell table:style-name="ce20" table:number-columns-repeated="2"/>
          <table:table-cell table:style-name="ce16" office:value-type="string">
            <text:p>antonio.rendon.ext</text:p>
          </table:table-cell>
          <table:table-cell table:style-name="ce5" office:value-type="string">
            <text:p><text:a xlink:href="mailto:antonio.rendon.ext@juntadeandalucia.es">antonio.rendon.ext@juntadeandalucia.es</text:a></text:p>
          </table:table-cell>
          <table:table-cell table:style-name="ce42" table:number-columns-repeated="1004"/>
        </table:table-row>
        <table:table-row table:style-name="ro5">
          <table:table-cell table:style-name="ce5" office:value-type="string">
            <text:p>1-47251973</text:p>
          </table:table-cell>
          <table:table-cell table:style-name="ce20"/>
          <table:table-cell table:style-name="ce38" table:content-validation-name="val1"/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M</text:p>
          </table:table-cell>
          <table:table-cell table:style-name="ce42" office:value-type="string">
            <text:p>Instituto Andaluz de la Mujer</text:p>
          </table:table-cell>
          <table:table-cell table:style-name="ce20"/>
          <table:table-cell table:style-name="ce42" office:value-type="string">
            <text:p>Luis Rodríguez García</text:p>
          </table:table-cell>
          <table:table-cell table:style-name="ce42" office:value-type="string">
            <text:p>Adm.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 office:value-type="float" office:value="398918">
            <text:p>398918</text:p>
          </table:table-cell>
          <table:table-cell table:style-name="ce20" table:number-columns-repeated="2"/>
          <table:table-cell table:style-name="ce16" office:value-type="string">
            <text:p>luis.rodriguez.garcia.ext</text:p>
          </table:table-cell>
          <table:table-cell table:style-name="ce5" office:value-type="string">
            <text:p><text:a xlink:href="mailto:luis.rodriguez.garcia.ext@juntadeandalucia.es">luis.rodriguez.garcia.ext@juntadeandalucia.es</text:a> 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30">
          <table:table-cell table:style-name="ce5" office:value-type="string">
            <text:p>1-47159272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PH</text:p>
          </table:table-cell>
          <table:table-cell table:style-name="ce51" office:value-type="string">
            <text:p>Instituto Andaluz de Patrimonio Histórico</text:p>
          </table:table-cell>
          <table:table-cell table:style-name="ce60"/>
          <table:table-cell table:style-name="ce42" office:value-type="string">
            <text:p>José Luis Zafra Ojuel</text:p>
          </table:table-cell>
          <table:table-cell table:style-name="ce42" office:value-type="string">
            <text:p>Jefe de Área de Sistemas de 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50337135/</text:p>
            <text:p>337135</text:p>
          </table:table-cell>
          <table:table-cell table:style-name="ce149"/>
          <table:table-cell table:style-name="ce149" office:value-type="string">
            <text:p>X</text:p>
          </table:table-cell>
          <table:table-cell table:style-name="ce16" office:value-type="string">
            <text:p>joseluis.zafra</text:p>
          </table:table-cell>
          <table:table-cell table:style-name="ce5" office:value-type="string">
            <text:p><text:a xlink:href="mailto:joseluis.zafra@juntadeandalucia.es">joseluis.zafra@juntadeandalucia.es</text:a></text:p>
          </table:table-cell>
          <table:table-cell table:style-name="ce42" office:value-type="string">
            <text:p>PS correo ,como respuesta al correo Institucional: RESUELTA Y CONFORME</text:p>
          </table:table-cell>
          <table:table-cell table:style-name="ce43" table:number-columns-repeated="1003"/>
        </table:table-row>
        <table:table-row table:style-name="ro1">
          <table:table-cell table:style-name="ce5" office:value-type="string">
            <text:p>1-47169661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1</text:p>
          </table:table-cell>
          <table:table-cell table:style-name="ce42" office:value-type="string">
            <text:p>IAPH</text:p>
          </table:table-cell>
          <table:table-cell table:style-name="ce51" office:value-type="string">
            <text:p>Instituto Andaluz de Patrimonio Histórico</text:p>
          </table:table-cell>
          <table:table-cell table:style-name="ce60"/>
          <table:table-cell table:style-name="ce66" office:value-type="string">
            <text:p>José Antonio Prada Baena </text:p>
          </table:table-cell>
          <table:table-cell table:style-name="ce66" office:value-type="string">
            <text:p>Té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20" office:value-type="string">
            <text:p>955037099/</text:p>
            <text:p>337099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a.prada</text:p>
          </table:table-cell>
          <table:table-cell table:style-name="ce186" office:value-type="string">
            <text:p><text:a xlink:href="mailto:josea.prada@juntadeandalucia.es">josea.prada@juntadeandaluci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9" office:value-type="string">
            <text:p>1-47075985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Antonio Molina González</text:p>
          </table:table-cell>
          <table:table-cell table:style-name="ce42" office:value-type="string">
            <text:p>Jefe del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float" office:value="333921">
            <text:p>333921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ntonio.molina.gonzalez</text:p>
          </table:table-cell>
          <table:table-cell table:style-name="ce5" office:value-type="string">
            <text:p><text:a xlink:href="mailto:antonio.molina.gonzalez@juntadeandalucia.es">antonio.molina.gonzalez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13">
          <table:table-cell table:style-name="ce9" office:value-type="string">
            <text:p>1-47072230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66" office:value-type="string">
            <text:p>José Ángel Gutiérrez Morales</text:p>
          </table:table-cell>
          <table:table-cell table:style-name="ce66" office:value-type="string">
            <text:p>Jefe del Departamento de Sistemas del Servicio de Informática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120" office:value-type="string">
            <text:p>333878 </text:p>
            <text:p>(955033878) </text:p>
          </table:table-cell>
          <table:table-cell table:style-name="ce20" table:number-columns-repeated="2"/>
          <table:table-cell table:style-name="ce16" office:value-type="string">
            <text:p>joseangel.gutierrez</text:p>
          </table:table-cell>
          <table:table-cell table:style-name="ce186" office:value-type="string">
            <text:p><text:span text:style-name="T3"><text:a xlink:href="mailto:joseangel.gutierrez@juntadeandalucia.es">joseangel.gutierrez@juntadeandalucia.es</text:a></text:span></text:p>
          </table:table-cell>
          <table:table-cell table:style-name="ce42" office:value-type="string">
            <text:p>Resuelta. Confirmado.</text:p>
          </table:table-cell>
          <table:table-cell table:style-name="ce43" table:number-columns-repeated="1003"/>
        </table:table-row>
        <table:table-row table:style-name="ro3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Manuel Costoyas Presa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20" office:value-type="float" office:value="334030">
            <text:p>334030</text:p>
          </table:table-cell>
          <table:table-cell table:style-name="ce20"/>
          <table:table-cell table:style-name="ce153" office:value-type="string">
            <text:p>X</text:p>
          </table:table-cell>
          <table:table-cell table:style-name="ce16" office:value-type="string">
            <text:p>manuel.costoyas.ext</text:p>
          </table:table-cell>
          <table:table-cell table:style-name="ce5" office:value-type="string">
            <text:p><text:a xlink:href="mailto:manuel.costoyas.ext@juntadeandalucia.es">manuel.costoyas.ext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Augusto García Baena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33936">
            <text:p>333936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augusto.garcia</text:p>
          </table:table-cell>
          <table:table-cell table:style-name="ce5" office:value-type="string">
            <text:p><text:a xlink:href="mailto:augusto.garcia@juntadeandalucia.es">augusto.garcia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Enrique Lago García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/>
          <table:table-cell table:style-name="ce20" office:value-type="float" office:value="333924">
            <text:p>33392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enrique.lago</text:p>
          </table:table-cell>
          <table:table-cell table:style-name="ce5" office:value-type="string">
            <text:p><text:a xlink:href="mailto:enrique.lago@juntadeandalucia.es">enrique.lago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Abel Martín Ruiz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33936">
            <text:p>333936</text:p>
          </table:table-cell>
          <table:table-cell table:style-name="ce20" table:number-columns-repeated="2"/>
          <table:table-cell table:style-name="ce16" office:value-type="string">
            <text:p>abel.martin.ruiz.ext</text:p>
          </table:table-cell>
          <table:table-cell table:style-name="ce5" office:value-type="string">
            <text:p><text:a xlink:href="mailto:abel.martin.ruiz.ext@juntadeandalucia.es">abel.martin.ruiz.ext@juntadeandalucia.es</text:a></text:p>
          </table:table-cell>
          <table:table-cell table:style-name="ce42" office:value-type="string">
            <text:p>Resuelta. Confirmado.</text:p>
          </table:table-cell>
          <table:table-cell table:style-name="ce42" table:number-columns-repeated="1003"/>
        </table:table-row>
        <table:table-row table:style-name="ro31">
          <table:table-cell table:style-name="ce9" office:value-type="string">
            <text:p>1-47231711</text:p>
          </table:table-cell>
          <table:table-cell table:style-name="ce35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1</text:p>
          </table:table-cell>
          <table:table-cell table:style-name="ce42" office:value-type="string">
            <text:p>IECA</text:p>
          </table:table-cell>
          <table:table-cell table:style-name="ce48" office:value-type="string">
            <text:p>Instituto de Estadística y Cartografía de Andalucía</text:p>
          </table:table-cell>
          <table:table-cell table:style-name="ce55"/>
          <table:table-cell table:style-name="ce42" office:value-type="string">
            <text:p>José Aurelio Pérez Piñas</text:p>
          </table:table-cell>
          <table:table-cell table:style-name="ce42" office:value-type="string">
            <text:p>tecnico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 office:value-type="float" office:value="333924">
            <text:p>333924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a.perez.pinas</text:p>
          </table:table-cell>
          <table:table-cell table:style-name="ce5" office:value-type="string">
            <text:p><text:a xlink:href="mailto:josea.perez.pinas@juntadeandalucia.es">josea.perez.pinas@juntadeandalucia.es</text:a></text:p>
          </table:table-cell>
          <table:table-cell table:style-name="ce42" office:value-type="string">
            <text:p>Resuelta. Confirmado.</text:p>
          </table:table-cell>
          <table:table-cell table:style-name="ce43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881523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FAPA</text:p>
          </table:table-cell>
          <table:table-cell table:style-name="ce48" office:value-type="string">
            <text:p>Instituto de Investigación y Formación Agraria y Pesquera de Andalucía</text:p>
          </table:table-cell>
          <table:table-cell table:style-name="ce55"/>
          <table:table-cell table:style-name="ce71" office:value-type="string">
            <text:p>Francisco Fuentes Aceituno</text:p>
          </table:table-cell>
          <table:table-cell table:style-name="ce71" office:value-type="string">
            <text:p>Jefe de Servici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34" office:value-type="string">
            <text:p>632284 /671532284</text:p>
          </table:table-cell>
          <table:table-cell table:style-name="ce34"/>
          <table:table-cell table:style-name="ce16" office:value-type="string">
            <text:p>francisco.fuentes</text:p>
          </table:table-cell>
          <table:table-cell table:style-name="ce14" office:value-type="string">
            <text:p><text:a xlink:href="mailto:francisco.fuentes@juntadeandalucia.es">francisco.fuentes@juntadeandalucia.es</text:a></text:p>
          </table:table-cell>
          <table:table-cell table:style-name="ce42" office:value-type="string">
            <text:p>PS COrreo ,como respuesta al correo Institucional: RESUELTA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88926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FAPA</text:p>
          </table:table-cell>
          <table:table-cell table:style-name="ce48" office:value-type="string">
            <text:p>Instituto de Investigación y Formación Agraria y Pesquera de Andalucía</text:p>
          </table:table-cell>
          <table:table-cell table:style-name="ce55"/>
          <table:table-cell table:style-name="ce42" office:value-type="string">
            <text:p>Javier Díaz Calero</text:p>
          </table:table-cell>
          <table:table-cell table:style-name="ce42" office:value-type="string">
            <text:p>Adjunto Jefe Servicio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97747">
            <text:p>697747</text:p>
          </table:table-cell>
          <table:table-cell table:style-name="ce20"/>
          <table:table-cell table:style-name="ce16" office:value-type="string">
            <text:p>javier.diazcalero</text:p>
          </table:table-cell>
          <table:table-cell table:style-name="ce14" office:value-type="string">
            <text:p><text:a xlink:href="mailto:javier.diazcalero@juntadeandalucia.es">javier.diazcalero@juntadeandaluci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88926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FAPA</text:p>
          </table:table-cell>
          <table:table-cell table:style-name="ce48" office:value-type="string">
            <text:p>Instituto de Investigación y Formación Agraria y Pesquera de Andalucía</text:p>
          </table:table-cell>
          <table:table-cell table:style-name="ce55"/>
          <table:table-cell table:style-name="ce71" office:value-type="string">
            <text:p>Lorenzo Ortiz <text:s/></text:p>
          </table:table-cell>
          <table:table-cell table:style-name="ce71" office:value-type="string">
            <text:p>Responsabl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40110">
            <text:p>64011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lorenzo.ortiz.ext</text:p>
          </table:table-cell>
          <table:table-cell table:style-name="ce5" office:value-type="string">
            <text:p><text:a xlink:href="mailto:lorenzo.ortiz.ext@juntadeandalucia.es">lorenzo.ortiz.ext@juntadeandaluci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889265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IFAPA</text:p>
          </table:table-cell>
          <table:table-cell table:style-name="ce48" office:value-type="string">
            <text:p>Instituto de Investigación y Formación Agraria y Pesquera de Andalucía</text:p>
          </table:table-cell>
          <table:table-cell table:style-name="ce55"/>
          <table:table-cell table:style-name="ce71" office:value-type="string">
            <text:p>Jonathan Guerrero <text:s/></text:p>
          </table:table-cell>
          <table:table-cell table:style-name="ce71" office:value-type="string">
            <text:p>Adm. Bases de Dato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0" office:value-type="float" office:value="632290">
            <text:p>632290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onathan.guerrero.ext</text:p>
          </table:table-cell>
          <table:table-cell table:style-name="ce5" office:value-type="string">
            <text:p><text:a xlink:href="mailto:jonathan.guerrero.ext@juntadeandalucia.es">jonathan.guerrero.ext@juntadeandalucia.es</text:a></text:p>
          </table:table-cell>
          <table:table-cell table:style-name="ce42" office:value-type="string">
            <text:p>PS PROACTIVA que incluye Datos Enlace Dinamizador y Datos Técnicos:RESUELTA Y PENDIENTE CONFORMIDAD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9" office:value-type="string">
            <text:p>1-46587092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PAG</text:p>
          </table:table-cell>
          <table:table-cell table:style-name="ce48" office:value-type="string">
            <text:p>Patronato de la Alhambra y Generalife</text:p>
          </table:table-cell>
          <table:table-cell table:style-name="ce55"/>
          <table:table-cell table:style-name="ce84" office:value-type="string">
            <text:p>Lucía Mª Pérez Aguilera</text:p>
          </table:table-cell>
          <table:table-cell table:style-name="ce66" office:value-type="string">
            <text:p>Jefa del Departamento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</text:p>
          </table:table-cell>
          <table:table-cell table:style-name="ce20" office:value-type="string">
            <text:p>958027947</text:p>
            <text:p><text:span text:style-name="T4">(127988)</text:span></text:p>
          </table:table-cell>
          <table:table-cell table:style-name="ce120" office:value-type="float" office:value="755280">
            <text:p>755280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luciam.perez</text:p>
          </table:table-cell>
          <table:table-cell table:style-name="ce5" office:value-type="string">
            <text:p><text:a xlink:href="mailto:luciam.perez@juntadeandalucia.es">luciam.perez@juntadeandalucia.es</text:a></text:p>
          </table:table-cell>
          <table:table-cell table:style-name="ce42" office:value-type="string">
            <text:p>Incidencia resuelta.CONFORME. Envía datos de representante y enlace.</text:p>
          </table:table-cell>
          <table:table-cell table:style-name="ce42" table:number-columns-repeated="1003"/>
        </table:table-row>
        <table:table-row table:style-name="ro1">
          <table:table-cell table:style-name="ce9" office:value-type="string">
            <text:p>1-4719629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PAG</text:p>
          </table:table-cell>
          <table:table-cell table:style-name="ce48" office:value-type="string">
            <text:p>Patronato de la Alhambra y Generalife</text:p>
          </table:table-cell>
          <table:table-cell table:style-name="ce55"/>
          <table:table-cell table:style-name="ce84" office:value-type="string">
            <text:p>Mª Carolina Jiménez Egea</text:p>
          </table:table-cell>
          <table:table-cell table:style-name="ce42" office:value-type="string">
            <text:p>Técnico 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0" office:value-type="float" office:value="958027987">
            <text:p>958027987</text:p>
          </table:table-cell>
          <table:table-cell table:style-name="ce120" office:value-type="float" office:value="697957479">
            <text:p>697957479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mcarolina.jimenez</text:p>
          </table:table-cell>
          <table:table-cell table:style-name="ce186" office:value-type="string">
            <text:p><text:a xlink:href="mailto:mcarolina.jimenez@juntadeandalucia.es">mcarolina.jimenez@juntadeandalucia.es</text:a></text:p>
          </table:table-cell>
          <table:table-cell table:style-name="ce42" office:value-type="string">
            <text:p>Resuelta.CONFORME.</text:p>
          </table:table-cell>
          <table:table-cell table:style-name="ce42" table:number-columns-repeated="1003"/>
        </table:table-row>
        <table:table-row table:style-name="ro3">
          <table:table-cell table:style-name="ce9" office:value-type="string">
            <text:p>1-47196298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34" table:content-validation-name="val2" office:value-type="string">
            <text:p>D1</text:p>
          </table:table-cell>
          <table:table-cell table:style-name="ce42" office:value-type="string">
            <text:p>PAG</text:p>
          </table:table-cell>
          <table:table-cell table:style-name="ce48" office:value-type="string">
            <text:p>Patronato de la Alhambra y Generalife</text:p>
          </table:table-cell>
          <table:table-cell table:style-name="ce55"/>
          <table:table-cell table:style-name="ce84" office:value-type="string">
            <text:p>Francisco Arraez Sánchez</text:p>
          </table:table-cell>
          <table:table-cell table:style-name="ce42" office:value-type="string">
            <text:p>Técnico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 - No registrado</text:p>
          </table:table-cell>
          <table:table-cell table:style-name="ce120" office:value-type="float" office:value="958027952">
            <text:p>958027952</text:p>
          </table:table-cell>
          <table:table-cell table:style-name="ce120" office:value-type="float" office:value="671597654">
            <text:p>671597654</text:p>
          </table:table-cell>
          <table:table-cell table:style-name="ce150" office:value-type="string">
            <text:p>X</text:p>
          </table:table-cell>
          <table:table-cell table:style-name="ce16" office:value-type="string">
            <text:p>francisco.arraez</text:p>
          </table:table-cell>
          <table:table-cell table:style-name="ce186" office:value-type="string">
            <text:p><text:a xlink:href="mailto:arraez@juntadeandalucia.es">arraez@juntadeandalucia.es</text:a></text:p>
          </table:table-cell>
          <table:table-cell table:style-name="ce42" office:value-type="string">
            <text:p>Resuelta.CONFORME.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5">
          <table:table-cell table:style-name="ce5" office:value-type="string">
            <text:p>1-4722941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RTVA</text:p>
          </table:table-cell>
          <table:table-cell table:style-name="ce51" office:value-type="string">
            <text:p>Radio Televisión de Andalucía</text:p>
          </table:table-cell>
          <table:table-cell table:style-name="ce60"/>
          <table:table-cell table:style-name="ce42" office:value-type="string">
            <text:p>Pedro Montero Carvajal</text:p>
          </table:table-cell>
          <table:table-cell table:style-name="ce42" office:value-type="string">
            <text:p>Responsable Area Desarrollo y Gestión Corporativ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 office:value-type="string">
            <text:p>356227/</text:p>
            <text:p>356228</text:p>
          </table:table-cell>
          <table:table-cell table:style-name="ce29" office:value-type="float" office:value="742947742948">
            <text:p>742947742948</text:p>
          </table:table-cell>
          <table:table-cell table:style-name="ce36" office:value-type="string">
            <text:p>X</text:p>
          </table:table-cell>
          <table:table-cell table:style-name="ce16" office:value-type="string">
            <text:p>pedro.montero.carvajal</text:p>
          </table:table-cell>
          <table:table-cell table:style-name="ce5" office:value-type="string">
            <text:p><text:a xlink:href="mailto:pmontero@rtva.es">pmontero@rtv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4">
          <table:table-cell table:style-name="ce5" office:value-type="string">
            <text:p>1-4722941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RTVA</text:p>
          </table:table-cell>
          <table:table-cell table:style-name="ce51" office:value-type="string">
            <text:p>Radio Televisión de Andalucía</text:p>
          </table:table-cell>
          <table:table-cell table:style-name="ce60"/>
          <table:table-cell table:style-name="ce42" office:value-type="string">
            <text:p>Luis Romero Mige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56267">
            <text:p>356267</text:p>
          </table:table-cell>
          <table:table-cell table:style-name="ce34" office:value-type="float" office:value="755150">
            <text:p>755150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luis.romero.mige</text:p>
          </table:table-cell>
          <table:table-cell table:style-name="ce188" office:value-type="string">
            <text:p><text:a xlink:href="mailto:lromero@rtva.es">lromero@rtv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3" table:number-columns-repeated="1003"/>
        </table:table-row>
        <table:table-row table:style-name="ro5">
          <table:table-cell table:style-name="ce5" office:value-type="string">
            <text:p>1-4722941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RTVA</text:p>
          </table:table-cell>
          <table:table-cell table:style-name="ce51" office:value-type="string">
            <text:p>Radio Televisión de Andalucía</text:p>
          </table:table-cell>
          <table:table-cell table:style-name="ce60"/>
          <table:table-cell table:style-name="ce42" office:value-type="string">
            <text:p>José Manuel López del Toro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34" office:value-type="float" office:value="356282">
            <text:p>356282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josem.lopez.toro</text:p>
          </table:table-cell>
          <table:table-cell table:style-name="ce188" office:value-type="string">
            <text:p><text:a xlink:href="mailto:jmlopezt@rtva.es">jmlopezt@rtv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1">
          <table:table-cell table:style-name="ce5" office:value-type="string">
            <text:p>1-47229416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RTVA</text:p>
          </table:table-cell>
          <table:table-cell table:style-name="ce51" office:value-type="string">
            <text:p>Radio Televisión de Andalucía</text:p>
          </table:table-cell>
          <table:table-cell table:style-name="ce60"/>
          <table:table-cell table:style-name="ce42" office:value-type="string">
            <text:p>Alejandro Rodríguez Sánchez</text:p>
          </table:table-cell>
          <table:table-cell table:style-name="ce42"/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 - No registrado</text:p>
          </table:table-cell>
          <table:table-cell table:style-name="ce34" office:value-type="float" office:value="354662">
            <text:p>354662</text:p>
          </table:table-cell>
          <table:table-cell table:style-name="ce20" table:number-columns-repeated="2"/>
          <table:table-cell table:style-name="ce176" office:value-type="string">
            <text:p>alejandro.rodriguez.s</text:p>
          </table:table-cell>
          <table:table-cell table:style-name="ce188" office:value-type="string">
            <text:p><text:a xlink:href="mailto:arodriguez@rtva.es">arodriguez@rtva.es</text:a></text:p>
          </table:table-cell>
          <table:table-cell table:style-name="ce42" office:value-type="string">
            <text:p>PS PROACTIVA que incluye Datos Enlace Dinamizador y Datos Técnicos:RESUELTA Y CONFORME</text:p>
          </table:table-cell>
          <table:table-cell table:style-name="ce42" table:number-columns-repeated="1003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42" office:value-type="string">
            <text:p>Juan Jesús Velasco Rivera</text:p>
          </table:table-cell>
          <table:table-cell table:style-name="ce42" office:value-type="string">
            <text:p>Responsable de Informática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20" office:value-type="float" office:value="736782">
            <text:p>736782</text:p>
          </table:table-cell>
          <table:table-cell table:style-name="ce20" office:value-type="string">
            <text:p>X</text:p>
          </table:table-cell>
          <table:table-cell table:style-name="ce16" office:value-type="string">
            <text:p>juanj.velasco</text:p>
          </table:table-cell>
          <table:table-cell table:style-name="ce5" office:value-type="string">
            <text:p><text:a xlink:href="mailto:juanj.velasco@juntadeandalucia.es">juanj.velasco@juntadeandalucia.es</text:a></text:p>
          </table:table-cell>
          <table:table-cell table:style-name="ce42"/>
          <table:table-cell table:style-name="ce7" table:number-columns-repeated="1003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Carlos Corredera Carmona</text:p>
          </table:table-cell>
          <table:table-cell table:style-name="ce71" office:value-type="string">
            <text:p>Responsable de producción</text:p>
          </table:table-cell>
          <table:table-cell table:style-name="ce94" table:content-validation-name="val3"/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/>
          <table:table-cell table:style-name="ce34"/>
          <table:table-cell table:style-name="ce34" office:value-type="float" office:value="755958">
            <text:p>755958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carlos.corredera</text:p>
          </table:table-cell>
          <table:table-cell table:style-name="ce14" office:value-type="string">
            <text:p><text:a xlink:href="mailto:carlos.corredera@juntadeandalucia.es">carlos.corredera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Antonio Viana </text:p>
          </table:table-cell>
          <table:table-cell table:style-name="ce71" office:value-type="string">
            <text:p>Producción de sistemas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756806">
            <text:p>756806</text:p>
          </table:table-cell>
          <table:table-cell table:style-name="ce34"/>
          <table:table-cell table:style-name="ce16" office:value-type="string">
            <text:p>antonio.viana</text:p>
          </table:table-cell>
          <table:table-cell table:style-name="ce14" office:value-type="string">
            <text:p><text:a xlink:href="mailto:antonio.viana@juntadeandalucia.es">antonio.viana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Alfredo Sarmiento</text:p>
          </table:table-cell>
          <table:table-cell table:style-name="ce71" office:value-type="string">
            <text:p>Responsable Técnico de AndalucíaCERT 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34" office:value-type="float" office:value="758595">
            <text:p>758595</text:p>
          </table:table-cell>
          <table:table-cell table:style-name="ce34"/>
          <table:table-cell table:style-name="ce16" office:value-type="string">
            <text:p>alfredo.sarmiento</text:p>
          </table:table-cell>
          <table:table-cell table:style-name="ce14" office:value-type="string">
            <text:p><text:a xlink:href="mailto:alfredo.sarmiento@juntadeandalucia.es">alfredo.sarmiento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Rafael Romero</text:p>
          </table:table-cell>
          <table:table-cell table:style-name="ce71" office:value-type="string">
            <text:p>Unidad de Entrega y Disponibilidad del Servici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743208">
            <text:p>743208</text:p>
          </table:table-cell>
          <table:table-cell table:style-name="ce34" office:value-type="string">
            <text:p>X</text:p>
          </table:table-cell>
          <table:table-cell table:style-name="ce16" office:value-type="string">
            <text:p>rafael.romero.sanchez</text:p>
          </table:table-cell>
          <table:table-cell table:style-name="ce14" office:value-type="string">
            <text:p><text:a xlink:href="mailto:rafael.romero.sanchez@juntadeandalucia.es">rafael.romero.sanchez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Oliver López Yela 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34" office:value-type="float" office:value="695229">
            <text:p>695229</text:p>
          </table:table-cell>
          <table:table-cell table:style-name="ce34"/>
          <table:table-cell table:style-name="ce16" office:value-type="string">
            <text:p>oliver.lopez</text:p>
          </table:table-cell>
          <table:table-cell table:style-name="ce14" office:value-type="string">
            <text:p><text:a xlink:href="mailto:oliver.lopez@juntadeandalucia.es">oliver.lopez@juntadeandalucia.es</text:a></text:p>
          </table:table-cell>
          <table:table-cell table:style-name="ce42" table:number-columns-repeated="1004"/>
        </table:table-row>
        <table:table-row table:style-name="ro1">
          <table:table-cell table:style-name="ce5" office:value-type="string">
            <text:p>1-55265405 </text:p>
          </table:table-cell>
          <table:table-cell table:style-name="ce20" office:value-type="float" office:value="74772">
            <text:p>74772</text:p>
          </table:table-cell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Federico Coria Lebrero</text:p>
          </table:table-cell>
          <table:table-cell table:style-name="ce71" office:value-type="string">
            <text:p>Administrador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string">
            <text:p>677902762/</text:p>
            <text:p>732762</text:p>
          </table:table-cell>
          <table:table-cell table:style-name="ce120"/>
          <table:table-cell table:style-name="ce16" office:value-type="string">
            <text:p>federico.coria</text:p>
          </table:table-cell>
          <table:table-cell table:style-name="ce186" office:value-type="string">
            <text:p><text:a xlink:href="mailto:federico.coria@juntadeandalucia.es">federico.coria@juntadeandalucia.es</text:a></text:p>
          </table:table-cell>
          <table:table-cell table:style-name="ce42" table:number-columns-repeated="1004"/>
        </table:table-row>
        <table:table-row table:style-name="ro32">
          <table:table-cell table:style-name="ce5" office:value-type="string">
            <text:p>1-47511370</text:p>
          </table:table-cell>
          <table:table-cell table:style-name="ce20"/>
          <table:table-cell table:style-name="ce38" table:content-validation-name="val1" office:value-type="string">
            <text:p>Si</text:p>
          </table:table-cell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Nicolás Hermoso Ruiz </text:p>
          </table:table-cell>
          <table:table-cell table:style-name="ce71" office:value-type="string">
            <text:p>Responsable del proyecto para CEI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/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/>
          <table:table-cell table:style-name="ce20"/>
          <table:table-cell table:style-name="ce120" office:value-type="float" office:value="764152">
            <text:p>764152</text:p>
          </table:table-cell>
          <table:table-cell table:style-name="ce150" office:value-type="string">
            <text:p>X</text:p>
          </table:table-cell>
          <table:table-cell table:style-name="ce16" office:value-type="string">
            <text:p>nicolas.hermoso</text:p>
          </table:table-cell>
          <table:table-cell table:style-name="ce14" office:value-type="string">
            <text:p><text:a xlink:href="mailto:nicolas.hermoso@juntadeandalucia.es">nicolas.hermoso@juntadeandalucia.es</text:a></text:p>
          </table:table-cell>
          <table:table-cell table:style-name="ce42" table:number-columns-repeated="1004"/>
        </table:table-row>
        <table:table-row table:style-name="ro32">
          <table:table-cell table:style-name="ce5"/>
          <table:table-cell table:style-name="ce25" office:value-type="float" office:value="200290">
            <text:p>200290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Juan Alfonso Martinez Ochoa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float" office:value="683667878">
            <text:p>683667878</text:p>
          </table:table-cell>
          <table:table-cell table:style-name="ce150" office:value-type="string">
            <text:p>X</text:p>
          </table:table-cell>
          <table:table-cell table:style-name="ce16" office:value-type="string">
            <text:p>jalfonso.martinez.ext </text:p>
          </table:table-cell>
          <table:table-cell table:style-name="ce14" office:value-type="string">
            <text:p>jamochoa@indra.es </text:p>
          </table:table-cell>
          <table:table-cell table:style-name="ce42" table:number-columns-repeated="1004"/>
        </table:table-row>
        <table:table-row table:style-name="ro32">
          <table:table-cell table:style-name="ce5"/>
          <table:table-cell table:style-name="ce25" office:value-type="float" office:value="200290">
            <text:p>200290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Rafael Alberto Hernandez Ramos 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float" office:value="648925004">
            <text:p>648925004</text:p>
          </table:table-cell>
          <table:table-cell table:style-name="ce150" office:value-type="string">
            <text:p>X</text:p>
          </table:table-cell>
          <table:table-cell table:style-name="ce16" office:value-type="string">
            <text:p>ralberto.hernandez.ext </text:p>
          </table:table-cell>
          <table:table-cell table:style-name="ce14" office:value-type="string">
            <text:p>ahernandezram@eservicios.indra.es </text:p>
          </table:table-cell>
          <table:table-cell table:style-name="ce42" table:number-columns-repeated="1004"/>
        </table:table-row>
        <table:table-row table:style-name="ro32">
          <table:table-cell table:style-name="ce5"/>
          <table:table-cell table:style-name="ce25" office:value-type="float" office:value="200290">
            <text:p>200290</text:p>
          </table:table-cell>
          <table:table-cell table:style-name="ce38" table:content-validation-name="val1"/>
          <table:table-cell table:style-name="ce20" table:content-validation-name="val2" office:value-type="string">
            <text:p>D2</text:p>
          </table:table-cell>
          <table:table-cell table:style-name="ce42" office:value-type="string">
            <text:p>SANDETEL</text:p>
          </table:table-cell>
          <table:table-cell table:style-name="ce42" office:value-type="string">
            <text:p>Sociedad Andaluza para el Desarrollo de las Telecomunicaciones </text:p>
          </table:table-cell>
          <table:table-cell table:style-name="ce20"/>
          <table:table-cell table:style-name="ce71" office:value-type="string">
            <text:p>Jose Antonio Garcia Garcia </text:p>
          </table:table-cell>
          <table:table-cell table:style-name="ce71"/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120" office:value-type="float" office:value="671562048">
            <text:p>671562048</text:p>
          </table:table-cell>
          <table:table-cell table:style-name="ce150" office:value-type="string">
            <text:p>X</text:p>
          </table:table-cell>
          <table:table-cell table:style-name="ce16" office:value-type="string">
            <text:p>joseantonio.garcia </text:p>
          </table:table-cell>
          <table:table-cell table:style-name="ce14" office:value-type="string">
            <text:p>joseantonio.garcia@juntadeandalucia.es</text:p>
          </table:table-cell>
          <table:table-cell table:style-name="ce42" table:number-columns-repeated="1004"/>
        </table:table-row>
        <table:table-row table:style-name="ro7">
          <table:table-cell table:style-name="ce6"/>
          <table:table-cell table:style-name="ce22"/>
          <table:table-cell table:style-name="ce39" table:content-validation-name="val1"/>
          <table:table-cell table:style-name="ce41" table:content-validation-name="val2"/>
          <table:table-cell table:style-name="ce43"/>
          <table:table-cell table:style-name="ce49"/>
          <table:table-cell table:style-name="ce56"/>
          <table:table-cell table:style-name="ce43" table:number-columns-repeated="2"/>
          <table:table-cell table:style-name="ce95" table:content-validation-name="val3"/>
          <table:table-cell table:style-name="ce103" table:content-validation-name="val4"/>
          <table:table-cell table:style-name="ce110" table:content-validation-name="val5" table:number-columns-repeated="3"/>
          <table:table-cell table:style-name="ce117" table:content-validation-name="val6"/>
          <table:table-cell table:style-name="ce121" table:number-columns-repeated="3"/>
          <table:table-cell table:style-name="ce171"/>
          <table:table-cell table:style-name="ce6"/>
          <table:table-cell table:style-name="ce43"/>
          <table:table-cell table:style-name="ce42" table:number-columns-repeated="1003"/>
        </table:table-row>
        <table:table-row table:style-name="ro1">
          <table:table-cell table:style-name="ce9" office:value-type="string">
            <text:p>1-47117956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55"/>
          <table:table-cell table:style-name="ce42" office:value-type="string">
            <text:p>Luis Manuel Gavira Cortés</text:p>
          </table:table-cell>
          <table:table-cell table:style-name="ce42" office:value-type="string">
            <text:p>Tecnico Adjunto Unidad de Sistemas de Información</text:p>
          </table:table-cell>
          <table:table-cell table:style-name="ce94" table:content-validation-name="val3" office:value-type="string">
            <text:p>X</text:p>
          </table:table-cell>
          <table:table-cell table:style-name="ce102" table:content-validation-name="val4" office:value-type="string">
            <text:p>X</text:p>
          </table:table-cell>
          <table:table-cell table:style-name="ce109" table:content-validation-name="val5" table:number-columns-repeated="3"/>
          <table:table-cell table:style-name="ce116" table:content-validation-name="val6" office:value-type="string">
            <text:p>Si - No registrado</text:p>
          </table:table-cell>
          <table:table-cell table:style-name="ce20" office:value-type="string">
            <text:p>955542886 </text:p>
            <text:p>(656522)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16" office:value-type="string">
            <text:p>luis.gavira.cortes</text:p>
          </table:table-cell>
          <table:table-cell table:style-name="ce5" office:value-type="string">
            <text:p><text:a xlink:href="mailto:lgcortes@veiasa.es">lgcortes@veias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5">
          <table:table-cell table:style-name="ce9" office:value-type="string">
            <text:p>1-47223196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55"/>
          <table:table-cell table:style-name="ce66" office:value-type="string">
            <text:p><text:span text:style-name="T3">Sergio </text:span>Oterino Cubero</text:p>
          </table:table-cell>
          <table:table-cell table:style-name="ce66" office:value-type="string">
            <text:p>Responsable de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office:value-type="string">
            <text:p>X</text:p>
          </table:table-cell>
          <table:table-cell table:style-name="ce109" table:content-validation-name="val5"/>
          <table:table-cell table:style-name="ce116" table:content-validation-name="val6" office:value-type="string">
            <text:p>Si</text:p>
          </table:table-cell>
          <table:table-cell table:style-name="ce120"/>
          <table:table-cell table:style-name="ce120" office:value-type="string">
            <text:p>671562791 /</text:p>
            <text:p>671532981</text:p>
          </table:table-cell>
          <table:table-cell table:style-name="ce120" office:value-type="string">
            <text:p>X</text:p>
          </table:table-cell>
          <table:table-cell table:style-name="ce16" office:value-type="string">
            <text:p>sergio.oterino.ext</text:p>
          </table:table-cell>
          <table:table-cell table:style-name="ce186" office:value-type="string">
            <text:p><text:a xlink:href="mailto:soterino@veiasa.es">soterino@veias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1">
          <table:table-cell table:style-name="ce9" office:value-type="string">
            <text:p>1-47223196</text:p>
          </table:table-cell>
          <table:table-cell table:style-name="ce28"/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55"/>
          <table:table-cell table:style-name="ce66" office:value-type="string">
            <text:p><text:span text:style-name="T4">David</text:span><text:span text:style-name="T5"> </text:span>Pelayo Cruz</text:p>
          </table:table-cell>
          <table:table-cell table:style-name="ce66" office:value-type="string">
            <text:p>Responsable de Sistemas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office:value-type="string">
            <text:p>X</text:p>
          </table:table-cell>
          <table:table-cell table:style-name="ce109" table:content-validation-name="val5" table:number-columns-repeated="2"/>
          <table:table-cell table:style-name="ce116" table:content-validation-name="val6" office:value-type="string">
            <text:p>Si - No registrado</text:p>
          </table:table-cell>
          <table:table-cell table:style-name="ce120"/>
          <table:table-cell table:style-name="ce120" office:value-type="string">
            <text:p>600166521 /671532980</text:p>
          </table:table-cell>
          <table:table-cell table:style-name="ce120"/>
          <table:table-cell table:style-name="ce16" office:value-type="string">
            <text:p>david.pelayo.ext</text:p>
          </table:table-cell>
          <table:table-cell table:style-name="ce186" office:value-type="string">
            <text:p><text:a xlink:href="mailto:dpelayo@veiasa.es">dpelayo@veiasa.es</text:a></text:p>
          </table:table-cell>
          <table:table-cell table:style-name="ce42" office:value-type="string">
            <text:p>Pendiente de Conformidad del representante.</text:p>
          </table:table-cell>
          <table:table-cell table:style-name="ce42" table:number-columns-repeated="1003"/>
        </table:table-row>
        <table:table-row table:style-name="ro31">
          <table:table-cell table:style-name="ce5"/>
          <table:table-cell table:style-name="ce25" office:value-type="float" office:value="200494">
            <text:p>200494</text:p>
          </table:table-cell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20"/>
          <table:table-cell table:style-name="ce42" office:value-type="string">
            <text:p>MARIA DOLORES PAREDES GARRIDO</text:p>
          </table:table-cell>
          <table:table-cell table:style-name="ce42" office:value-type="string">
            <text:p>Técnico Sistemas de Información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3" office:value-type="float" office:value="641824">
            <text:p>641824</text:p>
          </table:table-cell>
          <table:table-cell table:style-name="ce150" office:value-type="string">
            <text:p>X</text:p>
          </table:table-cell>
          <table:table-cell table:style-name="ce5" office:value-type="string">
            <text:p>mdolores.paredes.ext</text:p>
          </table:table-cell>
          <table:table-cell table:style-name="ce25" office:value-type="string">
            <text:p>mdolores.paredes.ext@juntadeandalucia.es</text:p>
          </table:table-cell>
          <table:table-cell table:style-name="ce42" table:number-columns-repeated="1004"/>
        </table:table-row>
        <table:table-row table:style-name="ro33">
          <table:table-cell table:style-name="ce5"/>
          <table:table-cell table:style-name="ce25" office:value-type="float" office:value="200548">
            <text:p>200548</text:p>
          </table:table-cell>
          <table:table-cell table:style-name="ce38" table:content-validation-name="val1" office:value-type="string">
            <text:p>Si</text:p>
          </table:table-cell>
          <table:table-cell table:style-name="ce26" table:content-validation-name="val2" office:value-type="string">
            <text:p>D2</text:p>
          </table:table-cell>
          <table:table-cell table:style-name="ce42" office:value-type="string">
            <text:p>VEIASA</text:p>
          </table:table-cell>
          <table:table-cell table:style-name="ce48" office:value-type="string">
            <text:p>Verificaciones Industriales de Andalucía</text:p>
          </table:table-cell>
          <table:table-cell table:style-name="ce20"/>
          <table:table-cell table:style-name="ce25" office:value-type="string">
            <text:p>JOSE MANUEL PÉREZ BUTELO </text:p>
          </table:table-cell>
          <table:table-cell table:style-name="ce25" office:value-type="string">
            <text:p>Técnico Sistemas de Información. Técnico de Desarrollo</text:p>
          </table:table-cell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2"/>
          <table:table-cell table:style-name="ce109" table:content-validation-name="val5" office:value-type="string">
            <text:p>X</text:p>
          </table:table-cell>
          <table:table-cell table:style-name="ce116" table:content-validation-name="val6" office:value-type="string">
            <text:p>Si</text:p>
          </table:table-cell>
          <table:table-cell table:style-name="ce20"/>
          <table:table-cell table:style-name="ce23" office:value-type="float" office:value="645108161">
            <text:p>645108161</text:p>
          </table:table-cell>
          <table:table-cell table:style-name="ce167"/>
          <table:table-cell table:style-name="ce5" office:value-type="string">
            <text:p>josemanuel.perez.butelo.ext</text:p>
          </table:table-cell>
          <table:table-cell table:style-name="ce209" office:value-type="string">
            <text:p><text:a xlink:href="mailto:josemanuel.perez.butelo.ext@juntadeandalucia.es">josemanuel.perez.butelo.ext@juntadeandalucia.es</text:a></text:p>
          </table:table-cell>
          <table:table-cell table:style-name="ce42" table:number-columns-repeated="1004"/>
        </table:table-row>
        <table:table-row table:style-name="ro34" table:number-rows-repeated="113">
          <table:table-cell table:style-name="ce5"/>
          <table:table-cell table:style-name="ce20"/>
          <table:table-cell table:style-name="ce38" table:content-validation-name="val1"/>
          <table:table-cell table:style-name="ce20"/>
          <table:table-cell table:style-name="ce42" table:number-columns-repeated="2"/>
          <table:table-cell table:style-name="ce20"/>
          <table:table-cell table:style-name="ce42" table:number-columns-repeated="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 table:number-columns-repeated="3"/>
          <table:table-cell table:style-name="ce5" table:number-columns-repeated="2"/>
          <table:table-cell table:style-name="ce42" table:number-columns-repeated="1004"/>
        </table:table-row>
        <table:table-row table:style-name="ro34" table:number-rows-repeated="135">
          <table:table-cell table:style-name="ce15"/>
          <table:table-cell table:style-name="ce36"/>
          <table:table-cell table:style-name="ce38" table:content-validation-name="val1"/>
          <table:table-cell table:style-name="ce36"/>
          <table:table-cell table:style-name="ce47" table:number-columns-repeated="2"/>
          <table:table-cell table:style-name="ce36"/>
          <table:table-cell table:style-name="ce47" table:number-columns-repeated="2"/>
          <table:table-cell table:style-name="ce94" table:content-validation-name="val3"/>
          <table:table-cell table:style-name="ce102" table:content-validation-name="val4"/>
          <table:table-cell table:style-name="ce109" table:content-validation-name="val5" table:number-columns-repeated="3"/>
          <table:table-cell table:style-name="ce116" table:content-validation-name="val6"/>
          <table:table-cell table:style-name="ce20"/>
          <table:table-cell table:style-name="ce36" table:number-columns-repeated="2"/>
          <table:table-cell table:style-name="ce15" table:number-columns-repeated="2"/>
          <table:table-cell table:style-name="ce47" table:number-columns-repeated="1004"/>
        </table:table-row>
        <table:table-row table:style-name="ro34" table:number-rows-repeated="2">
          <table:table-cell table:style-name="ce15"/>
          <table:table-cell table:style-name="ce36" table:number-columns-repeated="3"/>
          <table:table-cell table:style-name="ce47" table:number-columns-repeated="2"/>
          <table:table-cell table:style-name="ce36"/>
          <table:table-cell table:style-name="ce47" table:number-columns-repeated="2"/>
          <table:table-cell table:style-name="ce97"/>
          <table:table-cell table:style-name="ce47" table:number-columns-repeated="4"/>
          <table:table-cell table:style-name="ce36" table:content-validation-name="val6"/>
          <table:table-cell table:style-name="ce20"/>
          <table:table-cell table:style-name="ce36" table:number-columns-repeated="2"/>
          <table:table-cell table:style-name="ce15" table:number-columns-repeated="2"/>
          <table:table-cell table:style-name="ce47" table:number-columns-repeated="1004"/>
        </table:table-row>
        <table:table-row table:style-name="ro34" table:number-rows-repeated="221">
          <table:table-cell table:style-name="ce5"/>
          <table:table-cell table:style-name="ce20"/>
          <table:table-cell table:style-name="ce36"/>
          <table:table-cell table:style-name="ce20"/>
          <table:table-cell table:style-name="ce47" table:number-columns-repeated="2"/>
          <table:table-cell table:style-name="ce36"/>
          <table:table-cell table:style-name="ce47" table:number-columns-repeated="2"/>
          <table:table-cell table:style-name="ce97"/>
          <table:table-cell table:style-name="ce47" table:number-columns-repeated="4"/>
          <table:table-cell table:style-name="ce36" table:content-validation-name="val6"/>
          <table:table-cell table:style-name="ce20" table:number-columns-repeated="3"/>
          <table:table-cell table:style-name="ce5" table:number-columns-repeated="2"/>
          <table:table-cell table:style-name="ce42" table:number-columns-repeated="1004"/>
        </table:table-row>
        <table:table-row table:style-name="ro34" table:number-rows-repeated="64616">
          <table:table-cell table:style-name="ce5"/>
          <table:table-cell table:style-name="ce20"/>
          <table:table-cell table:style-name="ce36"/>
          <table:table-cell table:style-name="ce20"/>
          <table:table-cell table:style-name="ce42" table:number-columns-repeated="2"/>
          <table:table-cell table:style-name="ce20"/>
          <table:table-cell table:style-name="ce42" table:number-columns-repeated="2"/>
          <table:table-cell table:style-name="ce97"/>
          <table:table-cell table:style-name="ce105"/>
          <table:table-cell table:style-name="ce112" table:number-columns-repeated="3"/>
          <table:table-cell table:style-name="ce119" table:content-validation-name="val6"/>
          <table:table-cell table:style-name="ce20" table:number-columns-repeated="3"/>
          <table:table-cell table:style-name="ce5" table:number-columns-repeated="2"/>
          <table:table-cell table:style-name="ce42" table:number-columns-repeated="1004"/>
        </table:table-row>
        <table:table-row table:style-name="ro7" table:number-rows-repeated="30">
          <table:table-cell table:style-name="ce16"/>
          <table:table-cell table:style-name="ce37" table:number-columns-repeated="2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98"/>
          <table:table-cell table:style-name="ce7" table:number-columns-repeated="4"/>
          <table:table-cell table:style-name="ce7" table:content-validation-name="val6"/>
          <table:table-cell table:style-name="ce37" table:number-columns-repeated="3"/>
          <table:table-cell table:style-name="ce16"/>
          <table:table-cell table:style-name="ce7" table:number-columns-repeated="1005"/>
        </table:table-row>
        <table:table-row table:style-name="ro7" table:number-rows-repeated="54">
          <table:table-cell table:style-name="ce16"/>
          <table:table-cell table:style-name="ce37" table:number-columns-repeated="2"/>
          <table:table-cell table:style-name="ce7" table:number-columns-repeated="3"/>
          <table:table-cell table:style-name="ce37"/>
          <table:table-cell table:style-name="ce7" table:number-columns-repeated="2"/>
          <table:table-cell table:style-name="ce98"/>
          <table:table-cell table:style-name="ce7" table:number-columns-repeated="4"/>
          <table:table-cell table:style-name="ce7" table:content-validation-name="val6"/>
          <table:table-cell table:style-name="ce7"/>
          <table:table-cell table:style-name="ce37" table:number-columns-repeated="2"/>
          <table:table-cell table:style-name="ce16"/>
          <table:table-cell table:style-name="ce7" table:number-columns-repeated="100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Usuarios_RP_no_guia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22" table:default-cell-style-name="Default"/>
        <table:table-column table:style-name="co5" table:number-columns-repeated="4" table:default-cell-style-name="Default"/>
        <table:table-row table:style-name="ro7" table:number-rows-repeated="4">
          <table:table-cell table:number-columns-repeated="7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jfrancisco.esteve.ext">Juan Francisco Esteve Gálvez</text:a></text:p>
          </table:table-cell>
          <table:table-cell/>
          <table:table-cell office:value-type="string">
            <text:p>TOTAL:</text:p>
          </table:table-cell>
          <table:table-cell office:value-type="float" office:value="70">
            <text:p>70</text:p>
          </table:table-cell>
          <table:table-cell office:value-type="string">
            <text:p>Usuarios en Red profesional que no están en la guía de contactos</text:p>
          </table:table-cell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juans.navarrete">Juan Serafin Navarrete Polaino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honesto.ruiz.ext">Honesto Ruíz Palomino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mariaj.gimenez.exts">María José Giménez Ramírez</text:a></text:p>
          </table:table-cell>
          <table:table-cell table:number-columns-repeated="4"/>
        </table:table-row>
        <table:table-row table:style-name="ro36">
          <table:table-cell table:number-columns-repeated="2"/>
          <table:table-cell table:style-name="ce217" office:value-type="string">
            <text:p><text:a xlink:href="https://redprofesional.juntadeandalucia.es/profile/josea.jimenez.maillo">Jose Antonio Jimenez Maillo</text:a></text:p>
          </table:table-cell>
          <table:table-cell/>
          <table:table-cell office:value-type="string">
            <text:p>ANTONIO BLANCO MORALES</text:p>
          </table:table-cell>
          <table:table-cell table:number-columns-repeated="2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ivan.casado.ext">Iván Casado Ruiz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antonioj.ramos.marquez.ext">Antonio Jose Ramos Marquez</text:a>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ENRIQUE PASCUAL POLO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josem.perez.cano.ext">Jose Miguel Perez Cano</text:a>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David Rabaez Dia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Daniel Ferrete Olarte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Sergio Martín-ampudia Sáe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David Mota Bobis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Jesus Gutierrez De La Vega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Antonio Berenguel Cru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Miguel Orozco Espada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Fernando Rodriguez Morales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manuelj.mateos.ext">Manuel Jesus Mateos Mateos</text:a>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Jose Alfonso Lleras Yuste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Manuel Cobos Sanche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Enrique Maldonado Cantero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Jose Jurado Rodrigue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Salvador Bernal Marin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Luis Jimenez Alvare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Jose Enrique Martin Vicente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Miguel Angel Pineda Sanche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Virgilio Galiano Guzman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Raúl Sanchez Garcia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Luis Melero Cano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pedro.acosta">Pedro Acosta García</text:a>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JOSE JAVIER BENITEZ GUERRERO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Antonio Cristobal Delgado Matas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Maria Del Carmen Cabezas Moyano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Rafael Molina Eslava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Coordinador Técnicos UTE Primaria – Huelva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David Tinaquero Fernande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Ismael Estrada Vergara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LUIS MIGUEL GALLEGO GUTIERRE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Israel Romero Fijo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Ivan Marquez Moreno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Javier Rey Rivera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Francisco David Roldán Mateo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Julio Chatín Vázque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Armando Gracia Hernandez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Miguel Angel Toledo Prada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Guillermo Perez Prado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alfredo.bastida.ext">Alfredo Bastida Santamaría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juanl.retamar.sspa">Juan Lucas Retamar Gentil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luis.pena.montano">Luis de la Peña Montaño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mariano.toscano.gil">Mariano Toscano Gil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rafael.ramirez.ext">Rafael Ramirez Galisteo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fernando.cardenas.f">Fernando Cárdenas Férnandez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franciscoj.lopez.solier.sspa">Francisco Javier López Solier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juan.relinque">Juan Ignacio Relinque Ruiz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joseluis.salas">JOSE LUIS SALAS ESPINA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juanc.rubio.pineda">JUAN CARLOS RUBIO PINEDA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remedios.m.marigorta">MARIA REMEDIOS MARTINEZ DE MARIGORTA MESA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antoniom.santos">Antonio Manuel Santos Rodriguez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sergio.salcedo">Sergio Salcedo Camara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sebastian.grao">Sebastián Grao Perera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carlosl.sanchez">Carlos Luis Sanchez Bocanegra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jantonio.campano.ext">Juan Antonio Campano Berlanga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enrique.encina">Enrique Encina Encina</text:a></text:p>
          </table:table-cell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FRANCISCO DE BORJA MANAS ALVAREZ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marcos.velasco">MARCOS VELASCO GONZALEZ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jorge.sanchez">JORGE SANCHEZ MARTIN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sergio.munoz.gonzalez">Sergio Muñoz Gonzalez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mangel.contioso.ext">Miguel Angel Contioso Conejo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rosa.torres">Rosa Maria Torres de Paz</text:a></text:p>
          </table:table-cell>
          <table:table-cell table:number-columns-repeated="4"/>
        </table:table-row>
        <table:table-row table:style-name="ro35">
          <table:table-cell table:number-columns-repeated="2"/>
          <table:table-cell table:style-name="ce217" office:value-type="string">
            <text:p><text:a xlink:href="https://redprofesional.juntadeandalucia.es/profile/eloy.sanz">Eloy Rafael Sanz Tapia</text:a></text:p>
          </table:table-cell>
          <table:table-cell table:number-columns-repeated="4"/>
        </table:table-row>
        <table:table-row table:style-name="ro7" table:number-rows-repeated="1048501">
          <table:table-cell table:number-columns-repeated="7"/>
        </table:table-row>
        <table:table-row table:style-name="ro7">
          <table:table-cell table:number-columns-repeated="7"/>
        </table:table-row>
      </table:table>
      <table:database-ranges>
        <table:database-range table:name="__Anonymous_Sheet_DB__0" table:target-range-address="'COMPLETAR - Nueva Lista'.A220:'COMPLETAR - Nueva Lista'.AMJ220"/>
        <table:database-range table:target-range-address="'COMPLETAR - Nueva Lista'.A1:'COMPLETAR - Nueva Lista'.U12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ewsGotT" svg:font-family="NewsGotT"/>
    <style:font-face style:name="Arial1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61P0" style:volatile="true">
      <number:day/>
      <number:text>-</number:text>
      <number:month number:textual="true"/>
      <number:text>-</number:text>
      <number:year number:style="long"/>
    </number:date-style>
    <number:text-style style:name="N161">
      <number:text-content/>
      <style:map style:condition="value()&gt;=0" style:apply-style-name="N161P0"/>
    </number:text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Sí</number:text>
    </number:number-style>
    <number:number-style style:name="N173P1" style:volatile="true">
      <number:text>Sí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Verdadero</number:text>
    </number:number-style>
    <number:number-style style:name="N175P1" style:volatile="true">
      <number:text>Verdadero</number:text>
    </number:number-style>
    <number:number-style style:name="N175">
      <number:text>Fals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vado</number:text>
    </number:number-style>
    <number:number-style style:name="N177P1" style:volatile="true">
      <number:text>Activado</number:text>
    </number:number-style>
    <number:number-style style:name="N177">
      <number:text>Desactivad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0" number:min-integer-digits="1" number:grouping="true"/>
      <number:text> </number:text>
    </number:number-style>
    <number:number-style style:name="N190P1" style:volatile="true">
      <number:text> $(</number:text>
      <number:number number:decimal-places="0" number:min-integer-digits="1" number:grouping="true"/>
      <number:text>)</number:text>
    </number:number-style>
    <number:number-style style:name="N190P2" style:volatile="true">
      <number:text> $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day-of-week/>
      <number:text> </number:text>
      <number:year/>
    </number:date-style>
    <number:date-style style:name="N199">
      <number:month number:textual="true"/>
      <number:text> </number:text>
      <number:year/>
    </number:date-style>
    <number:number-style style:name="N200">
      <number:number number:decimal-places="3" number:min-integer-digits="1"/>
    </number:number-style>
    <number:percentage-style style:name="N201">
      <number:number number:decimal-places="1" number:min-integer-digits="1"/>
      <number:text>%</number:text>
    </number:percentage-style>
    <number:number-style style:name="N202">
      <number:number number:decimal-places="4" number:min-integer-digits="1"/>
    </number:number-style>
    <number:number-style style:name="N203">
      <number:number number:decimal-places="5" number:min-integer-digits="1"/>
    </number:number-style>
    <number:currency-style style:name="N205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5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5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No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is" style:family="table-cell" style:parent-style-name="Default">
      <style:table-cell-properties fo:background-color="#b3b3b3"/>
    </style:style>
    <style:style style:name="es_5f_baja" style:display-name="es_baja" style:family="table-cell" style:parent-style-name="Default">
      <style:table-cell-properties fo:background-color="#ff3333"/>
      <style:text-properties style:text-line-through-style="none"/>
    </style:style>
    <style:style style:name="no_5f_baja" style:display-name="no_baja" style:family="table-cell" style:parent-style-name="Default">
      <style:table-cell-properties fo:background-color="#ffffff" style:text-align-source="fix" style:repeat-content="false" style:vertical-align="top"/>
      <style:paragraph-properties fo:text-align="start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30/03/2015</text:date>, <text:time>11:49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2" style:display-name="PageStyle_Hoja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" style:display-name="PageStyle_Hoja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4" style:display-name="PageStyle_Hoja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5" style:display-name="PageStyle_Hoja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6" style:display-name="PageStyle_Hoja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7" style:display-name="PageStyle_Hoja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8" style:display-name="PageStyle_Hoja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9" style:display-name="PageStyle_Hoja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0" style:display-name="PageStyle_Hoja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1" style:display-name="PageStyle_Hoja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2" style:display-name="PageStyle_Hoja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3" style:display-name="PageStyle_Hoja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4" style:display-name="PageStyle_Hoja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5" style:display-name="PageStyle_Hoja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6" style:display-name="PageStyle_Hoja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7" style:display-name="PageStyle_Hoja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8" style:display-name="PageStyle_Hoja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19" style:display-name="PageStyle_Hoja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0" style:display-name="PageStyle_Hoja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1" style:display-name="PageStyle_Hoja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2" style:display-name="PageStyle_Hoja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3" style:display-name="PageStyle_Hoja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4" style:display-name="PageStyle_Hoja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5" style:display-name="PageStyle_Hoja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6" style:display-name="PageStyle_Hoja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7" style:display-name="PageStyle_Hoja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8" style:display-name="PageStyle_Hoja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29" style:display-name="PageStyle_Hoja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0" style:display-name="PageStyle_Hoja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_20_31" style:display-name="PageStyle_Hoja1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2" style:display-name="PageStyle_Hoja1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3" style:display-name="PageStyle_Hoja1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4" style:display-name="PageStyle_Hoja1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5" style:display-name="PageStyle_Hoja1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6" style:display-name="PageStyle_Hoja1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37" style:display-name="PageStyle_Hoja1 3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8" style:display-name="PageStyle_Hoja1 3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39" style:display-name="PageStyle_Hoja1 3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0" style:display-name="PageStyle_Hoja1 4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1" style:display-name="PageStyle_Hoja1 4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2" style:display-name="PageStyle_Hoja1 4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3" style:display-name="PageStyle_Hoja1 4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4" style:display-name="PageStyle_Hoja1 4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5" style:display-name="PageStyle_Hoja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Hoja1_20_46" style:display-name="PageStyle_Hoja1 46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42:59.79</meta:creation-date>
    <dc:date>2015-03-30T11:49:55</dc:date>
    <meta:editing-duration>PT78H47M52S</meta:editing-duration>
    <meta:editing-cycles>472</meta:editing-cycles>
    <meta:generator>OpenOffice.org/3.2$Linux OpenOffice.org_project/320m12$Build-9483</meta:generator>
    <dc:creator>laura </dc:creator>
    <meta:document-statistic meta:table-count="2" meta:cell-count="4269" meta:object-count="0"/>
  </office:meta>
</office:document-meta>
</file>